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1319in" style:rel-column-width="28988*"/>
    </style:style>
    <style:style style:name="Table206.B" style:family="table-column">
      <style:table-column-properties style:column-width="3.9486in" style:rel-column-width="36547*"/>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4609*"/>
    </style:style>
    <style:style style:name="Table220.B" style:family="table-column">
      <style:table-column-properties style:column-width="3.8799in" style:rel-column-width="5587*"/>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4605*"/>
    </style:style>
    <style:style style:name="Table221.B" style:family="table-column">
      <style:table-column-properties style:column-width="3.8826in" style:rel-column-width="5591*"/>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Contents_20_Heading">
      <style:paragraph-properties fo:break-before="page"/>
    </style:style>
    <style:style style:name="P58" style:family="paragraph" style:parent-style-name="Snippet">
      <style:text-properties style:font-name="Courier New1"/>
    </style:style>
    <style:style style:name="P59" style:family="paragraph" style:parent-style-name="Snippet">
      <style:text-properties fo:font-weight="normal" style:font-weight-asian="normal" style:font-weight-complex="normal"/>
    </style:style>
    <style:style style:name="P60" style:family="paragraph" style:parent-style-name="Heading_20_3">
      <style:text-properties fo:font-weight="bold" style:font-weight-asian="bold" style:font-weight-complex="bold"/>
    </style:style>
    <style:style style:name="P61" style:family="paragraph" style:parent-style-name="Contents_20_1">
      <style:paragraph-properties>
        <style:tab-stops>
          <style:tab-stop style:position="7.0602in" style:type="right" style:leader-style="dotted" style:leader-text="."/>
        </style:tab-stops>
      </style:paragraph-properties>
    </style:style>
    <style:style style:name="P62" style:family="paragraph" style:parent-style-name="Contents_20_2">
      <style:paragraph-properties>
        <style:tab-stops>
          <style:tab-stop style:position="6.8839in" style:type="right"/>
        </style:tab-stops>
      </style:paragraph-properties>
    </style:style>
    <style:style style:name="P63" style:family="paragraph" style:parent-style-name="Index_20_1">
      <style:paragraph-properties>
        <style:tab-stops>
          <style:tab-stop style:position="7.0807in" style:type="right"/>
        </style:tab-stops>
      </style:paragraph-properties>
    </style:style>
    <style:style style:name="P64" style:family="paragraph" style:parent-style-name="Index_20_Separator">
      <style:paragraph-properties>
        <style:tab-stops/>
      </style:paragraph-properties>
    </style:style>
    <style:style style:name="P65" style:family="paragraph" style:parent-style-name="Heading_20_1">
      <style:paragraph-properties fo:text-align="justify" style:justify-single-word="false"/>
    </style:style>
    <style:style style:name="P66" style:family="paragraph" style:parent-style-name="Heading_20_1">
      <style:paragraph-properties fo:break-before="page"/>
    </style:style>
    <style:style style:name="P67" style:family="paragraph" style:parent-style-name="Table_20_Contents">
      <style:paragraph-properties fo:text-align="justify" style:justify-single-word="false"/>
    </style:style>
    <style:style style:name="P68" style:family="paragraph" style:parent-style-name="Table_20_Contents">
      <style:paragraph-properties fo:text-align="justify" style:justify-single-word="false"/>
      <style:text-properties fo:font-weight="bold" style:font-weight-asian="bold" style:font-weight-complex="bold"/>
    </style:style>
    <style:style style:name="P69" style:family="paragraph" style:parent-style-name="Snippet">
      <style:text-properties style:font-name="Courier New1"/>
    </style:style>
    <style:style style:name="P70" style:family="paragraph" style:parent-style-name="Text_20_body" style:master-page-name="Standard">
      <style:paragraph-properties style:page-number="auto"/>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paragraph-properties fo:text-align="justify" style:justify-single-word="false"/>
    </style:style>
    <style:style style:name="P74" style:family="paragraph" style:parent-style-name="Text_20_body" style:list-style-name="L3">
      <style:paragraph-properties fo:text-align="justify" style:justify-single-word="false"/>
    </style:style>
    <style:style style:name="P75" style:family="paragraph" style:parent-style-name="Text_20_body" style:list-style-name="L5">
      <style:paragraph-properties fo:text-align="justify" style:justify-single-word="false"/>
    </style:style>
    <style:style style:name="P76" style:family="paragraph" style:parent-style-name="Text_20_body" style:list-style-name="L1">
      <style:paragraph-properties fo:text-align="justify" style:justify-single-word="false"/>
    </style:style>
    <style:style style:name="P77" style:family="paragraph" style:parent-style-name="Text_20_body" style:list-style-name="L8">
      <style:paragraph-properties fo:text-align="justify" style:justify-single-word="false"/>
    </style:style>
    <style:style style:name="P78" style:family="paragraph" style:parent-style-name="Text_20_body" style:list-style-name="L10">
      <style:paragraph-properties fo:text-align="justify" style:justify-single-word="false"/>
    </style:style>
    <style:style style:name="P79" style:family="paragraph" style:parent-style-name="Text_20_body" style:list-style-name="L11">
      <style:paragraph-properties fo:text-align="justify" style:justify-single-word="false"/>
    </style:style>
    <style:style style:name="P80" style:family="paragraph" style:parent-style-name="Text_20_body" style:list-style-name="L13">
      <style:paragraph-properties fo:text-align="justify" style:justify-single-word="false"/>
    </style:style>
    <style:style style:name="P81" style:family="paragraph" style:parent-style-name="Text_20_body" style:list-style-name="L14">
      <style:paragraph-properties fo:text-align="justify" style:justify-single-word="false"/>
    </style:style>
    <style:style style:name="P82" style:family="paragraph" style:parent-style-name="Text_20_body" style:list-style-name="L15">
      <style:paragraph-properties fo:text-align="justify" style:justify-single-word="false"/>
    </style:style>
    <style:style style:name="P83" style:family="paragraph" style:parent-style-name="Text_20_body" style:list-style-name="L16">
      <style:paragraph-properties fo:text-align="justify" style:justify-single-word="false"/>
    </style:style>
    <style:style style:name="P84" style:family="paragraph" style:parent-style-name="Text_20_body" style:list-style-name="L17">
      <style:paragraph-properties fo:text-align="justify" style:justify-single-word="false"/>
    </style:style>
    <style:style style:name="P85" style:family="paragraph" style:parent-style-name="Text_20_body" style:list-style-name="L18">
      <style:paragraph-properties fo:text-align="justify" style:justify-single-word="false"/>
    </style:style>
    <style:style style:name="P86" style:family="paragraph" style:parent-style-name="Text_20_body" style:list-style-name="L19">
      <style:paragraph-properties fo:text-align="justify" style:justify-single-word="false"/>
    </style:style>
    <style:style style:name="P87" style:family="paragraph" style:parent-style-name="Text_20_body" style:list-style-name="L20">
      <style:paragraph-properties fo:text-align="justify" style:justify-single-word="false"/>
    </style:style>
    <style:style style:name="P88" style:family="paragraph" style:parent-style-name="Text_20_body" style:list-style-name="L21">
      <style:paragraph-properties fo:text-align="justify" style:justify-single-word="false"/>
    </style:style>
    <style:style style:name="P89" style:family="paragraph" style:parent-style-name="Text_20_body" style:list-style-name="L22">
      <style:paragraph-properties fo:text-align="justify" style:justify-single-word="false"/>
    </style:style>
    <style:style style:name="P90" style:family="paragraph" style:parent-style-name="Text_20_body" style:list-style-name="L23">
      <style:paragraph-properties fo:text-align="justify" style:justify-single-word="false"/>
    </style:style>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9"/>
    <style:style style:name="P96"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38691576" text:id="ct238691576">
          <text:insertion>
            <office:change-info>
              <dc:creator>Peter Camilleri</dc:creator>
              <dc:date>2015-04-25T23:41:00</dc:date>
            </office:change-info>
          </text:insertion>
        </text:changed-region>
        <text:changed-region xml:id="ct238691680" text:id="ct238691680">
          <text:insertion>
            <office:change-info>
              <dc:creator>Peter Camilleri</dc:creator>
              <dc:date>2015-04-25T23:42:00</dc:date>
            </office:change-info>
          </text:insertion>
        </text:changed-region>
        <text:changed-region xml:id="ct238700448" text:id="ct238700448">
          <text:insertion>
            <office:change-info>
              <dc:creator>Peter Camilleri</dc:creator>
              <dc:date>2015-04-26T13:40:00</dc:date>
            </office:change-info>
          </text:insertion>
        </text:changed-region>
        <text:changed-region xml:id="ct238700552" text:id="ct238700552">
          <text:insertion>
            <office:change-info>
              <dc:creator>Peter Camilleri</dc:creator>
              <dc:date>2015-04-26T13:39:00</dc:date>
            </office:change-info>
          </text:insertion>
        </text:changed-region>
        <text:changed-region xml:id="ct238700656" text:id="ct238700656">
          <text:insertion>
            <office:change-info>
              <dc:creator>Peter Camilleri</dc:creator>
              <dc:date>2015-04-26T13:40:00</dc:date>
            </office:change-info>
          </text:insertion>
        </text:changed-region>
        <text:changed-region xml:id="ct238701696" text:id="ct238701696">
          <text:insertion>
            <office:change-info>
              <dc:creator>Peter Camilleri</dc:creator>
              <dc:date>2015-04-26T13:46:00</dc:date>
            </office:change-info>
          </text:insertion>
        </text:changed-region>
        <text:changed-region xml:id="ct238701800" text:id="ct238701800">
          <text:insertion>
            <office:change-info>
              <dc:creator>Peter Camilleri</dc:creator>
              <dc:date>2015-04-26T13:47:00</dc:date>
            </office:change-info>
          </text:insertion>
        </text:changed-region>
        <text:changed-region xml:id="ct236919048" text:id="ct236919048">
          <text:insertion>
            <office:change-info>
              <dc:creator>Peter Camilleri</dc:creator>
              <dc:date>2015-04-25T13:09:00</dc:date>
            </office:change-info>
          </text:insertion>
        </text:changed-region>
        <text:changed-region xml:id="ct236919152" text:id="ct236919152">
          <text:insertion>
            <office:change-info>
              <dc:creator>Peter Camilleri</dc:creator>
              <dc:date>2015-04-25T13:10:00</dc:date>
            </office:change-info>
          </text:insertion>
        </text:changed-region>
        <text:changed-region xml:id="ct236919360" text:id="ct236919360">
          <text:insertion>
            <office:change-info>
              <dc:creator>Peter Camilleri</dc:creator>
              <dc:date>2015-04-25T13:11:00</dc:date>
            </office:change-info>
          </text:insertion>
        </text:changed-region>
        <text:changed-region xml:id="ct236919464" text:id="ct236919464">
          <text:deletion>
            <office:change-info>
              <dc:creator>Peter Camilleri</dc:creator>
              <dc:date>2015-04-25T13:26:00</dc:date>
            </office:change-info>
            <text:p text:style-name="Text_20_body">.even?</text:p>
          </text:deletion>
        </text:changed-region>
        <text:changed-region xml:id="ct236919568" text:id="ct236919568">
          <text:insertion>
            <office:change-info>
              <dc:creator>Peter Camilleri</dc:creator>
              <dc:date>2015-04-25T13:25:00</dc:date>
            </office:change-info>
          </text:insertion>
        </text:changed-region>
        <text:changed-region xml:id="ct236919672" text:id="ct236919672">
          <text:insertion>
            <office:change-info>
              <dc:creator>Peter Camilleri</dc:creator>
              <dc:date>2015-04-25T13:25:00</dc:date>
            </office:change-info>
          </text:insertion>
        </text:changed-region>
        <text:changed-region xml:id="ct236919776" text:id="ct236919776">
          <text:insertion>
            <office:change-info>
              <dc:creator>Peter Camilleri</dc:creator>
              <dc:date>2015-04-25T13:25:00</dc:date>
            </office:change-info>
          </text:insertion>
        </text:changed-region>
        <text:changed-region xml:id="ct236919880" text:id="ct236919880">
          <text:insertion>
            <office:change-info>
              <dc:creator>Peter Camilleri</dc:creator>
              <dc:date>2015-04-25T13:25:00</dc:date>
            </office:change-info>
          </text:insertion>
        </text:changed-region>
        <text:changed-region xml:id="ct236919984" text:id="ct236919984">
          <text:insertion>
            <office:change-info>
              <dc:creator>Peter Camilleri</dc:creator>
              <dc:date>2015-04-25T13:25:00</dc:date>
            </office:change-info>
          </text:insertion>
        </text:changed-region>
        <text:changed-region xml:id="ct236920088" text:id="ct236920088">
          <text:insertion>
            <office:change-info>
              <dc:creator>Peter Camilleri</dc:creator>
              <dc:date>2015-04-25T13:27:00</dc:date>
            </office:change-info>
          </text:insertion>
        </text:changed-region>
        <text:changed-region xml:id="ct236920192" text:id="ct236920192">
          <text:insertion>
            <office:change-info>
              <dc:creator>Peter Camilleri</dc:creator>
              <dc:date>2015-04-25T13:27:00</dc:date>
            </office:change-info>
          </text:insertion>
        </text:changed-region>
        <text:changed-region xml:id="ct236920296" text:id="ct236920296">
          <text:deletion>
            <office:change-info>
              <dc:creator>Peter Camilleri</dc:creator>
              <dc:date>2015-04-25T13:29:00</dc:date>
            </office:change-info>
            <text:p text:style-name="Text_20_body">.gcd</text:p>
          </text:deletion>
        </text:changed-region>
        <text:changed-region xml:id="ct236920400" text:id="ct236920400">
          <text:insertion>
            <office:change-info>
              <dc:creator>Peter Camilleri</dc:creator>
              <dc:date>2015-04-25T13:25:00</dc:date>
            </office:change-info>
          </text:insertion>
        </text:changed-region>
        <text:changed-region xml:id="ct236920504" text:id="ct236920504">
          <text:deletion>
            <office:change-info>
              <dc:creator>Peter Camilleri</dc:creator>
              <dc:date>2015-04-25T13:31:00</dc:date>
            </office:change-info>
            <text:p text:style-name="Text_20_body">.lcm</text:p>
          </text:deletion>
        </text:changed-region>
        <text:changed-region xml:id="ct236920608" text:id="ct236920608">
          <text:insertion>
            <office:change-info>
              <dc:creator>Peter Camilleri</dc:creator>
              <dc:date>2015-04-25T13:25:00</dc:date>
            </office:change-info>
          </text:insertion>
        </text:changed-region>
        <text:changed-region xml:id="ct236920816" text:id="ct236920816">
          <text:deletion>
            <office:change-info>
              <dc:creator>Peter Camilleri</dc:creator>
              <dc:date>2015-04-25T13:37:00</dc:date>
            </office:change-info>
            <text:p text:style-name="Text_20_body">.odd?</text:p>
          </text:deletion>
        </text:changed-region>
        <text:changed-region xml:id="ct236920712" text:id="ct236920712">
          <text:deletion>
            <office:change-info>
              <dc:creator>Peter Camilleri</dc:creator>
              <dc:date>2015-04-25T13:39:00</dc:date>
            </office:change-info>
            <text:p text:style-name="Text_20_body"/>
            <text:p text:style-name="Text_20_body"/>
          </text:deletion>
        </text:changed-region>
        <text:changed-region xml:id="ct236920920" text:id="ct236920920">
          <text:insertion>
            <office:change-info>
              <dc:creator>Peter Camilleri</dc:creator>
              <dc:date>2015-04-25T13:25:00</dc:date>
            </office:change-info>
          </text:insertion>
        </text:changed-region>
        <text:changed-region xml:id="ct236921024" text:id="ct236921024">
          <text:deletion>
            <office:change-info>
              <dc:creator>Peter Camilleri</dc:creator>
              <dc:date>2015-04-25T13:41:00</dc:date>
            </office:change-info>
            <text:p text:style-name="Text_20_body">2*</text:p>
          </text:deletion>
        </text:changed-region>
        <text:changed-region xml:id="ct236921128" text:id="ct236921128">
          <text:insertion>
            <office:change-info>
              <dc:creator>Peter Camilleri</dc:creator>
              <dc:date>2015-04-25T13:24:00</dc:date>
            </office:change-info>
          </text:insertion>
        </text:changed-region>
        <text:changed-region xml:id="ct236921232" text:id="ct236921232">
          <text:insertion>
            <office:change-info>
              <dc:creator>Peter Camilleri</dc:creator>
              <dc:date>2015-04-25T13:25:00</dc:date>
            </office:change-info>
          </text:insertion>
        </text:changed-region>
        <text:changed-region xml:id="ct236921336" text:id="ct236921336">
          <text:insertion>
            <office:change-info>
              <dc:creator>Peter Camilleri</dc:creator>
              <dc:date>2015-04-25T13:42:00</dc:date>
            </office:change-info>
          </text:insertion>
        </text:changed-region>
        <text:changed-region xml:id="ct236921440" text:id="ct236921440">
          <text:insertion>
            <office:change-info>
              <dc:creator>Peter Camilleri</dc:creator>
              <dc:date>2015-04-25T13:25:00</dc:date>
            </office:change-info>
          </text:insertion>
        </text:changed-region>
        <text:changed-region xml:id="ct236921544" text:id="ct236921544">
          <text:insertion>
            <office:change-info>
              <dc:creator>Peter Camilleri</dc:creator>
              <dc:date>2015-04-25T13:25:00</dc:date>
            </office:change-info>
          </text:insertion>
        </text:changed-region>
        <text:changed-region xml:id="ct236921648" text:id="ct236921648">
          <text:insertion>
            <office:change-info>
              <dc:creator>Peter Camilleri</dc:creator>
              <dc:date>2015-04-25T13:42:00</dc:date>
            </office:change-info>
          </text:insertion>
        </text:changed-region>
        <text:changed-region xml:id="ct236921752" text:id="ct236921752">
          <text:insertion>
            <office:change-info>
              <dc:creator>Peter Camilleri</dc:creator>
              <dc:date>2015-04-25T13:42:00</dc:date>
            </office:change-info>
          </text:insertion>
        </text:changed-region>
        <text:changed-region xml:id="ct236921856" text:id="ct236921856">
          <text:deletion>
            <office:change-info>
              <dc:creator>Peter Camilleri</dc:creator>
              <dc:date>2015-04-25T13:42:00</dc:date>
            </office:change-info>
            <text:p text:style-name="Text_20_body">2/</text:p>
          </text:deletion>
        </text:changed-region>
        <text:changed-region xml:id="ct238687728" text:id="ct238687728">
          <text:insertion>
            <office:change-info>
              <dc:creator>Peter Camilleri</dc:creator>
              <dc:date>2015-04-25T13:25:00</dc:date>
            </office:change-info>
          </text:insertion>
        </text:changed-region>
        <text:changed-region xml:id="ct238687832" text:id="ct238687832">
          <text:deletion>
            <office:change-info>
              <dc:creator>Peter Camilleri</dc:creator>
              <dc:date>2015-04-25T13:46:00</dc:date>
            </office:change-info>
            <text:p text:style-name="Standard"/>
            <text:p text:style-name="Text_20_body">&lt;&lt;</text:p>
          </text:deletion>
        </text:changed-region>
        <text:changed-region xml:id="ct238687936" text:id="ct238687936">
          <text:insertion>
            <office:change-info>
              <dc:creator>Peter Camilleri</dc:creator>
              <dc:date>2015-04-25T13:25:00</dc:date>
            </office:change-info>
          </text:insertion>
        </text:changed-region>
        <text:changed-region xml:id="ct238688040" text:id="ct238688040">
          <text:deletion>
            <office:change-info>
              <dc:creator>Peter Camilleri</dc:creator>
              <dc:date>2015-04-25T13:55:00</dc:date>
            </office:change-info>
            <text:p text:style-name="Standard"/>
            <text:p text:style-name="Text_20_body">&gt;&gt;</text:p>
          </text:deletion>
        </text:changed-region>
        <text:changed-region xml:id="ct238688144" text:id="ct238688144">
          <text:insertion>
            <office:change-info>
              <dc:creator>Peter Camilleri</dc:creator>
              <dc:date>2015-04-25T13:25:00</dc:date>
            </office:change-info>
          </text:insertion>
        </text:changed-region>
        <text:changed-region xml:id="ct238688248" text:id="ct238688248">
          <text:deletion>
            <office:change-info>
              <dc:creator>Peter Camilleri</dc:creator>
              <dc:date>2015-04-25T14:29:00</dc:date>
            </office:change-info>
            <text:p text:style-name="Standard"/>
            <text:p text:style-name="Text_20_body">and</text:p>
          </text:deletion>
        </text:changed-region>
        <text:changed-region xml:id="ct238688352" text:id="ct238688352">
          <text:insertion>
            <office:change-info>
              <dc:creator>Peter Camilleri</dc:creator>
              <dc:date>2015-04-25T13:25:00</dc:date>
            </office:change-info>
          </text:insertion>
        </text:changed-region>
        <text:changed-region xml:id="ct238688456" text:id="ct238688456">
          <text:deletion>
            <office:change-info>
              <dc:creator>Peter Camilleri</dc:creator>
              <dc:date>2015-04-25T14:31:00</dc:date>
            </office:change-info>
            <text:p text:style-name="Text_20_body"/>
            <text:p text:style-name="Text_20_body">com</text:p>
          </text:deletion>
        </text:changed-region>
        <text:changed-region xml:id="ct238688560" text:id="ct238688560">
          <text:insertion>
            <office:change-info>
              <dc:creator>Peter Camilleri</dc:creator>
              <dc:date>2015-04-25T13:25:00</dc:date>
            </office:change-info>
          </text:insertion>
        </text:changed-region>
        <text:changed-region xml:id="ct238688664" text:id="ct238688664">
          <text:deletion>
            <office:change-info>
              <dc:creator>Peter Camilleri</dc:creator>
              <dc:date>2015-04-25T14:33:00</dc:date>
            </office:change-info>
            <text:p text:style-name="Text_20_body"/>
            <text:p text:style-name="Text_20_body">or</text:p>
          </text:deletion>
        </text:changed-region>
        <text:changed-region xml:id="ct238688768" text:id="ct238688768">
          <text:insertion>
            <office:change-info>
              <dc:creator>Peter Camilleri</dc:creator>
              <dc:date>2015-04-25T13:25:00</dc:date>
            </office:change-info>
          </text:insertion>
        </text:changed-region>
        <text:changed-region xml:id="ct238688872" text:id="ct238688872">
          <text:insertion>
            <office:change-info>
              <dc:creator>Peter Camilleri</dc:creator>
              <dc:date>2015-04-25T14:34:00</dc:date>
            </office:change-info>
          </text:insertion>
        </text:changed-region>
        <text:changed-region xml:id="ct238688976" text:id="ct238688976">
          <text:insertion>
            <office:change-info>
              <dc:creator>Peter Camilleri</dc:creator>
              <dc:date>2015-04-25T13:25:00</dc:date>
            </office:change-info>
          </text:insertion>
        </text:changed-region>
        <text:changed-region xml:id="ct238689080" text:id="ct238689080">
          <text:insertion>
            <office:change-info>
              <dc:creator>Peter Camilleri</dc:creator>
              <dc:date>2015-04-25T13:25:00</dc:date>
            </office:change-info>
          </text:insertion>
        </text:changed-region>
        <text:changed-region xml:id="ct238689184" text:id="ct238689184">
          <text:insertion>
            <office:change-info>
              <dc:creator>Peter Camilleri</dc:creator>
              <dc:date>2015-04-25T14:35:00</dc:date>
            </office:change-info>
          </text:insertion>
        </text:changed-region>
        <text:changed-region xml:id="ct238689288" text:id="ct238689288">
          <text:insertion>
            <office:change-info>
              <dc:creator>Peter Camilleri</dc:creator>
              <dc:date>2015-04-25T14:35:00</dc:date>
            </office:change-info>
          </text:insertion>
        </text:changed-region>
        <text:changed-region xml:id="ct238689392" text:id="ct238689392">
          <text:deletion>
            <office:change-info>
              <dc:creator>Peter Camilleri</dc:creator>
              <dc:date>2015-04-25T14:35:00</dc:date>
            </office:change-info>
            <text:p text:style-name="Standard"/>
            <text:p text:style-name="Text_20_body">xor</text:p>
          </text:deletion>
        </text:changed-region>
        <text:changed-region xml:id="ct238689496" text:id="ct238689496">
          <text:insertion>
            <office:change-info>
              <dc:creator>Peter Camilleri</dc:creator>
              <dc:date>2015-04-25T13:25:00</dc:date>
            </office:change-info>
          </text:insertion>
        </text:changed-region>
        <text:changed-region xml:id="ct238689600" text:id="ct238689600">
          <text:insertion>
            <office:change-info>
              <dc:creator>Peter Camilleri</dc:creator>
              <dc:date>2015-04-25T15:11:00</dc:date>
            </office:change-info>
          </text:insertion>
        </text:changed-region>
        <text:changed-region xml:id="ct238689704" text:id="ct238689704">
          <text:insertion>
            <office:change-info>
              <dc:creator>Peter Camilleri</dc:creator>
              <dc:date>2015-04-25T15:09:00</dc:date>
            </office:change-info>
          </text:insertion>
        </text:changed-region>
        <text:changed-region xml:id="ct238689808" text:id="ct238689808">
          <text:insertion>
            <office:change-info>
              <dc:creator>Peter Camilleri</dc:creator>
              <dc:date>2015-04-25T15:09:00</dc:date>
            </office:change-info>
          </text:insertion>
        </text:changed-region>
        <text:changed-region xml:id="ct238689912" text:id="ct238689912">
          <text:insertion>
            <office:change-info>
              <dc:creator>Peter Camilleri</dc:creator>
              <dc:date>2015-04-25T15:09:00</dc:date>
            </office:change-info>
          </text:insertion>
        </text:changed-region>
        <text:changed-region xml:id="ct238690016" text:id="ct238690016">
          <text:insertion>
            <office:change-info>
              <dc:creator>Peter Camilleri</dc:creator>
              <dc:date>2015-04-25T15:10:00</dc:date>
            </office:change-info>
          </text:insertion>
        </text:changed-region>
        <text:changed-region xml:id="ct238690120" text:id="ct238690120">
          <text:insertion>
            <office:change-info>
              <dc:creator>Peter Camilleri</dc:creator>
              <dc:date>2015-04-25T15:10:00</dc:date>
            </office:change-info>
          </text:insertion>
        </text:changed-region>
        <text:changed-region xml:id="ct238690224" text:id="ct238690224">
          <text:insertion>
            <office:change-info>
              <dc:creator>Peter Camilleri</dc:creator>
              <dc:date>2015-04-25T15:10:00</dc:date>
            </office:change-info>
          </text:insertion>
        </text:changed-region>
        <text:changed-region xml:id="ct238690328" text:id="ct238690328">
          <text:insertion>
            <office:change-info>
              <dc:creator>Peter Camilleri</dc:creator>
              <dc:date>2015-04-25T15:10:00</dc:date>
            </office:change-info>
          </text:insertion>
        </text:changed-region>
        <text:changed-region xml:id="ct238690432" text:id="ct238690432">
          <text:insertion>
            <office:change-info>
              <dc:creator>Peter Camilleri</dc:creator>
              <dc:date>2015-04-25T15:10:00</dc:date>
            </office:change-info>
          </text:insertion>
        </text:changed-region>
        <text:changed-region xml:id="ct238690536" text:id="ct238690536">
          <text:insertion>
            <office:change-info>
              <dc:creator>Peter Camilleri</dc:creator>
              <dc:date>2015-04-25T15:10:00</dc:date>
            </office:change-info>
          </text:insertion>
        </text:changed-region>
        <text:changed-region xml:id="ct238690640" text:id="ct238690640">
          <text:insertion>
            <office:change-info>
              <dc:creator>Peter Camilleri</dc:creator>
              <dc:date>2015-04-25T15:10:00</dc:date>
            </office:change-info>
          </text:insertion>
        </text:changed-region>
        <text:changed-region xml:id="ct238690744" text:id="ct238690744">
          <text:insertion>
            <office:change-info>
              <dc:creator>Peter Camilleri</dc:creator>
              <dc:date>2015-04-25T15:10:00</dc:date>
            </office:change-info>
          </text:insertion>
        </text:changed-region>
        <text:changed-region xml:id="ct238690848" text:id="ct238690848">
          <text:deletion>
            <office:change-info>
              <dc:creator>Peter Camilleri</dc:creator>
              <dc:date>2015-04-25T17:35:00</dc:date>
            </office:change-info>
            <text:p text:style-name="P1">Ipsum lorem</text:p>
          </text:deletion>
        </text:changed-region>
        <text:changed-region xml:id="ct238690952" text:id="ct238690952">
          <text:insertion>
            <office:change-info>
              <dc:creator>Peter Camilleri</dc:creator>
              <dc:date>2015-04-25T17:35:00</dc:date>
            </office:change-info>
          </text:insertion>
        </text:changed-region>
        <text:changed-region xml:id="ct238691056" text:id="ct238691056">
          <text:insertion>
            <office:change-info>
              <dc:creator>Peter Camilleri</dc:creator>
              <dc:date>2015-04-25T17:36:00</dc:date>
            </office:change-info>
          </text:insertion>
        </text:changed-region>
        <text:changed-region xml:id="ct238691160" text:id="ct238691160">
          <text:insertion>
            <office:change-info>
              <dc:creator>Peter Camilleri</dc:creator>
              <dc:date>2015-04-25T17:37:00</dc:date>
            </office:change-info>
          </text:insertion>
        </text:changed-region>
        <text:changed-region xml:id="ct238691264" text:id="ct238691264">
          <text:insertion>
            <office:change-info>
              <dc:creator>Peter Camilleri</dc:creator>
              <dc:date>2015-04-25T18:11:00</dc:date>
            </office:change-info>
          </text:insertion>
        </text:changed-region>
        <text:changed-region xml:id="ct238691368" text:id="ct238691368">
          <text:insertion>
            <office:change-info>
              <dc:creator>Peter Camilleri</dc:creator>
              <dc:date>2015-04-25T18:12:00</dc:date>
            </office:change-info>
          </text:insertion>
        </text:changed-region>
        <text:changed-region xml:id="ct238691472" text:id="ct238691472">
          <text:insertion>
            <office:change-info>
              <dc:creator>Peter Camilleri</dc:creator>
              <dc:date>2015-04-25T18:14:00</dc:date>
            </office:change-info>
          </text:insertion>
        </text:changed-region>
        <text:changed-region xml:id="ct238691824" text:id="ct238691824">
          <text:insertion>
            <office:change-info>
              <dc:creator>Peter Camilleri</dc:creator>
              <dc:date>2015-04-25T18:13:00</dc:date>
            </office:change-info>
          </text:insertion>
        </text:changed-region>
        <text:changed-region xml:id="ct238691928" text:id="ct238691928">
          <text:deletion>
            <office:change-info>
              <dc:creator>Peter Camilleri</dc:creator>
              <dc:date>2015-04-25T17:45:00</dc:date>
            </office:change-info>
            <text:p text:style-name="Text_20_body"/>
            <text:p text:style-name="Text_20_body">*</text:p>
          </text:deletion>
        </text:changed-region>
        <text:changed-region xml:id="ct238692032" text:id="ct238692032">
          <text:insertion>
            <office:change-info>
              <dc:creator>Peter Camilleri</dc:creator>
              <dc:date>2015-04-25T17:38:00</dc:date>
            </office:change-info>
          </text:insertion>
        </text:changed-region>
        <text:changed-region xml:id="ct238692136" text:id="ct238692136">
          <text:deletion>
            <office:change-info>
              <dc:creator>Peter Camilleri</dc:creator>
              <dc:date>2015-04-25T18:16:00</dc:date>
            </office:change-info>
            <text:p text:style-name="Standard"/>
            <text:p text:style-name="Text_20_body">**</text:p>
          </text:deletion>
        </text:changed-region>
        <text:changed-region xml:id="ct238692240" text:id="ct238692240">
          <text:insertion>
            <office:change-info>
              <dc:creator>Peter Camilleri</dc:creator>
              <dc:date>2015-04-25T17:38:00</dc:date>
            </office:change-info>
          </text:insertion>
        </text:changed-region>
        <text:changed-region xml:id="ct238692344" text:id="ct238692344">
          <text:insertion>
            <office:change-info>
              <dc:creator>Peter Camilleri</dc:creator>
              <dc:date>2015-04-25T22:45:00</dc:date>
            </office:change-info>
          </text:insertion>
        </text:changed-region>
        <text:changed-region xml:id="ct238692448" text:id="ct238692448">
          <text:insertion>
            <office:change-info>
              <dc:creator>Peter Camilleri</dc:creator>
              <dc:date>2015-04-25T22:46:00</dc:date>
            </office:change-info>
          </text:insertion>
        </text:changed-region>
        <text:changed-region xml:id="ct238692552" text:id="ct238692552">
          <text:insertion>
            <office:change-info>
              <dc:creator>Peter Camilleri</dc:creator>
              <dc:date>2015-04-25T17:38:00</dc:date>
            </office:change-info>
          </text:insertion>
        </text:changed-region>
        <text:changed-region xml:id="ct238692656" text:id="ct238692656">
          <text:insertion>
            <office:change-info>
              <dc:creator>Peter Camilleri</dc:creator>
              <dc:date>2015-04-25T17:38:00</dc:date>
            </office:change-info>
          </text:insertion>
        </text:changed-region>
        <text:changed-region xml:id="ct238692760" text:id="ct238692760">
          <text:insertion>
            <office:change-info>
              <dc:creator>Peter Camilleri</dc:creator>
              <dc:date>2015-04-25T17:38:00</dc:date>
            </office:change-info>
          </text:insertion>
        </text:changed-region>
        <text:changed-region xml:id="ct238692864" text:id="ct238692864">
          <text:insertion>
            <office:change-info>
              <dc:creator>Peter Camilleri</dc:creator>
              <dc:date>2015-04-25T17:38:00</dc:date>
            </office:change-info>
          </text:insertion>
        </text:changed-region>
        <text:changed-region xml:id="ct238692968" text:id="ct238692968">
          <text:insertion>
            <office:change-info>
              <dc:creator>Peter Camilleri</dc:creator>
              <dc:date>2015-04-25T17:38:00</dc:date>
            </office:change-info>
          </text:insertion>
        </text:changed-region>
        <text:changed-region xml:id="ct238693072" text:id="ct238693072">
          <text:insertion>
            <office:change-info>
              <dc:creator>Peter Camilleri</dc:creator>
              <dc:date>2015-04-25T17:38:00</dc:date>
            </office:change-info>
          </text:insertion>
        </text:changed-region>
        <text:changed-region xml:id="ct238693176" text:id="ct238693176">
          <text:insertion>
            <office:change-info>
              <dc:creator>Peter Camilleri</dc:creator>
              <dc:date>2015-04-25T17:38:00</dc:date>
            </office:change-info>
          </text:insertion>
        </text:changed-region>
        <text:changed-region xml:id="ct238693280" text:id="ct238693280">
          <text:insertion>
            <office:change-info>
              <dc:creator>Peter Camilleri</dc:creator>
              <dc:date>2015-04-25T22:38:00</dc:date>
            </office:change-info>
          </text:insertion>
        </text:changed-region>
        <text:changed-region xml:id="ct238693384" text:id="ct238693384">
          <text:insertion>
            <office:change-info>
              <dc:creator>Peter Camilleri</dc:creator>
              <dc:date>2015-04-25T22:38:00</dc:date>
            </office:change-info>
          </text:insertion>
        </text:changed-region>
        <text:changed-region xml:id="ct238693488" text:id="ct238693488">
          <text:deletion>
            <office:change-info>
              <dc:creator>Peter Camilleri</dc:creator>
              <dc:date>2015-04-25T22:48:00</dc:date>
            </office:change-info>
            <text:p text:style-name="Text_20_body">+</text:p>
          </text:deletion>
        </text:changed-region>
        <text:changed-region xml:id="ct238693592" text:id="ct238693592">
          <text:insertion>
            <office:change-info>
              <dc:creator>Peter Camilleri</dc:creator>
              <dc:date>2015-04-25T17:38:00</dc:date>
            </office:change-info>
          </text:insertion>
        </text:changed-region>
        <text:changed-region xml:id="ct238693696" text:id="ct238693696">
          <text:insertion>
            <office:change-info>
              <dc:creator>Peter Camilleri</dc:creator>
              <dc:date>2015-04-25T17:38:00</dc:date>
            </office:change-info>
          </text:insertion>
        </text:changed-region>
        <text:changed-region xml:id="ct238693800" text:id="ct238693800">
          <text:insertion>
            <office:change-info>
              <dc:creator>Peter Camilleri</dc:creator>
              <dc:date>2015-04-25T17:38:00</dc:date>
            </office:change-info>
          </text:insertion>
        </text:changed-region>
        <text:changed-region xml:id="ct238693904" text:id="ct238693904">
          <text:insertion>
            <office:change-info>
              <dc:creator>Peter Camilleri</dc:creator>
              <dc:date>2015-04-25T17:38:00</dc:date>
            </office:change-info>
          </text:insertion>
        </text:changed-region>
        <text:changed-region xml:id="ct238694008" text:id="ct238694008">
          <text:insertion>
            <office:change-info>
              <dc:creator>Peter Camilleri</dc:creator>
              <dc:date>2015-04-25T17:38:00</dc:date>
            </office:change-info>
          </text:insertion>
        </text:changed-region>
        <text:changed-region xml:id="ct238694112" text:id="ct238694112">
          <text:insertion>
            <office:change-info>
              <dc:creator>Peter Camilleri</dc:creator>
              <dc:date>2015-04-26T10:10:00</dc:date>
            </office:change-info>
          </text:insertion>
        </text:changed-region>
        <text:changed-region xml:id="ct238694216" text:id="ct238694216">
          <text:insertion>
            <office:change-info>
              <dc:creator>Peter Camilleri</dc:creator>
              <dc:date>2015-04-26T10:10:00</dc:date>
            </office:change-info>
          </text:insertion>
        </text:changed-region>
        <text:changed-region xml:id="ct238694320" text:id="ct238694320">
          <text:insertion>
            <office:change-info>
              <dc:creator>Peter Camilleri</dc:creator>
              <dc:date>2015-04-25T17:38:00</dc:date>
            </office:change-info>
          </text:insertion>
        </text:changed-region>
        <text:changed-region xml:id="ct238694424" text:id="ct238694424">
          <text:insertion>
            <office:change-info>
              <dc:creator>Peter Camilleri</dc:creator>
              <dc:date>2015-04-26T10:09:00</dc:date>
            </office:change-info>
          </text:insertion>
        </text:changed-region>
        <text:changed-region xml:id="ct238694528" text:id="ct238694528">
          <text:insertion>
            <office:change-info>
              <dc:creator>Peter Camilleri</dc:creator>
              <dc:date>2015-04-26T10:09:00</dc:date>
            </office:change-info>
          </text:insertion>
        </text:changed-region>
        <text:changed-region xml:id="ct238694632" text:id="ct238694632">
          <text:insertion>
            <office:change-info>
              <dc:creator>Peter Camilleri</dc:creator>
              <dc:date>2015-04-26T10:09:00</dc:date>
            </office:change-info>
          </text:insertion>
        </text:changed-region>
        <text:changed-region xml:id="ct238694736" text:id="ct238694736">
          <text:insertion>
            <office:change-info>
              <dc:creator>Peter Camilleri</dc:creator>
              <dc:date>2015-04-26T10:11:00</dc:date>
            </office:change-info>
          </text:insertion>
        </text:changed-region>
        <text:changed-region xml:id="ct238694840" text:id="ct238694840">
          <text:insertion>
            <office:change-info>
              <dc:creator>Peter Camilleri</dc:creator>
              <dc:date>2015-04-26T10:10:00</dc:date>
            </office:change-info>
          </text:insertion>
        </text:changed-region>
        <text:changed-region xml:id="ct238694944" text:id="ct238694944">
          <text:deletion>
            <office:change-info>
              <dc:creator>Peter Camilleri</dc:creator>
              <dc:date>2015-04-25T22:49:00</dc:date>
            </office:change-info>
            <text:p text:style-name="Text_20_body"/>
            <text:p text:style-name="Text_20_body">-</text:p>
          </text:deletion>
        </text:changed-region>
        <text:changed-region xml:id="ct238695048" text:id="ct238695048">
          <text:insertion>
            <office:change-info>
              <dc:creator>Peter Camilleri</dc:creator>
              <dc:date>2015-04-25T17:38:00</dc:date>
            </office:change-info>
          </text:insertion>
        </text:changed-region>
        <text:changed-region xml:id="ct238695256" text:id="ct238695256">
          <text:deletion>
            <office:change-info>
              <dc:creator>Peter Camilleri</dc:creator>
              <dc:date>2015-04-25T22:50:00</dc:date>
            </office:change-info>
            <text:p text:style-name="Text_20_body"/>
            <text:p text:style-name="Text_20_body"/>
          </text:deletion>
        </text:changed-region>
        <text:changed-region xml:id="ct238695152" text:id="ct238695152">
          <text:deletion>
            <office:change-info>
              <dc:creator>Peter Camilleri</dc:creator>
              <dc:date>2015-04-25T22:49:00</dc:date>
            </office:change-info>
            <text:p text:style-name="Text_20_body">.1/x</text:p>
          </text:deletion>
        </text:changed-region>
        <text:changed-region xml:id="ct238695360" text:id="ct238695360">
          <text:insertion>
            <office:change-info>
              <dc:creator>Peter Camilleri</dc:creator>
              <dc:date>2015-04-25T17:38:00</dc:date>
            </office:change-info>
          </text:insertion>
        </text:changed-region>
        <text:changed-region xml:id="ct238695464" text:id="ct238695464">
          <text:deletion>
            <office:change-info>
              <dc:creator>Peter Camilleri</dc:creator>
              <dc:date>2015-04-25T22:52:00</dc:date>
            </office:change-info>
            <text:p text:style-name="Text_20_body"/>
            <text:p text:style-name="Text_20_body">.10**</text:p>
          </text:deletion>
        </text:changed-region>
        <text:changed-region xml:id="ct238695568" text:id="ct238695568">
          <text:insertion>
            <office:change-info>
              <dc:creator>Peter Camilleri</dc:creator>
              <dc:date>2015-04-25T17:38:00</dc:date>
            </office:change-info>
          </text:insertion>
        </text:changed-region>
        <text:changed-region xml:id="ct238695672" text:id="ct238695672">
          <text:deletion>
            <office:change-info>
              <dc:creator>Peter Camilleri</dc:creator>
              <dc:date>2015-04-25T23:06:00</dc:date>
            </office:change-info>
            <text:p text:style-name="Text_20_body"/>
            <text:p text:style-name="Text_20_body">.2**</text:p>
          </text:deletion>
        </text:changed-region>
        <text:changed-region xml:id="ct238695776" text:id="ct238695776">
          <text:insertion>
            <office:change-info>
              <dc:creator>Peter Camilleri</dc:creator>
              <dc:date>2015-04-25T17:38:00</dc:date>
            </office:change-info>
          </text:insertion>
        </text:changed-region>
        <text:changed-region xml:id="ct238700032" text:id="ct238700032">
          <text:deletion>
            <office:change-info>
              <dc:creator>Peter Camilleri</dc:creator>
              <dc:date>2015-04-25T23:07:00</dc:date>
            </office:change-info>
            <text:p text:style-name="Text_20_body"/>
            <text:p text:style-name="Text_20_body"/>
          </text:deletion>
        </text:changed-region>
        <text:changed-region xml:id="ct238699928" text:id="ct238699928">
          <text:deletion>
            <office:change-info>
              <dc:creator>Peter Camilleri</dc:creator>
              <dc:date>2015-04-25T23:06:00</dc:date>
            </office:change-info>
            <text:p text:style-name="Text_20_body">.abs</text:p>
          </text:deletion>
        </text:changed-region>
        <text:changed-region xml:id="ct238700136" text:id="ct238700136">
          <text:insertion>
            <office:change-info>
              <dc:creator>Peter Camilleri</dc:creator>
              <dc:date>2015-04-25T17:38:00</dc:date>
            </office:change-info>
          </text:insertion>
        </text:changed-region>
        <text:changed-region xml:id="ct238700240" text:id="ct238700240">
          <text:deletion>
            <office:change-info>
              <dc:creator>Peter Camilleri</dc:creator>
              <dc:date>2015-04-25T23:07:00</dc:date>
            </office:change-info>
            <text:p text:style-name="Text_20_body"/>
            <text:p text:style-name="Text_20_body">.acos</text:p>
          </text:deletion>
        </text:changed-region>
        <text:changed-region xml:id="ct238700344" text:id="ct238700344">
          <text:insertion>
            <office:change-info>
              <dc:creator>Peter Camilleri</dc:creator>
              <dc:date>2015-04-25T17:38:00</dc:date>
            </office:change-info>
          </text:insertion>
        </text:changed-region>
        <text:changed-region xml:id="ct238700760" text:id="ct238700760">
          <text:insertion>
            <office:change-info>
              <dc:creator>Peter Camilleri</dc:creator>
              <dc:date>2015-04-26T13:39:00</dc:date>
            </office:change-info>
          </text:insertion>
        </text:changed-region>
        <text:changed-region xml:id="ct238700864" text:id="ct238700864">
          <text:insertion>
            <office:change-info>
              <dc:creator>Peter Camilleri</dc:creator>
              <dc:date>2015-04-26T13:38:00</dc:date>
            </office:change-info>
          </text:insertion>
        </text:changed-region>
        <text:changed-region xml:id="ct238700968" text:id="ct238700968">
          <text:insertion>
            <office:change-info>
              <dc:creator>Peter Camilleri</dc:creator>
              <dc:date>2015-04-25T17:38:00</dc:date>
            </office:change-info>
          </text:insertion>
        </text:changed-region>
        <text:changed-region xml:id="ct238701072" text:id="ct238701072">
          <text:insertion>
            <office:change-info>
              <dc:creator>Peter Camilleri</dc:creator>
              <dc:date>2015-04-25T17:38:00</dc:date>
            </office:change-info>
          </text:insertion>
        </text:changed-region>
        <text:changed-region xml:id="ct238701176" text:id="ct238701176">
          <text:insertion>
            <office:change-info>
              <dc:creator>Peter Camilleri</dc:creator>
              <dc:date>2015-04-26T13:45:00</dc:date>
            </office:change-info>
          </text:insertion>
        </text:changed-region>
        <text:changed-region xml:id="ct238701280" text:id="ct238701280">
          <text:insertion>
            <office:change-info>
              <dc:creator>Peter Camilleri</dc:creator>
              <dc:date>2015-04-26T13:45:00</dc:date>
            </office:change-info>
          </text:insertion>
        </text:changed-region>
        <text:changed-region xml:id="ct238701384" text:id="ct238701384">
          <text:insertion>
            <office:change-info>
              <dc:creator>Peter Camilleri</dc:creator>
              <dc:date>2015-04-26T13:45:00</dc:date>
            </office:change-info>
          </text:insertion>
        </text:changed-region>
        <text:changed-region xml:id="ct238701488" text:id="ct238701488">
          <text:insertion>
            <office:change-info>
              <dc:creator>Peter Camilleri</dc:creator>
              <dc:date>2015-04-26T13:45:00</dc:date>
            </office:change-info>
          </text:insertion>
        </text:changed-region>
        <text:changed-region xml:id="ct238701592" text:id="ct238701592">
          <text:deletion>
            <office:change-info>
              <dc:creator>Peter Camilleri</dc:creator>
              <dc:date>2015-04-25T23:09:00</dc:date>
            </office:change-info>
            <text:p text:style-name="Text_20_body"/>
            <text:p text:style-name="Text_20_body">.acosh</text:p>
          </text:deletion>
        </text:changed-region>
        <text:changed-region xml:id="ct238701904" text:id="ct238701904">
          <text:insertion>
            <office:change-info>
              <dc:creator>Peter Camilleri</dc:creator>
              <dc:date>2015-04-25T17:38:00</dc:date>
            </office:change-info>
          </text:insertion>
        </text:changed-region>
        <text:changed-region xml:id="ct238702008" text:id="ct238702008">
          <text:insertion>
            <office:change-info>
              <dc:creator>Peter Camilleri</dc:creator>
              <dc:date>2015-04-25T17:38:00</dc:date>
            </office:change-info>
          </text:insertion>
        </text:changed-region>
        <text:changed-region xml:id="ct238702112" text:id="ct238702112">
          <text:insertion>
            <office:change-info>
              <dc:creator>Peter Camilleri</dc:creator>
              <dc:date>2015-04-25T17:38:00</dc:date>
            </office:change-info>
          </text:insertion>
        </text:changed-region>
        <text:changed-region xml:id="ct238702216" text:id="ct238702216">
          <text:deletion>
            <office:change-info>
              <dc:creator>Peter Camilleri</dc:creator>
              <dc:date>2015-04-25T23:09:00</dc:date>
            </office:change-info>
            <text:p text:style-name="Text_20_body"/>
            <text:p text:style-name="Text_20_body">.angle</text:p>
          </text:deletion>
        </text:changed-region>
        <text:changed-region xml:id="ct238702320" text:id="ct238702320">
          <text:insertion>
            <office:change-info>
              <dc:creator>Peter Camilleri</dc:creator>
              <dc:date>2015-04-25T17:38:00</dc:date>
            </office:change-info>
          </text:insertion>
        </text:changed-region>
        <text:changed-region xml:id="ct238702424" text:id="ct238702424">
          <text:insertion>
            <office:change-info>
              <dc:creator>Peter Camilleri</dc:creator>
              <dc:date>2015-04-25T17:38:00</dc:date>
            </office:change-info>
          </text:insertion>
        </text:changed-region>
        <text:changed-region xml:id="ct238702528" text:id="ct238702528">
          <text:insertion>
            <office:change-info>
              <dc:creator>Peter Camilleri</dc:creator>
              <dc:date>2015-04-25T17:38:00</dc:date>
            </office:change-info>
          </text:insertion>
        </text:changed-region>
        <text:changed-region xml:id="ct238702632" text:id="ct238702632">
          <text:insertion>
            <office:change-info>
              <dc:creator>Peter Camilleri</dc:creator>
              <dc:date>2015-04-25T17:38:00</dc:date>
            </office:change-info>
          </text:insertion>
        </text:changed-region>
        <text:changed-region xml:id="ct238702736" text:id="ct238702736">
          <text:deletion>
            <office:change-info>
              <dc:creator>Peter Camilleri</dc:creator>
              <dc:date>2015-04-25T23:09:00</dc:date>
            </office:change-info>
            <text:p text:style-name="Text_20_body"/>
            <text:p text:style-name="Text_20_body">.asin</text:p>
          </text:deletion>
        </text:changed-region>
        <text:changed-region xml:id="ct238702840" text:id="ct238702840">
          <text:insertion>
            <office:change-info>
              <dc:creator>Peter Camilleri</dc:creator>
              <dc:date>2015-04-25T17:38:00</dc:date>
            </office:change-info>
          </text:insertion>
        </text:changed-region>
        <text:changed-region xml:id="ct238702944" text:id="ct238702944">
          <text:insertion>
            <office:change-info>
              <dc:creator>Peter Camilleri</dc:creator>
              <dc:date>2015-04-25T17:38:00</dc:date>
            </office:change-info>
          </text:insertion>
        </text:changed-region>
        <text:changed-region xml:id="ct238703048" text:id="ct238703048">
          <text:insertion>
            <office:change-info>
              <dc:creator>Peter Camilleri</dc:creator>
              <dc:date>2015-04-25T17:38:00</dc:date>
            </office:change-info>
          </text:insertion>
        </text:changed-region>
        <text:changed-region xml:id="ct238703152" text:id="ct238703152">
          <text:insertion>
            <office:change-info>
              <dc:creator>Peter Camilleri</dc:creator>
              <dc:date>2015-04-25T17:38:00</dc:date>
            </office:change-info>
          </text:insertion>
        </text:changed-region>
        <text:changed-region xml:id="ct238703256" text:id="ct238703256">
          <text:insertion>
            <office:change-info>
              <dc:creator>Peter Camilleri</dc:creator>
              <dc:date>2015-04-25T17:38:00</dc:date>
            </office:change-info>
          </text:insertion>
        </text:changed-region>
        <text:changed-region xml:id="ct238703360" text:id="ct238703360">
          <text:deletion>
            <office:change-info>
              <dc:creator>Peter Camilleri</dc:creator>
              <dc:date>2015-04-25T23:09:00</dc:date>
            </office:change-info>
            <text:p text:style-name="Text_20_body"/>
            <text:p text:style-name="Text_20_body">.asinh</text:p>
          </text:deletion>
        </text:changed-region>
        <text:changed-region xml:id="ct238703464" text:id="ct238703464">
          <text:insertion>
            <office:change-info>
              <dc:creator>Peter Camilleri</dc:creator>
              <dc:date>2015-04-25T17:38:00</dc:date>
            </office:change-info>
          </text:insertion>
        </text:changed-region>
        <text:changed-region xml:id="ct238703568" text:id="ct238703568">
          <text:insertion>
            <office:change-info>
              <dc:creator>Peter Camilleri</dc:creator>
              <dc:date>2015-04-25T17:38:00</dc:date>
            </office:change-info>
          </text:insertion>
        </text:changed-region>
        <text:changed-region xml:id="ct238703672" text:id="ct238703672">
          <text:insertion>
            <office:change-info>
              <dc:creator>Peter Camilleri</dc:creator>
              <dc:date>2015-04-25T17:38:00</dc:date>
            </office:change-info>
          </text:insertion>
        </text:changed-region>
        <text:changed-region xml:id="ct238703776" text:id="ct238703776">
          <text:insertion>
            <office:change-info>
              <dc:creator>Peter Camilleri</dc:creator>
              <dc:date>2015-04-25T17:38:00</dc:date>
            </office:change-info>
          </text:insertion>
        </text:changed-region>
        <text:changed-region xml:id="ct238703880" text:id="ct238703880">
          <text:insertion>
            <office:change-info>
              <dc:creator>Peter Camilleri</dc:creator>
              <dc:date>2015-04-25T17:38:00</dc:date>
            </office:change-info>
          </text:insertion>
        </text:changed-region>
        <text:changed-region xml:id="ct238769560" text:id="ct238769560">
          <text:deletion>
            <office:change-info>
              <dc:creator>Peter Camilleri</dc:creator>
              <dc:date>2015-04-25T23:10:00</dc:date>
            </office:change-info>
            <text:p text:style-name="Text_20_body"/>
            <text:p text:style-name="Text_20_body">.atan</text:p>
          </text:deletion>
        </text:changed-region>
        <text:changed-region xml:id="ct238769664" text:id="ct238769664">
          <text:insertion>
            <office:change-info>
              <dc:creator>Peter Camilleri</dc:creator>
              <dc:date>2015-04-25T17:38:00</dc:date>
            </office:change-info>
          </text:insertion>
        </text:changed-region>
        <text:changed-region xml:id="ct238769768" text:id="ct238769768">
          <text:insertion>
            <office:change-info>
              <dc:creator>Peter Camilleri</dc:creator>
              <dc:date>2015-04-25T17:38:00</dc:date>
            </office:change-info>
          </text:insertion>
        </text:changed-region>
        <text:changed-region xml:id="ct238769872" text:id="ct238769872">
          <text:insertion>
            <office:change-info>
              <dc:creator>Peter Camilleri</dc:creator>
              <dc:date>2015-04-25T17:38:00</dc:date>
            </office:change-info>
          </text:insertion>
        </text:changed-region>
        <text:changed-region xml:id="ct238769976" text:id="ct238769976">
          <text:insertion>
            <office:change-info>
              <dc:creator>Peter Camilleri</dc:creator>
              <dc:date>2015-04-25T17:38:00</dc:date>
            </office:change-info>
          </text:insertion>
        </text:changed-region>
        <text:changed-region xml:id="ct238770080" text:id="ct238770080">
          <text:insertion>
            <office:change-info>
              <dc:creator>Peter Camilleri</dc:creator>
              <dc:date>2015-04-25T17:38:00</dc:date>
            </office:change-info>
          </text:insertion>
        </text:changed-region>
        <text:changed-region xml:id="ct238770184" text:id="ct238770184">
          <text:deletion>
            <office:change-info>
              <dc:creator>Peter Camilleri</dc:creator>
              <dc:date>2015-04-25T23:10:00</dc:date>
            </office:change-info>
            <text:p text:style-name="Text_20_body"/>
            <text:p text:style-name="Text_20_body">.atan2</text:p>
          </text:deletion>
        </text:changed-region>
        <text:changed-region xml:id="ct238770288" text:id="ct238770288">
          <text:insertion>
            <office:change-info>
              <dc:creator>Peter Camilleri</dc:creator>
              <dc:date>2015-04-25T17:38:00</dc:date>
            </office:change-info>
          </text:insertion>
        </text:changed-region>
        <text:changed-region xml:id="ct238770392" text:id="ct238770392">
          <text:insertion>
            <office:change-info>
              <dc:creator>Peter Camilleri</dc:creator>
              <dc:date>2015-04-25T17:38:00</dc:date>
            </office:change-info>
          </text:insertion>
        </text:changed-region>
        <text:changed-region xml:id="ct238770496" text:id="ct238770496">
          <text:insertion>
            <office:change-info>
              <dc:creator>Peter Camilleri</dc:creator>
              <dc:date>2015-04-25T17:38:00</dc:date>
            </office:change-info>
          </text:insertion>
        </text:changed-region>
        <text:changed-region xml:id="ct238770600" text:id="ct238770600">
          <text:insertion>
            <office:change-info>
              <dc:creator>Peter Camilleri</dc:creator>
              <dc:date>2015-04-25T17:38:00</dc:date>
            </office:change-info>
          </text:insertion>
        </text:changed-region>
        <text:changed-region xml:id="ct238770704" text:id="ct238770704">
          <text:insertion>
            <office:change-info>
              <dc:creator>Peter Camilleri</dc:creator>
              <dc:date>2015-04-25T17:38:00</dc:date>
            </office:change-info>
          </text:insertion>
        </text:changed-region>
        <text:changed-region xml:id="ct238770912" text:id="ct238770912">
          <text:deletion>
            <office:change-info>
              <dc:creator>Peter Camilleri</dc:creator>
              <dc:date>2015-04-25T23:12:00</dc:date>
            </office:change-info>
            <text:p text:style-name="Text_20_body"/>
            <text:p text:style-name="Text_20_body"/>
          </text:deletion>
        </text:changed-region>
        <text:changed-region xml:id="ct238770808" text:id="ct238770808">
          <text:deletion>
            <office:change-info>
              <dc:creator>Peter Camilleri</dc:creator>
              <dc:date>2015-04-25T23:11:00</dc:date>
            </office:change-info>
            <text:p text:style-name="Text_20_body">.atanh</text:p>
          </text:deletion>
        </text:changed-region>
        <text:changed-region xml:id="ct238771016" text:id="ct238771016">
          <text:insertion>
            <office:change-info>
              <dc:creator>Peter Camilleri</dc:creator>
              <dc:date>2015-04-25T17:38:00</dc:date>
            </office:change-info>
          </text:insertion>
        </text:changed-region>
        <text:changed-region xml:id="ct238771120" text:id="ct238771120">
          <text:insertion>
            <office:change-info>
              <dc:creator>Peter Camilleri</dc:creator>
              <dc:date>2015-04-25T17:38:00</dc:date>
            </office:change-info>
          </text:insertion>
        </text:changed-region>
        <text:changed-region xml:id="ct238771224" text:id="ct238771224">
          <text:insertion>
            <office:change-info>
              <dc:creator>Peter Camilleri</dc:creator>
              <dc:date>2015-04-25T17:38:00</dc:date>
            </office:change-info>
          </text:insertion>
        </text:changed-region>
        <text:changed-region xml:id="ct238771328" text:id="ct238771328">
          <text:insertion>
            <office:change-info>
              <dc:creator>Peter Camilleri</dc:creator>
              <dc:date>2015-04-25T17:38:00</dc:date>
            </office:change-info>
          </text:insertion>
        </text:changed-region>
        <text:changed-region xml:id="ct238771432" text:id="ct238771432">
          <text:insertion>
            <office:change-info>
              <dc:creator>Peter Camilleri</dc:creator>
              <dc:date>2015-04-25T17:38:00</dc:date>
            </office:change-info>
          </text:insertion>
        </text:changed-region>
        <text:changed-region xml:id="ct238771536" text:id="ct238771536">
          <text:deletion>
            <office:change-info>
              <dc:creator>Peter Camilleri</dc:creator>
              <dc:date>2015-04-25T23:12:00</dc:date>
            </office:change-info>
            <text:p text:style-name="Text_20_body"/>
            <text:p text:style-name="Text_20_body">.c2p</text:p>
          </text:deletion>
        </text:changed-region>
        <text:changed-region xml:id="ct238771640" text:id="ct238771640">
          <text:insertion>
            <office:change-info>
              <dc:creator>Peter Camilleri</dc:creator>
              <dc:date>2015-04-25T17:38:00</dc:date>
            </office:change-info>
          </text:insertion>
        </text:changed-region>
        <text:changed-region xml:id="ct238771744" text:id="ct238771744">
          <text:insertion>
            <office:change-info>
              <dc:creator>Peter Camilleri</dc:creator>
              <dc:date>2015-04-25T17:38:00</dc:date>
            </office:change-info>
          </text:insertion>
        </text:changed-region>
        <text:changed-region xml:id="ct238771848" text:id="ct238771848">
          <text:insertion>
            <office:change-info>
              <dc:creator>Peter Camilleri</dc:creator>
              <dc:date>2015-04-25T17:38:00</dc:date>
            </office:change-info>
          </text:insertion>
        </text:changed-region>
        <text:changed-region xml:id="ct238771952" text:id="ct238771952">
          <text:insertion>
            <office:change-info>
              <dc:creator>Peter Camilleri</dc:creator>
              <dc:date>2015-04-25T17:38:00</dc:date>
            </office:change-info>
          </text:insertion>
        </text:changed-region>
        <text:changed-region xml:id="ct238772056" text:id="ct238772056">
          <text:insertion>
            <office:change-info>
              <dc:creator>Peter Camilleri</dc:creator>
              <dc:date>2015-04-25T17:38:00</dc:date>
            </office:change-info>
          </text:insertion>
        </text:changed-region>
        <text:changed-region xml:id="ct238772264" text:id="ct238772264">
          <text:deletion>
            <office:change-info>
              <dc:creator>Peter Camilleri</dc:creator>
              <dc:date>2015-04-25T23:13:00</dc:date>
            </office:change-info>
            <text:p text:style-name="Text_20_body"/>
            <text:p text:style-name="Text_20_body"/>
          </text:deletion>
        </text:changed-region>
        <text:changed-region xml:id="ct238772160" text:id="ct238772160">
          <text:deletion>
            <office:change-info>
              <dc:creator>Peter Camilleri</dc:creator>
              <dc:date>2015-04-25T23:12:00</dc:date>
            </office:change-info>
            <text:p text:style-name="Text_20_body">.cbrt</text:p>
          </text:deletion>
        </text:changed-region>
        <text:changed-region xml:id="ct238772368" text:id="ct238772368">
          <text:insertion>
            <office:change-info>
              <dc:creator>Peter Camilleri</dc:creator>
              <dc:date>2015-04-25T17:38:00</dc:date>
            </office:change-info>
          </text:insertion>
        </text:changed-region>
        <text:changed-region xml:id="ct238772472" text:id="ct238772472">
          <text:insertion>
            <office:change-info>
              <dc:creator>Peter Camilleri</dc:creator>
              <dc:date>2015-04-25T17:38:00</dc:date>
            </office:change-info>
          </text:insertion>
        </text:changed-region>
        <text:changed-region xml:id="ct238772576" text:id="ct238772576">
          <text:insertion>
            <office:change-info>
              <dc:creator>Peter Camilleri</dc:creator>
              <dc:date>2015-04-25T17:38:00</dc:date>
            </office:change-info>
          </text:insertion>
        </text:changed-region>
        <text:changed-region xml:id="ct238772680" text:id="ct238772680">
          <text:insertion>
            <office:change-info>
              <dc:creator>Peter Camilleri</dc:creator>
              <dc:date>2015-04-25T17:38:00</dc:date>
            </office:change-info>
          </text:insertion>
        </text:changed-region>
        <text:changed-region xml:id="ct238772784" text:id="ct238772784">
          <text:insertion>
            <office:change-info>
              <dc:creator>Peter Camilleri</dc:creator>
              <dc:date>2015-04-25T17:38:00</dc:date>
            </office:change-info>
          </text:insertion>
        </text:changed-region>
        <text:changed-region xml:id="ct238772888" text:id="ct238772888">
          <text:deletion>
            <office:change-info>
              <dc:creator>Peter Camilleri</dc:creator>
              <dc:date>2015-04-25T23:13:00</dc:date>
            </office:change-info>
            <text:p text:style-name="Text_20_body"/>
            <text:p text:style-name="Text_20_body">.ceil</text:p>
          </text:deletion>
        </text:changed-region>
        <text:changed-region xml:id="ct238772992" text:id="ct238772992">
          <text:insertion>
            <office:change-info>
              <dc:creator>Peter Camilleri</dc:creator>
              <dc:date>2015-04-25T17:38:00</dc:date>
            </office:change-info>
          </text:insertion>
        </text:changed-region>
        <text:changed-region xml:id="ct238773096" text:id="ct238773096">
          <text:insertion>
            <office:change-info>
              <dc:creator>Peter Camilleri</dc:creator>
              <dc:date>2015-04-25T17:38:00</dc:date>
            </office:change-info>
          </text:insertion>
        </text:changed-region>
        <text:changed-region xml:id="ct238773200" text:id="ct238773200">
          <text:insertion>
            <office:change-info>
              <dc:creator>Peter Camilleri</dc:creator>
              <dc:date>2015-04-25T17:38:00</dc:date>
            </office:change-info>
          </text:insertion>
        </text:changed-region>
        <text:changed-region xml:id="ct238773304" text:id="ct238773304">
          <text:insertion>
            <office:change-info>
              <dc:creator>Peter Camilleri</dc:creator>
              <dc:date>2015-04-25T17:38:00</dc:date>
            </office:change-info>
          </text:insertion>
        </text:changed-region>
        <text:changed-region xml:id="ct238773408" text:id="ct238773408">
          <text:insertion>
            <office:change-info>
              <dc:creator>Peter Camilleri</dc:creator>
              <dc:date>2015-04-25T17:38:00</dc:date>
            </office:change-info>
          </text:insertion>
        </text:changed-region>
        <text:changed-region xml:id="ct238773512" text:id="ct238773512">
          <text:insertion>
            <office:change-info>
              <dc:creator>Peter Camilleri</dc:creator>
              <dc:date>2015-04-25T17:38:00</dc:date>
            </office:change-info>
          </text:insertion>
        </text:changed-region>
        <text:changed-region xml:id="ct238773656" text:id="ct238773656">
          <text:deletion>
            <office:change-info>
              <dc:creator>Peter Camilleri</dc:creator>
              <dc:date>2015-04-25T23:13:00</dc:date>
            </office:change-info>
            <text:p text:style-name="Text_20_body"/>
            <text:p text:style-name="Text_20_body">.conjugate</text:p>
          </text:deletion>
        </text:changed-region>
        <text:changed-region xml:id="ct238773760" text:id="ct238773760">
          <text:insertion>
            <office:change-info>
              <dc:creator>Peter Camilleri</dc:creator>
              <dc:date>2015-04-25T17:38:00</dc:date>
            </office:change-info>
          </text:insertion>
        </text:changed-region>
        <text:changed-region xml:id="ct238773864" text:id="ct238773864">
          <text:insertion>
            <office:change-info>
              <dc:creator>Peter Camilleri</dc:creator>
              <dc:date>2015-04-25T17:38:00</dc:date>
            </office:change-info>
          </text:insertion>
        </text:changed-region>
        <text:changed-region xml:id="ct238773968" text:id="ct238773968">
          <text:insertion>
            <office:change-info>
              <dc:creator>Peter Camilleri</dc:creator>
              <dc:date>2015-04-25T17:38:00</dc:date>
            </office:change-info>
          </text:insertion>
        </text:changed-region>
        <text:changed-region xml:id="ct238774072" text:id="ct238774072">
          <text:insertion>
            <office:change-info>
              <dc:creator>Peter Camilleri</dc:creator>
              <dc:date>2015-04-25T17:38:00</dc:date>
            </office:change-info>
          </text:insertion>
        </text:changed-region>
        <text:changed-region xml:id="ct238774176" text:id="ct238774176">
          <text:deletion>
            <office:change-info>
              <dc:creator>Peter Camilleri</dc:creator>
              <dc:date>2015-04-25T23:13:00</dc:date>
            </office:change-info>
            <text:p text:style-name="Text_20_body"/>
            <text:p text:style-name="Text_20_body">.cos</text:p>
          </text:deletion>
        </text:changed-region>
        <text:changed-region xml:id="ct238774280" text:id="ct238774280">
          <text:insertion>
            <office:change-info>
              <dc:creator>Peter Camilleri</dc:creator>
              <dc:date>2015-04-25T17:38:00</dc:date>
            </office:change-info>
          </text:insertion>
        </text:changed-region>
        <text:changed-region xml:id="ct238774384" text:id="ct238774384">
          <text:insertion>
            <office:change-info>
              <dc:creator>Peter Camilleri</dc:creator>
              <dc:date>2015-04-25T17:38:00</dc:date>
            </office:change-info>
          </text:insertion>
        </text:changed-region>
        <text:changed-region xml:id="ct238774488" text:id="ct238774488">
          <text:insertion>
            <office:change-info>
              <dc:creator>Peter Camilleri</dc:creator>
              <dc:date>2015-04-25T17:38:00</dc:date>
            </office:change-info>
          </text:insertion>
        </text:changed-region>
        <text:changed-region xml:id="ct238774592" text:id="ct238774592">
          <text:insertion>
            <office:change-info>
              <dc:creator>Peter Camilleri</dc:creator>
              <dc:date>2015-04-25T17:38:00</dc:date>
            </office:change-info>
          </text:insertion>
        </text:changed-region>
        <text:changed-region xml:id="ct238774696" text:id="ct238774696">
          <text:insertion>
            <office:change-info>
              <dc:creator>Peter Camilleri</dc:creator>
              <dc:date>2015-04-25T17:38:00</dc:date>
            </office:change-info>
          </text:insertion>
        </text:changed-region>
        <text:changed-region xml:id="ct238774904" text:id="ct238774904">
          <text:deletion>
            <office:change-info>
              <dc:creator>Peter Camilleri</dc:creator>
              <dc:date>2015-04-25T23:14:00</dc:date>
            </office:change-info>
            <text:p text:style-name="Text_20_body"/>
            <text:p text:style-name="Text_20_body"/>
          </text:deletion>
        </text:changed-region>
        <text:changed-region xml:id="ct238774800" text:id="ct238774800">
          <text:deletion>
            <office:change-info>
              <dc:creator>Peter Camilleri</dc:creator>
              <dc:date>2015-04-25T23:13:00</dc:date>
            </office:change-info>
            <text:p text:style-name="Text_20_body">.cosh</text:p>
          </text:deletion>
        </text:changed-region>
        <text:changed-region xml:id="ct238775008" text:id="ct238775008">
          <text:insertion>
            <office:change-info>
              <dc:creator>Peter Camilleri</dc:creator>
              <dc:date>2015-04-25T17:38:00</dc:date>
            </office:change-info>
          </text:insertion>
        </text:changed-region>
        <text:changed-region xml:id="ct238775112" text:id="ct238775112">
          <text:insertion>
            <office:change-info>
              <dc:creator>Peter Camilleri</dc:creator>
              <dc:date>2015-04-25T17:38:00</dc:date>
            </office:change-info>
          </text:insertion>
        </text:changed-region>
        <text:changed-region xml:id="ct238775216" text:id="ct238775216">
          <text:insertion>
            <office:change-info>
              <dc:creator>Peter Camilleri</dc:creator>
              <dc:date>2015-04-25T17:38:00</dc:date>
            </office:change-info>
          </text:insertion>
        </text:changed-region>
        <text:changed-region xml:id="ct238775320" text:id="ct238775320">
          <text:insertion>
            <office:change-info>
              <dc:creator>Peter Camilleri</dc:creator>
              <dc:date>2015-04-25T17:38:00</dc:date>
            </office:change-info>
          </text:insertion>
        </text:changed-region>
        <text:changed-region xml:id="ct238775424" text:id="ct238775424">
          <text:insertion>
            <office:change-info>
              <dc:creator>Peter Camilleri</dc:creator>
              <dc:date>2015-04-25T17:38:00</dc:date>
            </office:change-info>
          </text:insertion>
        </text:changed-region>
        <text:changed-region xml:id="ct238775528" text:id="ct238775528">
          <text:deletion>
            <office:change-info>
              <dc:creator>Peter Camilleri</dc:creator>
              <dc:date>2015-04-25T23:14:00</dc:date>
            </office:change-info>
            <text:p text:style-name="Text_20_body"/>
            <text:p text:style-name="Text_20_body">.cube</text:p>
          </text:deletion>
        </text:changed-region>
        <text:changed-region xml:id="ct238775632" text:id="ct238775632">
          <text:insertion>
            <office:change-info>
              <dc:creator>Peter Camilleri</dc:creator>
              <dc:date>2015-04-25T17:38:00</dc:date>
            </office:change-info>
          </text:insertion>
        </text:changed-region>
        <text:changed-region xml:id="ct238775736" text:id="ct238775736">
          <text:insertion>
            <office:change-info>
              <dc:creator>Peter Camilleri</dc:creator>
              <dc:date>2015-04-25T17:38:00</dc:date>
            </office:change-info>
          </text:insertion>
        </text:changed-region>
        <text:changed-region xml:id="ct238775840" text:id="ct238775840">
          <text:insertion>
            <office:change-info>
              <dc:creator>Peter Camilleri</dc:creator>
              <dc:date>2015-04-25T17:38:00</dc:date>
            </office:change-info>
          </text:insertion>
        </text:changed-region>
        <text:changed-region xml:id="ct238775944" text:id="ct238775944">
          <text:insertion>
            <office:change-info>
              <dc:creator>Peter Camilleri</dc:creator>
              <dc:date>2015-04-25T17:38:00</dc:date>
            </office:change-info>
          </text:insertion>
        </text:changed-region>
        <text:changed-region xml:id="ct238776048" text:id="ct238776048">
          <text:deletion>
            <office:change-info>
              <dc:creator>Peter Camilleri</dc:creator>
              <dc:date>2015-04-25T23:15:00</dc:date>
            </office:change-info>
            <text:p text:style-name="Text_20_body"/>
            <text:p text:style-name="Text_20_body">.d2r</text:p>
          </text:deletion>
        </text:changed-region>
        <text:changed-region xml:id="ct238776152" text:id="ct238776152">
          <text:insertion>
            <office:change-info>
              <dc:creator>Peter Camilleri</dc:creator>
              <dc:date>2015-04-25T17:38:00</dc:date>
            </office:change-info>
          </text:insertion>
        </text:changed-region>
        <text:changed-region xml:id="ct238776256" text:id="ct238776256">
          <text:insertion>
            <office:change-info>
              <dc:creator>Peter Camilleri</dc:creator>
              <dc:date>2015-04-25T17:38:00</dc:date>
            </office:change-info>
          </text:insertion>
        </text:changed-region>
        <text:changed-region xml:id="ct238776360" text:id="ct238776360">
          <text:insertion>
            <office:change-info>
              <dc:creator>Peter Camilleri</dc:creator>
              <dc:date>2015-04-25T17:38:00</dc:date>
            </office:change-info>
          </text:insertion>
        </text:changed-region>
        <text:changed-region xml:id="ct238776464" text:id="ct238776464">
          <text:insertion>
            <office:change-info>
              <dc:creator>Peter Camilleri</dc:creator>
              <dc:date>2015-04-25T17:38:00</dc:date>
            </office:change-info>
          </text:insertion>
        </text:changed-region>
        <text:changed-region xml:id="ct238776568" text:id="ct238776568">
          <text:insertion>
            <office:change-info>
              <dc:creator>Peter Camilleri</dc:creator>
              <dc:date>2015-04-25T17:38:00</dc:date>
            </office:change-info>
          </text:insertion>
        </text:changed-region>
        <text:changed-region xml:id="ct238776672" text:id="ct238776672">
          <text:deletion>
            <office:change-info>
              <dc:creator>Peter Camilleri</dc:creator>
              <dc:date>2015-04-25T23:15:00</dc:date>
            </office:change-info>
            <text:p text:style-name="Text_20_body"/>
            <text:p text:style-name="Text_20_body">.denominator</text:p>
          </text:deletion>
        </text:changed-region>
        <text:changed-region xml:id="ct238776776" text:id="ct238776776">
          <text:insertion>
            <office:change-info>
              <dc:creator>Peter Camilleri</dc:creator>
              <dc:date>2015-04-25T17:38:00</dc:date>
            </office:change-info>
          </text:insertion>
        </text:changed-region>
        <text:changed-region xml:id="ct238776880" text:id="ct238776880">
          <text:insertion>
            <office:change-info>
              <dc:creator>Peter Camilleri</dc:creator>
              <dc:date>2015-04-25T17:38:00</dc:date>
            </office:change-info>
          </text:insertion>
        </text:changed-region>
        <text:changed-region xml:id="ct238776984" text:id="ct238776984">
          <text:insertion>
            <office:change-info>
              <dc:creator>Peter Camilleri</dc:creator>
              <dc:date>2015-04-25T17:38:00</dc:date>
            </office:change-info>
          </text:insertion>
        </text:changed-region>
        <text:changed-region xml:id="ct238777088" text:id="ct238777088">
          <text:insertion>
            <office:change-info>
              <dc:creator>Peter Camilleri</dc:creator>
              <dc:date>2015-04-25T17:38:00</dc:date>
            </office:change-info>
          </text:insertion>
        </text:changed-region>
        <text:changed-region xml:id="ct238777192" text:id="ct238777192">
          <text:insertion>
            <office:change-info>
              <dc:creator>Peter Camilleri</dc:creator>
              <dc:date>2015-04-25T17:38:00</dc:date>
            </office:change-info>
          </text:insertion>
        </text:changed-region>
        <text:changed-region xml:id="ct238777296" text:id="ct238777296">
          <text:insertion>
            <office:change-info>
              <dc:creator>Peter Camilleri</dc:creator>
              <dc:date>2015-04-25T17:38:00</dc:date>
            </office:change-info>
          </text:insertion>
        </text:changed-region>
        <text:changed-region xml:id="ct238777400" text:id="ct238777400">
          <text:deletion>
            <office:change-info>
              <dc:creator>Peter Camilleri</dc:creator>
              <dc:date>2015-04-25T23:15:00</dc:date>
            </office:change-info>
            <text:p text:style-name="Text_20_body"/>
            <text:p text:style-name="Text_20_body">.e**</text:p>
          </text:deletion>
        </text:changed-region>
        <text:changed-region xml:id="ct238777504" text:id="ct238777504">
          <text:insertion>
            <office:change-info>
              <dc:creator>Peter Camilleri</dc:creator>
              <dc:date>2015-04-25T17:38:00</dc:date>
            </office:change-info>
          </text:insertion>
        </text:changed-region>
        <text:changed-region xml:id="ct238777608" text:id="ct238777608">
          <text:insertion>
            <office:change-info>
              <dc:creator>Peter Camilleri</dc:creator>
              <dc:date>2015-04-25T17:38:00</dc:date>
            </office:change-info>
          </text:insertion>
        </text:changed-region>
        <text:changed-region xml:id="ct238777752" text:id="ct238777752">
          <text:insertion>
            <office:change-info>
              <dc:creator>Peter Camilleri</dc:creator>
              <dc:date>2015-04-25T17:38:00</dc:date>
            </office:change-info>
          </text:insertion>
        </text:changed-region>
        <text:changed-region xml:id="ct238777856" text:id="ct238777856">
          <text:insertion>
            <office:change-info>
              <dc:creator>Peter Camilleri</dc:creator>
              <dc:date>2015-04-25T17:38:00</dc:date>
            </office:change-info>
          </text:insertion>
        </text:changed-region>
        <text:changed-region xml:id="ct238777960" text:id="ct238777960">
          <text:insertion>
            <office:change-info>
              <dc:creator>Peter Camilleri</dc:creator>
              <dc:date>2015-04-25T17:38:00</dc:date>
            </office:change-info>
          </text:insertion>
        </text:changed-region>
        <text:changed-region xml:id="ct238778064" text:id="ct238778064">
          <text:deletion>
            <office:change-info>
              <dc:creator>Peter Camilleri</dc:creator>
              <dc:date>2015-04-25T23:15:00</dc:date>
            </office:change-info>
            <text:p text:style-name="Text_20_body"/>
            <text:p text:style-name="Text_20_body">.emit</text:p>
          </text:deletion>
        </text:changed-region>
        <text:changed-region xml:id="ct238778168" text:id="ct238778168">
          <text:insertion>
            <office:change-info>
              <dc:creator>Peter Camilleri</dc:creator>
              <dc:date>2015-04-25T17:38:00</dc:date>
            </office:change-info>
          </text:insertion>
        </text:changed-region>
        <text:changed-region xml:id="ct238778272" text:id="ct238778272">
          <text:insertion>
            <office:change-info>
              <dc:creator>Peter Camilleri</dc:creator>
              <dc:date>2015-04-25T17:38:00</dc:date>
            </office:change-info>
          </text:insertion>
        </text:changed-region>
        <text:changed-region xml:id="ct238778376" text:id="ct238778376">
          <text:insertion>
            <office:change-info>
              <dc:creator>Peter Camilleri</dc:creator>
              <dc:date>2015-04-25T17:38:00</dc:date>
            </office:change-info>
          </text:insertion>
        </text:changed-region>
        <text:changed-region xml:id="ct238778480" text:id="ct238778480">
          <text:insertion>
            <office:change-info>
              <dc:creator>Peter Camilleri</dc:creator>
              <dc:date>2015-04-25T17:38:00</dc:date>
            </office:change-info>
          </text:insertion>
        </text:changed-region>
        <text:changed-region xml:id="ct238778688" text:id="ct238778688">
          <text:deletion>
            <office:change-info>
              <dc:creator>Peter Camilleri</dc:creator>
              <dc:date>2015-04-25T23:16:00</dc:date>
            </office:change-info>
            <text:p text:style-name="Text_20_body"/>
            <text:p text:style-name="Text_20_body"/>
          </text:deletion>
        </text:changed-region>
        <text:changed-region xml:id="ct238778584" text:id="ct238778584">
          <text:deletion>
            <office:change-info>
              <dc:creator>Peter Camilleri</dc:creator>
              <dc:date>2015-04-25T23:15:00</dc:date>
            </office:change-info>
            <text:p text:style-name="Text_20_body">.floor</text:p>
          </text:deletion>
        </text:changed-region>
        <text:changed-region xml:id="ct238778792" text:id="ct238778792">
          <text:insertion>
            <office:change-info>
              <dc:creator>Peter Camilleri</dc:creator>
              <dc:date>2015-04-25T17:38:00</dc:date>
            </office:change-info>
          </text:insertion>
        </text:changed-region>
        <text:changed-region xml:id="ct238778896" text:id="ct238778896">
          <text:insertion>
            <office:change-info>
              <dc:creator>Peter Camilleri</dc:creator>
              <dc:date>2015-04-25T17:38:00</dc:date>
            </office:change-info>
          </text:insertion>
        </text:changed-region>
        <text:changed-region xml:id="ct238779000" text:id="ct238779000">
          <text:insertion>
            <office:change-info>
              <dc:creator>Peter Camilleri</dc:creator>
              <dc:date>2015-04-25T17:38:00</dc:date>
            </office:change-info>
          </text:insertion>
        </text:changed-region>
        <text:changed-region xml:id="ct238779104" text:id="ct238779104">
          <text:insertion>
            <office:change-info>
              <dc:creator>Peter Camilleri</dc:creator>
              <dc:date>2015-04-25T17:38:00</dc:date>
            </office:change-info>
          </text:insertion>
        </text:changed-region>
        <text:changed-region xml:id="ct238779208" text:id="ct238779208">
          <text:insertion>
            <office:change-info>
              <dc:creator>Peter Camilleri</dc:creator>
              <dc:date>2015-04-25T17:38:00</dc:date>
            </office:change-info>
          </text:insertion>
        </text:changed-region>
        <text:changed-region xml:id="ct238779312" text:id="ct238779312">
          <text:insertion>
            <office:change-info>
              <dc:creator>Peter Camilleri</dc:creator>
              <dc:date>2015-04-25T17:38:00</dc:date>
            </office:change-info>
          </text:insertion>
        </text:changed-region>
        <text:changed-region xml:id="ct238779416" text:id="ct238779416">
          <text:deletion>
            <office:change-info>
              <dc:creator>Peter Camilleri</dc:creator>
              <dc:date>2015-04-25T23:16:00</dc:date>
            </office:change-info>
            <text:p text:style-name="Text_20_body"/>
            <text:p text:style-name="Text_20_body">.hypot</text:p>
          </text:deletion>
        </text:changed-region>
        <text:changed-region xml:id="ct238779520" text:id="ct238779520">
          <text:insertion>
            <office:change-info>
              <dc:creator>Peter Camilleri</dc:creator>
              <dc:date>2015-04-25T17:38:00</dc:date>
            </office:change-info>
          </text:insertion>
        </text:changed-region>
        <text:changed-region xml:id="ct238779624" text:id="ct238779624">
          <text:insertion>
            <office:change-info>
              <dc:creator>Peter Camilleri</dc:creator>
              <dc:date>2015-04-25T17:38:00</dc:date>
            </office:change-info>
          </text:insertion>
        </text:changed-region>
        <text:changed-region xml:id="ct238779728" text:id="ct238779728">
          <text:insertion>
            <office:change-info>
              <dc:creator>Peter Camilleri</dc:creator>
              <dc:date>2015-04-25T17:38:00</dc:date>
            </office:change-info>
          </text:insertion>
        </text:changed-region>
        <text:changed-region xml:id="ct238779832" text:id="ct238779832">
          <text:insertion>
            <office:change-info>
              <dc:creator>Peter Camilleri</dc:creator>
              <dc:date>2015-04-25T17:38:00</dc:date>
            </office:change-info>
          </text:insertion>
        </text:changed-region>
        <text:changed-region xml:id="ct238779936" text:id="ct238779936">
          <text:insertion>
            <office:change-info>
              <dc:creator>Peter Camilleri</dc:creator>
              <dc:date>2015-04-25T17:38:00</dc:date>
            </office:change-info>
          </text:insertion>
        </text:changed-region>
        <text:changed-region xml:id="ct238780040" text:id="ct238780040">
          <text:deletion>
            <office:change-info>
              <dc:creator>Peter Camilleri</dc:creator>
              <dc:date>2015-04-25T23:16:00</dc:date>
            </office:change-info>
            <text:p text:style-name="Text_20_body"/>
            <text:p text:style-name="Text_20_body">.imaginary</text:p>
          </text:deletion>
        </text:changed-region>
        <text:changed-region xml:id="ct238780144" text:id="ct238780144">
          <text:insertion>
            <office:change-info>
              <dc:creator>Peter Camilleri</dc:creator>
              <dc:date>2015-04-25T17:38:00</dc:date>
            </office:change-info>
          </text:insertion>
        </text:changed-region>
        <text:changed-region xml:id="ct238780248" text:id="ct238780248">
          <text:insertion>
            <office:change-info>
              <dc:creator>Peter Camilleri</dc:creator>
              <dc:date>2015-04-25T17:38:00</dc:date>
            </office:change-info>
          </text:insertion>
        </text:changed-region>
        <text:changed-region xml:id="ct238780352" text:id="ct238780352">
          <text:insertion>
            <office:change-info>
              <dc:creator>Peter Camilleri</dc:creator>
              <dc:date>2015-04-25T17:38:00</dc:date>
            </office:change-info>
          </text:insertion>
        </text:changed-region>
        <text:changed-region xml:id="ct238780456" text:id="ct238780456">
          <text:insertion>
            <office:change-info>
              <dc:creator>Peter Camilleri</dc:creator>
              <dc:date>2015-04-25T17:38:00</dc:date>
            </office:change-info>
          </text:insertion>
        </text:changed-region>
        <text:changed-region xml:id="ct238780560" text:id="ct238780560">
          <text:deletion>
            <office:change-info>
              <dc:creator>Peter Camilleri</dc:creator>
              <dc:date>2015-04-25T23:16:00</dc:date>
            </office:change-info>
            <text:p text:style-name="Text_20_body"/>
            <text:p text:style-name="Text_20_body">.ln</text:p>
          </text:deletion>
        </text:changed-region>
        <text:changed-region xml:id="ct238780664" text:id="ct238780664">
          <text:insertion>
            <office:change-info>
              <dc:creator>Peter Camilleri</dc:creator>
              <dc:date>2015-04-25T17:38:00</dc:date>
            </office:change-info>
          </text:insertion>
        </text:changed-region>
        <text:changed-region xml:id="ct238780768" text:id="ct238780768">
          <text:insertion>
            <office:change-info>
              <dc:creator>Peter Camilleri</dc:creator>
              <dc:date>2015-04-25T17:38:00</dc:date>
            </office:change-info>
          </text:insertion>
        </text:changed-region>
        <text:changed-region xml:id="ct238780872" text:id="ct238780872">
          <text:insertion>
            <office:change-info>
              <dc:creator>Peter Camilleri</dc:creator>
              <dc:date>2015-04-25T17:38:00</dc:date>
            </office:change-info>
          </text:insertion>
        </text:changed-region>
        <text:changed-region xml:id="ct238780976" text:id="ct238780976">
          <text:insertion>
            <office:change-info>
              <dc:creator>Peter Camilleri</dc:creator>
              <dc:date>2015-04-25T17:38:00</dc:date>
            </office:change-info>
          </text:insertion>
        </text:changed-region>
        <text:changed-region xml:id="ct238781080" text:id="ct238781080">
          <text:insertion>
            <office:change-info>
              <dc:creator>Peter Camilleri</dc:creator>
              <dc:date>2015-04-25T17:38:00</dc:date>
            </office:change-info>
          </text:insertion>
        </text:changed-region>
        <text:changed-region xml:id="ct238781184" text:id="ct238781184">
          <text:deletion>
            <office:change-info>
              <dc:creator>Peter Camilleri</dc:creator>
              <dc:date>2015-04-25T23:16:00</dc:date>
            </office:change-info>
            <text:p text:style-name="Text_20_body"/>
            <text:p text:style-name="Text_20_body">.log10</text:p>
          </text:deletion>
        </text:changed-region>
        <text:changed-region xml:id="ct238781288" text:id="ct238781288">
          <text:insertion>
            <office:change-info>
              <dc:creator>Peter Camilleri</dc:creator>
              <dc:date>2015-04-25T17:38:00</dc:date>
            </office:change-info>
          </text:insertion>
        </text:changed-region>
        <text:changed-region xml:id="ct238781392" text:id="ct238781392">
          <text:insertion>
            <office:change-info>
              <dc:creator>Peter Camilleri</dc:creator>
              <dc:date>2015-04-25T17:38:00</dc:date>
            </office:change-info>
          </text:insertion>
        </text:changed-region>
        <text:changed-region xml:id="ct238781496" text:id="ct238781496">
          <text:insertion>
            <office:change-info>
              <dc:creator>Peter Camilleri</dc:creator>
              <dc:date>2015-04-25T17:38:00</dc:date>
            </office:change-info>
          </text:insertion>
        </text:changed-region>
        <text:changed-region xml:id="ct238781600" text:id="ct238781600">
          <text:insertion>
            <office:change-info>
              <dc:creator>Peter Camilleri</dc:creator>
              <dc:date>2015-04-25T17:38:00</dc:date>
            </office:change-info>
          </text:insertion>
        </text:changed-region>
        <text:changed-region xml:id="ct238781704" text:id="ct238781704">
          <text:insertion>
            <office:change-info>
              <dc:creator>Peter Camilleri</dc:creator>
              <dc:date>2015-04-25T17:38:00</dc:date>
            </office:change-info>
          </text:insertion>
        </text:changed-region>
        <text:changed-region xml:id="ct238781848" text:id="ct238781848">
          <text:deletion>
            <office:change-info>
              <dc:creator>Peter Camilleri</dc:creator>
              <dc:date>2015-04-25T23:17:00</dc:date>
            </office:change-info>
            <text:p text:style-name="Text_20_body"/>
            <text:p text:style-name="Text_20_body">.log2</text:p>
          </text:deletion>
        </text:changed-region>
        <text:changed-region xml:id="ct238781952" text:id="ct238781952">
          <text:insertion>
            <office:change-info>
              <dc:creator>Peter Camilleri</dc:creator>
              <dc:date>2015-04-25T17:38:00</dc:date>
            </office:change-info>
          </text:insertion>
        </text:changed-region>
        <text:changed-region xml:id="ct238782056" text:id="ct238782056">
          <text:insertion>
            <office:change-info>
              <dc:creator>Peter Camilleri</dc:creator>
              <dc:date>2015-04-25T17:38:00</dc:date>
            </office:change-info>
          </text:insertion>
        </text:changed-region>
        <text:changed-region xml:id="ct238782160" text:id="ct238782160">
          <text:insertion>
            <office:change-info>
              <dc:creator>Peter Camilleri</dc:creator>
              <dc:date>2015-04-25T17:38:00</dc:date>
            </office:change-info>
          </text:insertion>
        </text:changed-region>
        <text:changed-region xml:id="ct238782264" text:id="ct238782264">
          <text:insertion>
            <office:change-info>
              <dc:creator>Peter Camilleri</dc:creator>
              <dc:date>2015-04-25T17:38:00</dc:date>
            </office:change-info>
          </text:insertion>
        </text:changed-region>
        <text:changed-region xml:id="ct238782368" text:id="ct238782368">
          <text:insertion>
            <office:change-info>
              <dc:creator>Peter Camilleri</dc:creator>
              <dc:date>2015-04-25T17:38:00</dc:date>
            </office:change-info>
          </text:insertion>
        </text:changed-region>
        <text:changed-region xml:id="ct238782472" text:id="ct238782472">
          <text:deletion>
            <office:change-info>
              <dc:creator>Peter Camilleri</dc:creator>
              <dc:date>2015-04-25T23:17:00</dc:date>
            </office:change-info>
            <text:p text:style-name="Text_20_body"/>
            <text:p text:style-name="Text_20_body">.magnitude</text:p>
          </text:deletion>
        </text:changed-region>
        <text:changed-region xml:id="ct238782576" text:id="ct238782576">
          <text:insertion>
            <office:change-info>
              <dc:creator>Peter Camilleri</dc:creator>
              <dc:date>2015-04-25T17:38:00</dc:date>
            </office:change-info>
          </text:insertion>
        </text:changed-region>
        <text:changed-region xml:id="ct238782680" text:id="ct238782680">
          <text:insertion>
            <office:change-info>
              <dc:creator>Peter Camilleri</dc:creator>
              <dc:date>2015-04-25T17:38:00</dc:date>
            </office:change-info>
          </text:insertion>
        </text:changed-region>
        <text:changed-region xml:id="ct238782784" text:id="ct238782784">
          <text:insertion>
            <office:change-info>
              <dc:creator>Peter Camilleri</dc:creator>
              <dc:date>2015-04-25T17:38:00</dc:date>
            </office:change-info>
          </text:insertion>
        </text:changed-region>
        <text:changed-region xml:id="ct238782888" text:id="ct238782888">
          <text:insertion>
            <office:change-info>
              <dc:creator>Peter Camilleri</dc:creator>
              <dc:date>2015-04-25T17:38:00</dc:date>
            </office:change-info>
          </text:insertion>
        </text:changed-region>
        <text:changed-region xml:id="ct238782992" text:id="ct238782992">
          <text:deletion>
            <office:change-info>
              <dc:creator>Peter Camilleri</dc:creator>
              <dc:date>2015-04-25T23:17:00</dc:date>
            </office:change-info>
            <text:p text:style-name="Text_20_body"/>
            <text:p text:style-name="Text_20_body">.numerator</text:p>
          </text:deletion>
        </text:changed-region>
        <text:changed-region xml:id="ct238783096" text:id="ct238783096">
          <text:insertion>
            <office:change-info>
              <dc:creator>Peter Camilleri</dc:creator>
              <dc:date>2015-04-25T17:38:00</dc:date>
            </office:change-info>
          </text:insertion>
        </text:changed-region>
        <text:changed-region xml:id="ct238783200" text:id="ct238783200">
          <text:insertion>
            <office:change-info>
              <dc:creator>Peter Camilleri</dc:creator>
              <dc:date>2015-04-25T17:38:00</dc:date>
            </office:change-info>
          </text:insertion>
        </text:changed-region>
        <text:changed-region xml:id="ct238783304" text:id="ct238783304">
          <text:insertion>
            <office:change-info>
              <dc:creator>Peter Camilleri</dc:creator>
              <dc:date>2015-04-25T17:38:00</dc:date>
            </office:change-info>
          </text:insertion>
        </text:changed-region>
        <text:changed-region xml:id="ct238783408" text:id="ct238783408">
          <text:insertion>
            <office:change-info>
              <dc:creator>Peter Camilleri</dc:creator>
              <dc:date>2015-04-25T17:38:00</dc:date>
            </office:change-info>
          </text:insertion>
        </text:changed-region>
        <text:changed-region xml:id="ct238783616" text:id="ct238783616">
          <text:deletion>
            <office:change-info>
              <dc:creator>Peter Camilleri</dc:creator>
              <dc:date>2015-04-25T23:18:00</dc:date>
            </office:change-info>
            <text:p text:style-name="Text_20_body"/>
            <text:p text:style-name="Text_20_body"/>
          </text:deletion>
        </text:changed-region>
        <text:changed-region xml:id="ct238783512" text:id="ct238783512">
          <text:deletion>
            <office:change-info>
              <dc:creator>Peter Camilleri</dc:creator>
              <dc:date>2015-04-25T23:17:00</dc:date>
            </office:change-info>
            <text:p text:style-name="Text_20_body">.p2c</text:p>
          </text:deletion>
        </text:changed-region>
        <text:changed-region xml:id="ct238783720" text:id="ct238783720">
          <text:insertion>
            <office:change-info>
              <dc:creator>Peter Camilleri</dc:creator>
              <dc:date>2015-04-25T17:38:00</dc:date>
            </office:change-info>
          </text:insertion>
        </text:changed-region>
        <text:changed-region xml:id="ct238783824" text:id="ct238783824">
          <text:insertion>
            <office:change-info>
              <dc:creator>Peter Camilleri</dc:creator>
              <dc:date>2015-04-25T17:38:00</dc:date>
            </office:change-info>
          </text:insertion>
        </text:changed-region>
        <text:changed-region xml:id="ct238783928" text:id="ct238783928">
          <text:insertion>
            <office:change-info>
              <dc:creator>Peter Camilleri</dc:creator>
              <dc:date>2015-04-25T17:38:00</dc:date>
            </office:change-info>
          </text:insertion>
        </text:changed-region>
        <text:changed-region xml:id="ct238784032" text:id="ct238784032">
          <text:insertion>
            <office:change-info>
              <dc:creator>Peter Camilleri</dc:creator>
              <dc:date>2015-04-25T17:38:00</dc:date>
            </office:change-info>
          </text:insertion>
        </text:changed-region>
        <text:changed-region xml:id="ct238784136" text:id="ct238784136">
          <text:insertion>
            <office:change-info>
              <dc:creator>Peter Camilleri</dc:creator>
              <dc:date>2015-04-25T17:38:00</dc:date>
            </office:change-info>
          </text:insertion>
        </text:changed-region>
        <text:changed-region xml:id="ct238784240" text:id="ct238784240">
          <text:insertion>
            <office:change-info>
              <dc:creator>Peter Camilleri</dc:creator>
              <dc:date>2015-04-25T17:38:00</dc:date>
            </office:change-info>
          </text:insertion>
        </text:changed-region>
        <text:changed-region xml:id="ct238784344" text:id="ct238784344">
          <text:deletion>
            <office:change-info>
              <dc:creator>Peter Camilleri</dc:creator>
              <dc:date>2015-04-25T23:18:00</dc:date>
            </office:change-info>
            <text:p text:style-name="Text_20_body"/>
            <text:p text:style-name="Text_20_body">.polar</text:p>
          </text:deletion>
        </text:changed-region>
        <text:changed-region xml:id="ct238784448" text:id="ct238784448">
          <text:insertion>
            <office:change-info>
              <dc:creator>Peter Camilleri</dc:creator>
              <dc:date>2015-04-25T17:38:00</dc:date>
            </office:change-info>
          </text:insertion>
        </text:changed-region>
        <text:changed-region xml:id="ct238784552" text:id="ct238784552">
          <text:insertion>
            <office:change-info>
              <dc:creator>Peter Camilleri</dc:creator>
              <dc:date>2015-04-25T17:38:00</dc:date>
            </office:change-info>
          </text:insertion>
        </text:changed-region>
        <text:changed-region xml:id="ct238784656" text:id="ct238784656">
          <text:insertion>
            <office:change-info>
              <dc:creator>Peter Camilleri</dc:creator>
              <dc:date>2015-04-25T17:38:00</dc:date>
            </office:change-info>
          </text:insertion>
        </text:changed-region>
        <text:changed-region xml:id="ct238784760" text:id="ct238784760">
          <text:insertion>
            <office:change-info>
              <dc:creator>Peter Camilleri</dc:creator>
              <dc:date>2015-04-25T17:38:00</dc:date>
            </office:change-info>
          </text:insertion>
        </text:changed-region>
        <text:changed-region xml:id="ct238784864" text:id="ct238784864">
          <text:insertion>
            <office:change-info>
              <dc:creator>Peter Camilleri</dc:creator>
              <dc:date>2015-04-25T17:38:00</dc:date>
            </office:change-info>
          </text:insertion>
        </text:changed-region>
        <text:changed-region xml:id="ct238784968" text:id="ct238784968">
          <text:insertion>
            <office:change-info>
              <dc:creator>Peter Camilleri</dc:creator>
              <dc:date>2015-04-25T17:38:00</dc:date>
            </office:change-info>
          </text:insertion>
        </text:changed-region>
        <text:changed-region xml:id="ct238785072" text:id="ct238785072">
          <text:deletion>
            <office:change-info>
              <dc:creator>Peter Camilleri</dc:creator>
              <dc:date>2015-04-25T23:18:00</dc:date>
            </office:change-info>
            <text:p text:style-name="Text_20_body"/>
            <text:p text:style-name="Text_20_body">.r2d</text:p>
          </text:deletion>
        </text:changed-region>
        <text:changed-region xml:id="ct238785176" text:id="ct238785176">
          <text:insertion>
            <office:change-info>
              <dc:creator>Peter Camilleri</dc:creator>
              <dc:date>2015-04-25T17:38:00</dc:date>
            </office:change-info>
          </text:insertion>
        </text:changed-region>
        <text:changed-region xml:id="ct238785280" text:id="ct238785280">
          <text:insertion>
            <office:change-info>
              <dc:creator>Peter Camilleri</dc:creator>
              <dc:date>2015-04-25T17:38:00</dc:date>
            </office:change-info>
          </text:insertion>
        </text:changed-region>
        <text:changed-region xml:id="ct238785384" text:id="ct238785384">
          <text:insertion>
            <office:change-info>
              <dc:creator>Peter Camilleri</dc:creator>
              <dc:date>2015-04-25T17:38:00</dc:date>
            </office:change-info>
          </text:insertion>
        </text:changed-region>
        <text:changed-region xml:id="ct238785488" text:id="ct238785488">
          <text:insertion>
            <office:change-info>
              <dc:creator>Peter Camilleri</dc:creator>
              <dc:date>2015-04-25T17:38:00</dc:date>
            </office:change-info>
          </text:insertion>
        </text:changed-region>
        <text:changed-region xml:id="ct238785592" text:id="ct238785592">
          <text:insertion>
            <office:change-info>
              <dc:creator>Peter Camilleri</dc:creator>
              <dc:date>2015-04-25T17:38:00</dc:date>
            </office:change-info>
          </text:insertion>
        </text:changed-region>
        <text:changed-region xml:id="ct238785696" text:id="ct238785696">
          <text:deletion>
            <office:change-info>
              <dc:creator>Peter Camilleri</dc:creator>
              <dc:date>2015-04-25T23:18:00</dc:date>
            </office:change-info>
            <text:p text:style-name="Text_20_body"/>
            <text:p text:style-name="Text_20_body">.real</text:p>
          </text:deletion>
        </text:changed-region>
        <text:changed-region xml:id="ct238785800" text:id="ct238785800">
          <text:insertion>
            <office:change-info>
              <dc:creator>Peter Camilleri</dc:creator>
              <dc:date>2015-04-25T17:39:00</dc:date>
            </office:change-info>
          </text:insertion>
        </text:changed-region>
        <text:changed-region xml:id="ct238785944" text:id="ct238785944">
          <text:insertion>
            <office:change-info>
              <dc:creator>Peter Camilleri</dc:creator>
              <dc:date>2015-04-25T17:39:00</dc:date>
            </office:change-info>
          </text:insertion>
        </text:changed-region>
        <text:changed-region xml:id="ct238786048" text:id="ct238786048">
          <text:insertion>
            <office:change-info>
              <dc:creator>Peter Camilleri</dc:creator>
              <dc:date>2015-04-25T17:39:00</dc:date>
            </office:change-info>
          </text:insertion>
        </text:changed-region>
        <text:changed-region xml:id="ct238786152" text:id="ct238786152">
          <text:insertion>
            <office:change-info>
              <dc:creator>Peter Camilleri</dc:creator>
              <dc:date>2015-04-25T17:39:00</dc:date>
            </office:change-info>
          </text:insertion>
        </text:changed-region>
        <text:changed-region xml:id="ct238786256" text:id="ct238786256">
          <text:deletion>
            <office:change-info>
              <dc:creator>Peter Camilleri</dc:creator>
              <dc:date>2015-04-25T23:19:00</dc:date>
            </office:change-info>
            <text:p text:style-name="Text_20_body"/>
            <text:p text:style-name="Text_20_body">.round</text:p>
          </text:deletion>
        </text:changed-region>
        <text:changed-region xml:id="ct238786360" text:id="ct238786360">
          <text:insertion>
            <office:change-info>
              <dc:creator>Peter Camilleri</dc:creator>
              <dc:date>2015-04-25T17:39:00</dc:date>
            </office:change-info>
          </text:insertion>
        </text:changed-region>
        <text:changed-region xml:id="ct238786464" text:id="ct238786464">
          <text:insertion>
            <office:change-info>
              <dc:creator>Peter Camilleri</dc:creator>
              <dc:date>2015-04-25T17:39:00</dc:date>
            </office:change-info>
          </text:insertion>
        </text:changed-region>
        <text:changed-region xml:id="ct238786568" text:id="ct238786568">
          <text:insertion>
            <office:change-info>
              <dc:creator>Peter Camilleri</dc:creator>
              <dc:date>2015-04-25T17:39:00</dc:date>
            </office:change-info>
          </text:insertion>
        </text:changed-region>
        <text:changed-region xml:id="ct238786672" text:id="ct238786672">
          <text:insertion>
            <office:change-info>
              <dc:creator>Peter Camilleri</dc:creator>
              <dc:date>2015-04-25T17:39:00</dc:date>
            </office:change-info>
          </text:insertion>
        </text:changed-region>
        <text:changed-region xml:id="ct238786776" text:id="ct238786776">
          <text:insertion>
            <office:change-info>
              <dc:creator>Peter Camilleri</dc:creator>
              <dc:date>2015-04-25T17:39:00</dc:date>
            </office:change-info>
          </text:insertion>
        </text:changed-region>
        <text:changed-region xml:id="ct238786880" text:id="ct238786880">
          <text:insertion>
            <office:change-info>
              <dc:creator>Peter Camilleri</dc:creator>
              <dc:date>2015-04-25T17:39:00</dc:date>
            </office:change-info>
          </text:insertion>
        </text:changed-region>
        <text:changed-region xml:id="ct238786984" text:id="ct238786984">
          <text:deletion>
            <office:change-info>
              <dc:creator>Peter Camilleri</dc:creator>
              <dc:date>2015-04-25T23:19:00</dc:date>
            </office:change-info>
            <text:p text:style-name="Text_20_body"/>
            <text:p text:style-name="Text_20_body">.sin</text:p>
          </text:deletion>
        </text:changed-region>
        <text:changed-region xml:id="ct238787088" text:id="ct238787088">
          <text:insertion>
            <office:change-info>
              <dc:creator>Peter Camilleri</dc:creator>
              <dc:date>2015-04-25T17:39:00</dc:date>
            </office:change-info>
          </text:insertion>
        </text:changed-region>
        <text:changed-region xml:id="ct238787192" text:id="ct238787192">
          <text:insertion>
            <office:change-info>
              <dc:creator>Peter Camilleri</dc:creator>
              <dc:date>2015-04-25T17:39:00</dc:date>
            </office:change-info>
          </text:insertion>
        </text:changed-region>
        <text:changed-region xml:id="ct238787296" text:id="ct238787296">
          <text:insertion>
            <office:change-info>
              <dc:creator>Peter Camilleri</dc:creator>
              <dc:date>2015-04-25T17:39:00</dc:date>
            </office:change-info>
          </text:insertion>
        </text:changed-region>
        <text:changed-region xml:id="ct238787400" text:id="ct238787400">
          <text:insertion>
            <office:change-info>
              <dc:creator>Peter Camilleri</dc:creator>
              <dc:date>2015-04-25T17:39:00</dc:date>
            </office:change-info>
          </text:insertion>
        </text:changed-region>
        <text:changed-region xml:id="ct238787504" text:id="ct238787504">
          <text:insertion>
            <office:change-info>
              <dc:creator>Peter Camilleri</dc:creator>
              <dc:date>2015-04-25T17:39:00</dc:date>
            </office:change-info>
          </text:insertion>
        </text:changed-region>
        <text:changed-region xml:id="ct238787608" text:id="ct238787608">
          <text:deletion>
            <office:change-info>
              <dc:creator>Peter Camilleri</dc:creator>
              <dc:date>2015-04-25T23:19:00</dc:date>
            </office:change-info>
            <text:p text:style-name="Text_20_body"/>
            <text:p text:style-name="Text_20_body">.sinh</text:p>
          </text:deletion>
        </text:changed-region>
        <text:changed-region xml:id="ct238787712" text:id="ct238787712">
          <text:insertion>
            <office:change-info>
              <dc:creator>Peter Camilleri</dc:creator>
              <dc:date>2015-04-25T17:39:00</dc:date>
            </office:change-info>
          </text:insertion>
        </text:changed-region>
        <text:changed-region xml:id="ct238787816" text:id="ct238787816">
          <text:insertion>
            <office:change-info>
              <dc:creator>Peter Camilleri</dc:creator>
              <dc:date>2015-04-25T17:39:00</dc:date>
            </office:change-info>
          </text:insertion>
        </text:changed-region>
        <text:changed-region xml:id="ct238787920" text:id="ct238787920">
          <text:insertion>
            <office:change-info>
              <dc:creator>Peter Camilleri</dc:creator>
              <dc:date>2015-04-25T17:39:00</dc:date>
            </office:change-info>
          </text:insertion>
        </text:changed-region>
        <text:changed-region xml:id="ct238788024" text:id="ct238788024">
          <text:insertion>
            <office:change-info>
              <dc:creator>Peter Camilleri</dc:creator>
              <dc:date>2015-04-25T17:39:00</dc:date>
            </office:change-info>
          </text:insertion>
        </text:changed-region>
        <text:changed-region xml:id="ct238788128" text:id="ct238788128">
          <text:insertion>
            <office:change-info>
              <dc:creator>Peter Camilleri</dc:creator>
              <dc:date>2015-04-25T17:39:00</dc:date>
            </office:change-info>
          </text:insertion>
        </text:changed-region>
        <text:changed-region xml:id="ct238788232" text:id="ct238788232">
          <text:deletion>
            <office:change-info>
              <dc:creator>Peter Camilleri</dc:creator>
              <dc:date>2015-04-25T23:19:00</dc:date>
            </office:change-info>
            <text:p text:style-name="Text_20_body"/>
            <text:p text:style-name="Text_20_body">.sleep</text:p>
          </text:deletion>
        </text:changed-region>
        <text:changed-region xml:id="ct238788336" text:id="ct238788336">
          <text:insertion>
            <office:change-info>
              <dc:creator>Peter Camilleri</dc:creator>
              <dc:date>2015-04-25T17:39:00</dc:date>
            </office:change-info>
          </text:insertion>
        </text:changed-region>
        <text:changed-region xml:id="ct238788440" text:id="ct238788440">
          <text:insertion>
            <office:change-info>
              <dc:creator>Peter Camilleri</dc:creator>
              <dc:date>2015-04-25T17:39:00</dc:date>
            </office:change-info>
          </text:insertion>
        </text:changed-region>
        <text:changed-region xml:id="ct238788544" text:id="ct238788544">
          <text:insertion>
            <office:change-info>
              <dc:creator>Peter Camilleri</dc:creator>
              <dc:date>2015-04-25T17:39:00</dc:date>
            </office:change-info>
          </text:insertion>
        </text:changed-region>
        <text:changed-region xml:id="ct238788648" text:id="ct238788648">
          <text:insertion>
            <office:change-info>
              <dc:creator>Peter Camilleri</dc:creator>
              <dc:date>2015-04-25T17:39:00</dc:date>
            </office:change-info>
          </text:insertion>
        </text:changed-region>
        <text:changed-region xml:id="ct238788752" text:id="ct238788752">
          <text:deletion>
            <office:change-info>
              <dc:creator>Peter Camilleri</dc:creator>
              <dc:date>2015-04-25T23:20:00</dc:date>
            </office:change-info>
            <text:p text:style-name="Text_20_body"/>
            <text:p text:style-name="Text_20_body">.sqr</text:p>
          </text:deletion>
        </text:changed-region>
        <text:changed-region xml:id="ct238788856" text:id="ct238788856">
          <text:insertion>
            <office:change-info>
              <dc:creator>Peter Camilleri</dc:creator>
              <dc:date>2015-04-25T17:39:00</dc:date>
            </office:change-info>
          </text:insertion>
        </text:changed-region>
        <text:changed-region xml:id="ct238788960" text:id="ct238788960">
          <text:insertion>
            <office:change-info>
              <dc:creator>Peter Camilleri</dc:creator>
              <dc:date>2015-04-25T17:39:00</dc:date>
            </office:change-info>
          </text:insertion>
        </text:changed-region>
        <text:changed-region xml:id="ct238789064" text:id="ct238789064">
          <text:insertion>
            <office:change-info>
              <dc:creator>Peter Camilleri</dc:creator>
              <dc:date>2015-04-25T17:39:00</dc:date>
            </office:change-info>
          </text:insertion>
        </text:changed-region>
        <text:changed-region xml:id="ct238789168" text:id="ct238789168">
          <text:insertion>
            <office:change-info>
              <dc:creator>Peter Camilleri</dc:creator>
              <dc:date>2015-04-25T17:39:00</dc:date>
            </office:change-info>
          </text:insertion>
        </text:changed-region>
        <text:changed-region xml:id="ct238789272" text:id="ct238789272">
          <text:deletion>
            <office:change-info>
              <dc:creator>Peter Camilleri</dc:creator>
              <dc:date>2015-04-25T23:20:00</dc:date>
            </office:change-info>
            <text:p text:style-name="Text_20_body"/>
            <text:p text:style-name="Text_20_body">.sqrt</text:p>
          </text:deletion>
        </text:changed-region>
        <text:changed-region xml:id="ct238789376" text:id="ct238789376">
          <text:insertion>
            <office:change-info>
              <dc:creator>Peter Camilleri</dc:creator>
              <dc:date>2015-04-25T17:39:00</dc:date>
            </office:change-info>
          </text:insertion>
        </text:changed-region>
        <text:changed-region xml:id="ct238789480" text:id="ct238789480">
          <text:insertion>
            <office:change-info>
              <dc:creator>Peter Camilleri</dc:creator>
              <dc:date>2015-04-25T17:39:00</dc:date>
            </office:change-info>
          </text:insertion>
        </text:changed-region>
        <text:changed-region xml:id="ct238789584" text:id="ct238789584">
          <text:insertion>
            <office:change-info>
              <dc:creator>Peter Camilleri</dc:creator>
              <dc:date>2015-04-25T17:39:00</dc:date>
            </office:change-info>
          </text:insertion>
        </text:changed-region>
        <text:changed-region xml:id="ct238789688" text:id="ct238789688">
          <text:insertion>
            <office:change-info>
              <dc:creator>Peter Camilleri</dc:creator>
              <dc:date>2015-04-25T17:39:00</dc:date>
            </office:change-info>
          </text:insertion>
        </text:changed-region>
        <text:changed-region xml:id="ct238789792" text:id="ct238789792">
          <text:insertion>
            <office:change-info>
              <dc:creator>Peter Camilleri</dc:creator>
              <dc:date>2015-04-25T17:39:00</dc:date>
            </office:change-info>
          </text:insertion>
        </text:changed-region>
        <text:changed-region xml:id="ct238789896" text:id="ct238789896">
          <text:deletion>
            <office:change-info>
              <dc:creator>Peter Camilleri</dc:creator>
              <dc:date>2015-04-25T23:20:00</dc:date>
            </office:change-info>
            <text:p text:style-name="Text_20_body"/>
            <text:p text:style-name="Text_20_body">.tan</text:p>
          </text:deletion>
        </text:changed-region>
        <text:changed-region xml:id="ct238794048" text:id="ct238794048">
          <text:insertion>
            <office:change-info>
              <dc:creator>Peter Camilleri</dc:creator>
              <dc:date>2015-04-25T17:39:00</dc:date>
            </office:change-info>
          </text:insertion>
        </text:changed-region>
        <text:changed-region xml:id="ct238794152" text:id="ct238794152">
          <text:insertion>
            <office:change-info>
              <dc:creator>Peter Camilleri</dc:creator>
              <dc:date>2015-04-25T17:39:00</dc:date>
            </office:change-info>
          </text:insertion>
        </text:changed-region>
        <text:changed-region xml:id="ct238794256" text:id="ct238794256">
          <text:insertion>
            <office:change-info>
              <dc:creator>Peter Camilleri</dc:creator>
              <dc:date>2015-04-25T17:39:00</dc:date>
            </office:change-info>
          </text:insertion>
        </text:changed-region>
        <text:changed-region xml:id="ct238794360" text:id="ct238794360">
          <text:insertion>
            <office:change-info>
              <dc:creator>Peter Camilleri</dc:creator>
              <dc:date>2015-04-25T17:39:00</dc:date>
            </office:change-info>
          </text:insertion>
        </text:changed-region>
        <text:changed-region xml:id="ct238794464" text:id="ct238794464">
          <text:insertion>
            <office:change-info>
              <dc:creator>Peter Camilleri</dc:creator>
              <dc:date>2015-04-25T17:39:00</dc:date>
            </office:change-info>
          </text:insertion>
        </text:changed-region>
        <text:changed-region xml:id="ct238794568" text:id="ct238794568">
          <text:deletion>
            <office:change-info>
              <dc:creator>Peter Camilleri</dc:creator>
              <dc:date>2015-04-25T23:20:00</dc:date>
            </office:change-info>
            <text:p text:style-name="Text_20_body"/>
            <text:p text:style-name="Text_20_body">.tanh</text:p>
          </text:deletion>
        </text:changed-region>
        <text:changed-region xml:id="ct238794672" text:id="ct238794672">
          <text:insertion>
            <office:change-info>
              <dc:creator>Peter Camilleri</dc:creator>
              <dc:date>2015-04-25T17:39:00</dc:date>
            </office:change-info>
          </text:insertion>
        </text:changed-region>
        <text:changed-region xml:id="ct238794776" text:id="ct238794776">
          <text:insertion>
            <office:change-info>
              <dc:creator>Peter Camilleri</dc:creator>
              <dc:date>2015-04-25T17:39:00</dc:date>
            </office:change-info>
          </text:insertion>
        </text:changed-region>
        <text:changed-region xml:id="ct238794880" text:id="ct238794880">
          <text:insertion>
            <office:change-info>
              <dc:creator>Peter Camilleri</dc:creator>
              <dc:date>2015-04-25T17:39:00</dc:date>
            </office:change-info>
          </text:insertion>
        </text:changed-region>
        <text:changed-region xml:id="ct238794984" text:id="ct238794984">
          <text:insertion>
            <office:change-info>
              <dc:creator>Peter Camilleri</dc:creator>
              <dc:date>2015-04-25T17:39:00</dc:date>
            </office:change-info>
          </text:insertion>
        </text:changed-region>
        <text:changed-region xml:id="ct238795088" text:id="ct238795088">
          <text:insertion>
            <office:change-info>
              <dc:creator>Peter Camilleri</dc:creator>
              <dc:date>2015-04-25T17:39:00</dc:date>
            </office:change-info>
          </text:insertion>
        </text:changed-region>
        <text:changed-region xml:id="ct238795192" text:id="ct238795192">
          <text:deletion>
            <office:change-info>
              <dc:creator>Peter Camilleri</dc:creator>
              <dc:date>2015-04-25T23:20:00</dc:date>
            </office:change-info>
            <text:p text:style-name="Text_20_body"/>
            <text:p text:style-name="Text_20_body">/</text:p>
          </text:deletion>
        </text:changed-region>
        <text:changed-region xml:id="ct238795296" text:id="ct238795296">
          <text:insertion>
            <office:change-info>
              <dc:creator>Peter Camilleri</dc:creator>
              <dc:date>2015-04-25T17:39:00</dc:date>
            </office:change-info>
          </text:insertion>
        </text:changed-region>
        <text:changed-region xml:id="ct238795400" text:id="ct238795400">
          <text:insertion>
            <office:change-info>
              <dc:creator>Peter Camilleri</dc:creator>
              <dc:date>2015-04-25T17:39:00</dc:date>
            </office:change-info>
          </text:insertion>
        </text:changed-region>
        <text:changed-region xml:id="ct238795504" text:id="ct238795504">
          <text:insertion>
            <office:change-info>
              <dc:creator>Peter Camilleri</dc:creator>
              <dc:date>2015-04-25T17:39:00</dc:date>
            </office:change-info>
          </text:insertion>
        </text:changed-region>
        <text:changed-region xml:id="ct238795608" text:id="ct238795608">
          <text:insertion>
            <office:change-info>
              <dc:creator>Peter Camilleri</dc:creator>
              <dc:date>2015-04-25T17:39:00</dc:date>
            </office:change-info>
          </text:insertion>
        </text:changed-region>
        <text:changed-region xml:id="ct238795712" text:id="ct238795712">
          <text:deletion>
            <office:change-info>
              <dc:creator>Peter Camilleri</dc:creator>
              <dc:date>2015-04-25T23:21:00</dc:date>
            </office:change-info>
            <text:p text:style-name="Text_20_body"/>
            <text:p text:style-name="Text_20_body">0&lt;</text:p>
          </text:deletion>
        </text:changed-region>
        <text:changed-region xml:id="ct238795816" text:id="ct238795816">
          <text:insertion>
            <office:change-info>
              <dc:creator>Peter Camilleri</dc:creator>
              <dc:date>2015-04-25T17:39:00</dc:date>
            </office:change-info>
          </text:insertion>
        </text:changed-region>
        <text:changed-region xml:id="ct238795920" text:id="ct238795920">
          <text:insertion>
            <office:change-info>
              <dc:creator>Peter Camilleri</dc:creator>
              <dc:date>2015-04-25T17:39:00</dc:date>
            </office:change-info>
          </text:insertion>
        </text:changed-region>
        <text:changed-region xml:id="ct238796024" text:id="ct238796024">
          <text:insertion>
            <office:change-info>
              <dc:creator>Peter Camilleri</dc:creator>
              <dc:date>2015-04-25T17:39:00</dc:date>
            </office:change-info>
          </text:insertion>
        </text:changed-region>
        <text:changed-region xml:id="ct238796128" text:id="ct238796128">
          <text:insertion>
            <office:change-info>
              <dc:creator>Peter Camilleri</dc:creator>
              <dc:date>2015-04-25T17:39:00</dc:date>
            </office:change-info>
          </text:insertion>
        </text:changed-region>
        <text:changed-region xml:id="ct238796232" text:id="ct238796232">
          <text:deletion>
            <office:change-info>
              <dc:creator>Peter Camilleri</dc:creator>
              <dc:date>2015-04-25T23:21:00</dc:date>
            </office:change-info>
            <text:p text:style-name="Text_20_body"/>
            <text:p text:style-name="Text_20_body">0&lt;=</text:p>
          </text:deletion>
        </text:changed-region>
        <text:changed-region xml:id="ct238796336" text:id="ct238796336">
          <text:insertion>
            <office:change-info>
              <dc:creator>Peter Camilleri</dc:creator>
              <dc:date>2015-04-25T17:39:00</dc:date>
            </office:change-info>
          </text:insertion>
        </text:changed-region>
        <text:changed-region xml:id="ct238796440" text:id="ct238796440">
          <text:insertion>
            <office:change-info>
              <dc:creator>Peter Camilleri</dc:creator>
              <dc:date>2015-04-25T17:39:00</dc:date>
            </office:change-info>
          </text:insertion>
        </text:changed-region>
        <text:changed-region xml:id="ct238796544" text:id="ct238796544">
          <text:insertion>
            <office:change-info>
              <dc:creator>Peter Camilleri</dc:creator>
              <dc:date>2015-04-25T17:39:00</dc:date>
            </office:change-info>
          </text:insertion>
        </text:changed-region>
        <text:changed-region xml:id="ct238796648" text:id="ct238796648">
          <text:insertion>
            <office:change-info>
              <dc:creator>Peter Camilleri</dc:creator>
              <dc:date>2015-04-25T17:39:00</dc:date>
            </office:change-info>
          </text:insertion>
        </text:changed-region>
        <text:changed-region xml:id="ct238796752" text:id="ct238796752">
          <text:deletion>
            <office:change-info>
              <dc:creator>Peter Camilleri</dc:creator>
              <dc:date>2015-04-25T23:21:00</dc:date>
            </office:change-info>
            <text:p text:style-name="Text_20_body"/>
            <text:p text:style-name="Text_20_body">0&lt;=&gt;</text:p>
          </text:deletion>
        </text:changed-region>
        <text:changed-region xml:id="ct238796856" text:id="ct238796856">
          <text:insertion>
            <office:change-info>
              <dc:creator>Peter Camilleri</dc:creator>
              <dc:date>2015-04-25T17:39:00</dc:date>
            </office:change-info>
          </text:insertion>
        </text:changed-region>
        <text:changed-region xml:id="ct238796960" text:id="ct238796960">
          <text:insertion>
            <office:change-info>
              <dc:creator>Peter Camilleri</dc:creator>
              <dc:date>2015-04-25T17:39:00</dc:date>
            </office:change-info>
          </text:insertion>
        </text:changed-region>
        <text:changed-region xml:id="ct238797064" text:id="ct238797064">
          <text:insertion>
            <office:change-info>
              <dc:creator>Peter Camilleri</dc:creator>
              <dc:date>2015-04-25T17:39:00</dc:date>
            </office:change-info>
          </text:insertion>
        </text:changed-region>
        <text:changed-region xml:id="ct238797168" text:id="ct238797168">
          <text:insertion>
            <office:change-info>
              <dc:creator>Peter Camilleri</dc:creator>
              <dc:date>2015-04-25T17:39:00</dc:date>
            </office:change-info>
          </text:insertion>
        </text:changed-region>
        <text:changed-region xml:id="ct238797272" text:id="ct238797272">
          <text:insertion>
            <office:change-info>
              <dc:creator>Peter Camilleri</dc:creator>
              <dc:date>2015-04-25T17:39:00</dc:date>
            </office:change-info>
          </text:insertion>
        </text:changed-region>
        <text:changed-region xml:id="ct238797480" text:id="ct238797480">
          <text:deletion>
            <office:change-info>
              <dc:creator>Peter Camilleri</dc:creator>
              <dc:date>2015-04-25T23:22:00</dc:date>
            </office:change-info>
            <text:p text:style-name="Text_20_body"/>
            <text:p text:style-name="Text_20_body"/>
          </text:deletion>
        </text:changed-region>
        <text:changed-region xml:id="ct238797376" text:id="ct238797376">
          <text:deletion>
            <office:change-info>
              <dc:creator>Peter Camilleri</dc:creator>
              <dc:date>2015-04-25T23:21:00</dc:date>
            </office:change-info>
            <text:p text:style-name="Text_20_body">0&lt;&gt;</text:p>
          </text:deletion>
        </text:changed-region>
        <text:changed-region xml:id="ct238797584" text:id="ct238797584">
          <text:insertion>
            <office:change-info>
              <dc:creator>Peter Camilleri</dc:creator>
              <dc:date>2015-04-25T17:39:00</dc:date>
            </office:change-info>
          </text:insertion>
        </text:changed-region>
        <text:changed-region xml:id="ct238797688" text:id="ct238797688">
          <text:insertion>
            <office:change-info>
              <dc:creator>Peter Camilleri</dc:creator>
              <dc:date>2015-04-25T17:39:00</dc:date>
            </office:change-info>
          </text:insertion>
        </text:changed-region>
        <text:changed-region xml:id="ct238797792" text:id="ct238797792">
          <text:insertion>
            <office:change-info>
              <dc:creator>Peter Camilleri</dc:creator>
              <dc:date>2015-04-25T17:39:00</dc:date>
            </office:change-info>
          </text:insertion>
        </text:changed-region>
        <text:changed-region xml:id="ct238797896" text:id="ct238797896">
          <text:insertion>
            <office:change-info>
              <dc:creator>Peter Camilleri</dc:creator>
              <dc:date>2015-04-25T17:39:00</dc:date>
            </office:change-info>
          </text:insertion>
        </text:changed-region>
        <text:changed-region xml:id="ct238798000" text:id="ct238798000">
          <text:deletion>
            <office:change-info>
              <dc:creator>Peter Camilleri</dc:creator>
              <dc:date>2015-04-25T23:22:00</dc:date>
            </office:change-info>
            <text:p text:style-name="Text_20_body"/>
            <text:p text:style-name="Text_20_body">0=</text:p>
          </text:deletion>
        </text:changed-region>
        <text:changed-region xml:id="ct238814528" text:id="ct238814528">
          <text:insertion>
            <office:change-info>
              <dc:creator>Peter Camilleri</dc:creator>
              <dc:date>2015-04-25T17:39:00</dc:date>
            </office:change-info>
          </text:insertion>
        </text:changed-region>
        <text:changed-region xml:id="ct238814632" text:id="ct238814632">
          <text:insertion>
            <office:change-info>
              <dc:creator>Peter Camilleri</dc:creator>
              <dc:date>2015-04-25T17:39:00</dc:date>
            </office:change-info>
          </text:insertion>
        </text:changed-region>
        <text:changed-region xml:id="ct238814736" text:id="ct238814736">
          <text:insertion>
            <office:change-info>
              <dc:creator>Peter Camilleri</dc:creator>
              <dc:date>2015-04-25T17:39:00</dc:date>
            </office:change-info>
          </text:insertion>
        </text:changed-region>
        <text:changed-region xml:id="ct238814840" text:id="ct238814840">
          <text:insertion>
            <office:change-info>
              <dc:creator>Peter Camilleri</dc:creator>
              <dc:date>2015-04-25T17:39:00</dc:date>
            </office:change-info>
          </text:insertion>
        </text:changed-region>
        <text:changed-region xml:id="ct238814944" text:id="ct238814944">
          <text:deletion>
            <office:change-info>
              <dc:creator>Peter Camilleri</dc:creator>
              <dc:date>2015-04-25T23:22:00</dc:date>
            </office:change-info>
            <text:p text:style-name="Text_20_body"/>
            <text:p text:style-name="Text_20_body">0&gt;</text:p>
          </text:deletion>
        </text:changed-region>
        <text:changed-region xml:id="ct238815048" text:id="ct238815048">
          <text:insertion>
            <office:change-info>
              <dc:creator>Peter Camilleri</dc:creator>
              <dc:date>2015-04-25T17:39:00</dc:date>
            </office:change-info>
          </text:insertion>
        </text:changed-region>
        <text:changed-region xml:id="ct238815152" text:id="ct238815152">
          <text:insertion>
            <office:change-info>
              <dc:creator>Peter Camilleri</dc:creator>
              <dc:date>2015-04-25T17:39:00</dc:date>
            </office:change-info>
          </text:insertion>
        </text:changed-region>
        <text:changed-region xml:id="ct238815256" text:id="ct238815256">
          <text:insertion>
            <office:change-info>
              <dc:creator>Peter Camilleri</dc:creator>
              <dc:date>2015-04-25T17:39:00</dc:date>
            </office:change-info>
          </text:insertion>
        </text:changed-region>
        <text:changed-region xml:id="ct238815360" text:id="ct238815360">
          <text:insertion>
            <office:change-info>
              <dc:creator>Peter Camilleri</dc:creator>
              <dc:date>2015-04-25T17:39:00</dc:date>
            </office:change-info>
          </text:insertion>
        </text:changed-region>
        <text:changed-region xml:id="ct238815464" text:id="ct238815464">
          <text:deletion>
            <office:change-info>
              <dc:creator>Peter Camilleri</dc:creator>
              <dc:date>2015-04-25T23:22:00</dc:date>
            </office:change-info>
            <text:p text:style-name="Text_20_body"/>
            <text:p text:style-name="Text_20_body">0&gt;=</text:p>
          </text:deletion>
        </text:changed-region>
        <text:changed-region xml:id="ct238815568" text:id="ct238815568">
          <text:insertion>
            <office:change-info>
              <dc:creator>Peter Camilleri</dc:creator>
              <dc:date>2015-04-25T17:39:00</dc:date>
            </office:change-info>
          </text:insertion>
        </text:changed-region>
        <text:changed-region xml:id="ct238815672" text:id="ct238815672">
          <text:insertion>
            <office:change-info>
              <dc:creator>Peter Camilleri</dc:creator>
              <dc:date>2015-04-25T17:39:00</dc:date>
            </office:change-info>
          </text:insertion>
        </text:changed-region>
        <text:changed-region xml:id="ct238815776" text:id="ct238815776">
          <text:insertion>
            <office:change-info>
              <dc:creator>Peter Camilleri</dc:creator>
              <dc:date>2015-04-25T17:39:00</dc:date>
            </office:change-info>
          </text:insertion>
        </text:changed-region>
        <text:changed-region xml:id="ct238815880" text:id="ct238815880">
          <text:insertion>
            <office:change-info>
              <dc:creator>Peter Camilleri</dc:creator>
              <dc:date>2015-04-25T17:39:00</dc:date>
            </office:change-info>
          </text:insertion>
        </text:changed-region>
        <text:changed-region xml:id="ct238815984" text:id="ct238815984">
          <text:deletion>
            <office:change-info>
              <dc:creator>Peter Camilleri</dc:creator>
              <dc:date>2015-04-25T23:22:00</dc:date>
            </office:change-info>
            <text:p text:style-name="Text_20_body"/>
            <text:p text:style-name="Text_20_body">1+</text:p>
          </text:deletion>
        </text:changed-region>
        <text:changed-region xml:id="ct238816088" text:id="ct238816088">
          <text:insertion>
            <office:change-info>
              <dc:creator>Peter Camilleri</dc:creator>
              <dc:date>2015-04-25T17:39:00</dc:date>
            </office:change-info>
          </text:insertion>
        </text:changed-region>
        <text:changed-region xml:id="ct238816192" text:id="ct238816192">
          <text:insertion>
            <office:change-info>
              <dc:creator>Peter Camilleri</dc:creator>
              <dc:date>2015-04-25T17:39:00</dc:date>
            </office:change-info>
          </text:insertion>
        </text:changed-region>
        <text:changed-region xml:id="ct238816296" text:id="ct238816296">
          <text:insertion>
            <office:change-info>
              <dc:creator>Peter Camilleri</dc:creator>
              <dc:date>2015-04-25T17:39:00</dc:date>
            </office:change-info>
          </text:insertion>
        </text:changed-region>
        <text:changed-region xml:id="ct238816400" text:id="ct238816400">
          <text:insertion>
            <office:change-info>
              <dc:creator>Peter Camilleri</dc:creator>
              <dc:date>2015-04-25T17:39:00</dc:date>
            </office:change-info>
          </text:insertion>
        </text:changed-region>
        <text:changed-region xml:id="ct238816504" text:id="ct238816504">
          <text:deletion>
            <office:change-info>
              <dc:creator>Peter Camilleri</dc:creator>
              <dc:date>2015-04-25T23:22:00</dc:date>
            </office:change-info>
            <text:p text:style-name="Text_20_body"/>
            <text:p text:style-name="Text_20_body">1-</text:p>
          </text:deletion>
        </text:changed-region>
        <text:changed-region xml:id="ct238816608" text:id="ct238816608">
          <text:insertion>
            <office:change-info>
              <dc:creator>Peter Camilleri</dc:creator>
              <dc:date>2015-04-25T17:39:00</dc:date>
            </office:change-info>
          </text:insertion>
        </text:changed-region>
        <text:changed-region xml:id="ct238816712" text:id="ct238816712">
          <text:insertion>
            <office:change-info>
              <dc:creator>Peter Camilleri</dc:creator>
              <dc:date>2015-04-25T17:39:00</dc:date>
            </office:change-info>
          </text:insertion>
        </text:changed-region>
        <text:changed-region xml:id="ct238816816" text:id="ct238816816">
          <text:insertion>
            <office:change-info>
              <dc:creator>Peter Camilleri</dc:creator>
              <dc:date>2015-04-25T17:39:00</dc:date>
            </office:change-info>
          </text:insertion>
        </text:changed-region>
        <text:changed-region xml:id="ct238816920" text:id="ct238816920">
          <text:insertion>
            <office:change-info>
              <dc:creator>Peter Camilleri</dc:creator>
              <dc:date>2015-04-25T17:39:00</dc:date>
            </office:change-info>
          </text:insertion>
        </text:changed-region>
        <text:changed-region xml:id="ct238817024" text:id="ct238817024">
          <text:deletion>
            <office:change-info>
              <dc:creator>Peter Camilleri</dc:creator>
              <dc:date>2015-04-25T23:23:00</dc:date>
            </office:change-info>
            <text:p text:style-name="Text_20_body"/>
            <text:p text:style-name="Text_20_body">2*</text:p>
          </text:deletion>
        </text:changed-region>
        <text:changed-region xml:id="ct238817128" text:id="ct238817128">
          <text:insertion>
            <office:change-info>
              <dc:creator>Peter Camilleri</dc:creator>
              <dc:date>2015-04-25T17:39:00</dc:date>
            </office:change-info>
          </text:insertion>
        </text:changed-region>
        <text:changed-region xml:id="ct238817232" text:id="ct238817232">
          <text:insertion>
            <office:change-info>
              <dc:creator>Peter Camilleri</dc:creator>
              <dc:date>2015-04-25T17:39:00</dc:date>
            </office:change-info>
          </text:insertion>
        </text:changed-region>
        <text:changed-region xml:id="ct238817336" text:id="ct238817336">
          <text:insertion>
            <office:change-info>
              <dc:creator>Peter Camilleri</dc:creator>
              <dc:date>2015-04-25T17:39:00</dc:date>
            </office:change-info>
          </text:insertion>
        </text:changed-region>
        <text:changed-region xml:id="ct238817440" text:id="ct238817440">
          <text:insertion>
            <office:change-info>
              <dc:creator>Peter Camilleri</dc:creator>
              <dc:date>2015-04-25T17:39:00</dc:date>
            </office:change-info>
          </text:insertion>
        </text:changed-region>
        <text:changed-region xml:id="ct238817544" text:id="ct238817544">
          <text:deletion>
            <office:change-info>
              <dc:creator>Peter Camilleri</dc:creator>
              <dc:date>2015-04-25T23:23:00</dc:date>
            </office:change-info>
            <text:p text:style-name="Text_20_body"/>
            <text:p text:style-name="Text_20_body">2+</text:p>
          </text:deletion>
        </text:changed-region>
        <text:changed-region xml:id="ct238817648" text:id="ct238817648">
          <text:insertion>
            <office:change-info>
              <dc:creator>Peter Camilleri</dc:creator>
              <dc:date>2015-04-25T17:39:00</dc:date>
            </office:change-info>
          </text:insertion>
        </text:changed-region>
        <text:changed-region xml:id="ct238817752" text:id="ct238817752">
          <text:insertion>
            <office:change-info>
              <dc:creator>Peter Camilleri</dc:creator>
              <dc:date>2015-04-25T17:39:00</dc:date>
            </office:change-info>
          </text:insertion>
        </text:changed-region>
        <text:changed-region xml:id="ct238817856" text:id="ct238817856">
          <text:insertion>
            <office:change-info>
              <dc:creator>Peter Camilleri</dc:creator>
              <dc:date>2015-04-25T17:39:00</dc:date>
            </office:change-info>
          </text:insertion>
        </text:changed-region>
        <text:changed-region xml:id="ct238817960" text:id="ct238817960">
          <text:insertion>
            <office:change-info>
              <dc:creator>Peter Camilleri</dc:creator>
              <dc:date>2015-04-25T17:39:00</dc:date>
            </office:change-info>
          </text:insertion>
        </text:changed-region>
        <text:changed-region xml:id="ct238818064" text:id="ct238818064">
          <text:deletion>
            <office:change-info>
              <dc:creator>Peter Camilleri</dc:creator>
              <dc:date>2015-04-25T23:23:00</dc:date>
            </office:change-info>
            <text:p text:style-name="Text_20_body"/>
            <text:p text:style-name="Text_20_body">2-</text:p>
          </text:deletion>
        </text:changed-region>
        <text:changed-region xml:id="ct238818168" text:id="ct238818168">
          <text:insertion>
            <office:change-info>
              <dc:creator>Peter Camilleri</dc:creator>
              <dc:date>2015-04-25T17:39:00</dc:date>
            </office:change-info>
          </text:insertion>
        </text:changed-region>
        <text:changed-region xml:id="ct238818272" text:id="ct238818272">
          <text:insertion>
            <office:change-info>
              <dc:creator>Peter Camilleri</dc:creator>
              <dc:date>2015-04-25T17:39:00</dc:date>
            </office:change-info>
          </text:insertion>
        </text:changed-region>
        <text:changed-region xml:id="ct238818376" text:id="ct238818376">
          <text:insertion>
            <office:change-info>
              <dc:creator>Peter Camilleri</dc:creator>
              <dc:date>2015-04-25T17:39:00</dc:date>
            </office:change-info>
          </text:insertion>
        </text:changed-region>
        <text:changed-region xml:id="ct238818480" text:id="ct238818480">
          <text:insertion>
            <office:change-info>
              <dc:creator>Peter Camilleri</dc:creator>
              <dc:date>2015-04-25T17:39:00</dc:date>
            </office:change-info>
          </text:insertion>
        </text:changed-region>
        <text:changed-region xml:id="ct238818584" text:id="ct238818584">
          <text:deletion>
            <office:change-info>
              <dc:creator>Peter Camilleri</dc:creator>
              <dc:date>2015-04-25T23:24:00</dc:date>
            </office:change-info>
            <text:p text:style-name="Text_20_body"/>
            <text:p text:style-name="Text_20_body">2/</text:p>
          </text:deletion>
        </text:changed-region>
        <text:changed-region xml:id="ct238818688" text:id="ct238818688">
          <text:insertion>
            <office:change-info>
              <dc:creator>Peter Camilleri</dc:creator>
              <dc:date>2015-04-25T17:39:00</dc:date>
            </office:change-info>
          </text:insertion>
        </text:changed-region>
        <text:changed-region xml:id="ct238818792" text:id="ct238818792">
          <text:insertion>
            <office:change-info>
              <dc:creator>Peter Camilleri</dc:creator>
              <dc:date>2015-04-25T17:39:00</dc:date>
            </office:change-info>
          </text:insertion>
        </text:changed-region>
        <text:changed-region xml:id="ct238818896" text:id="ct238818896">
          <text:insertion>
            <office:change-info>
              <dc:creator>Peter Camilleri</dc:creator>
              <dc:date>2015-04-25T17:39:00</dc:date>
            </office:change-info>
          </text:insertion>
        </text:changed-region>
        <text:changed-region xml:id="ct238819000" text:id="ct238819000">
          <text:insertion>
            <office:change-info>
              <dc:creator>Peter Camilleri</dc:creator>
              <dc:date>2015-04-25T17:39:00</dc:date>
            </office:change-info>
          </text:insertion>
        </text:changed-region>
        <text:changed-region xml:id="ct238819104" text:id="ct238819104">
          <text:deletion>
            <office:change-info>
              <dc:creator>Peter Camilleri</dc:creator>
              <dc:date>2015-04-25T23:24:00</dc:date>
            </office:change-info>
            <text:p text:style-name="Text_20_body"/>
            <text:p text:style-name="Text_20_body">&lt;</text:p>
          </text:deletion>
        </text:changed-region>
        <text:changed-region xml:id="ct238819208" text:id="ct238819208">
          <text:insertion>
            <office:change-info>
              <dc:creator>Peter Camilleri</dc:creator>
              <dc:date>2015-04-25T17:39:00</dc:date>
            </office:change-info>
          </text:insertion>
        </text:changed-region>
        <text:changed-region xml:id="ct238819312" text:id="ct238819312">
          <text:insertion>
            <office:change-info>
              <dc:creator>Peter Camilleri</dc:creator>
              <dc:date>2015-04-25T17:39:00</dc:date>
            </office:change-info>
          </text:insertion>
        </text:changed-region>
        <text:changed-region xml:id="ct238819416" text:id="ct238819416">
          <text:insertion>
            <office:change-info>
              <dc:creator>Peter Camilleri</dc:creator>
              <dc:date>2015-04-25T17:39:00</dc:date>
            </office:change-info>
          </text:insertion>
        </text:changed-region>
        <text:changed-region xml:id="ct238819520" text:id="ct238819520">
          <text:insertion>
            <office:change-info>
              <dc:creator>Peter Camilleri</dc:creator>
              <dc:date>2015-04-25T17:39:00</dc:date>
            </office:change-info>
          </text:insertion>
        </text:changed-region>
        <text:changed-region xml:id="ct238819624" text:id="ct238819624">
          <text:insertion>
            <office:change-info>
              <dc:creator>Peter Camilleri</dc:creator>
              <dc:date>2015-04-25T17:39:00</dc:date>
            </office:change-info>
          </text:insertion>
        </text:changed-region>
        <text:changed-region xml:id="ct238819728" text:id="ct238819728">
          <text:deletion>
            <office:change-info>
              <dc:creator>Peter Camilleri</dc:creator>
              <dc:date>2015-04-25T23:24:00</dc:date>
            </office:change-info>
            <text:p text:style-name="Text_20_body"/>
            <text:p text:style-name="Text_20_body">&lt;=</text:p>
          </text:deletion>
        </text:changed-region>
        <text:changed-region xml:id="ct238819832" text:id="ct238819832">
          <text:insertion>
            <office:change-info>
              <dc:creator>Peter Camilleri</dc:creator>
              <dc:date>2015-04-25T17:39:00</dc:date>
            </office:change-info>
          </text:insertion>
        </text:changed-region>
        <text:changed-region xml:id="ct238819936" text:id="ct238819936">
          <text:insertion>
            <office:change-info>
              <dc:creator>Peter Camilleri</dc:creator>
              <dc:date>2015-04-25T17:39:00</dc:date>
            </office:change-info>
          </text:insertion>
        </text:changed-region>
        <text:changed-region xml:id="ct238820040" text:id="ct238820040">
          <text:insertion>
            <office:change-info>
              <dc:creator>Peter Camilleri</dc:creator>
              <dc:date>2015-04-25T17:39:00</dc:date>
            </office:change-info>
          </text:insertion>
        </text:changed-region>
        <text:changed-region xml:id="ct238820144" text:id="ct238820144">
          <text:insertion>
            <office:change-info>
              <dc:creator>Peter Camilleri</dc:creator>
              <dc:date>2015-04-25T17:39:00</dc:date>
            </office:change-info>
          </text:insertion>
        </text:changed-region>
        <text:changed-region xml:id="ct238820248" text:id="ct238820248">
          <text:insertion>
            <office:change-info>
              <dc:creator>Peter Camilleri</dc:creator>
              <dc:date>2015-04-25T17:39:00</dc:date>
            </office:change-info>
          </text:insertion>
        </text:changed-region>
        <text:changed-region xml:id="ct238820352" text:id="ct238820352">
          <text:deletion>
            <office:change-info>
              <dc:creator>Peter Camilleri</dc:creator>
              <dc:date>2015-04-25T23:24:00</dc:date>
            </office:change-info>
            <text:p text:style-name="Text_20_body"/>
            <text:p text:style-name="Text_20_body">&lt;=&gt;</text:p>
          </text:deletion>
        </text:changed-region>
        <text:changed-region xml:id="ct238820456" text:id="ct238820456">
          <text:insertion>
            <office:change-info>
              <dc:creator>Peter Camilleri</dc:creator>
              <dc:date>2015-04-25T17:39:00</dc:date>
            </office:change-info>
          </text:insertion>
        </text:changed-region>
        <text:changed-region xml:id="ct238820560" text:id="ct238820560">
          <text:insertion>
            <office:change-info>
              <dc:creator>Peter Camilleri</dc:creator>
              <dc:date>2015-04-25T17:39:00</dc:date>
            </office:change-info>
          </text:insertion>
        </text:changed-region>
        <text:changed-region xml:id="ct238820664" text:id="ct238820664">
          <text:insertion>
            <office:change-info>
              <dc:creator>Peter Camilleri</dc:creator>
              <dc:date>2015-04-25T17:39:00</dc:date>
            </office:change-info>
          </text:insertion>
        </text:changed-region>
        <text:changed-region xml:id="ct238820768" text:id="ct238820768">
          <text:insertion>
            <office:change-info>
              <dc:creator>Peter Camilleri</dc:creator>
              <dc:date>2015-04-25T17:39:00</dc:date>
            </office:change-info>
          </text:insertion>
        </text:changed-region>
        <text:changed-region xml:id="ct238820872" text:id="ct238820872">
          <text:insertion>
            <office:change-info>
              <dc:creator>Peter Camilleri</dc:creator>
              <dc:date>2015-04-25T17:39:00</dc:date>
            </office:change-info>
          </text:insertion>
        </text:changed-region>
        <text:changed-region xml:id="ct238821080" text:id="ct238821080">
          <text:deletion>
            <office:change-info>
              <dc:creator>Peter Camilleri</dc:creator>
              <dc:date>2015-04-25T23:25:00</dc:date>
            </office:change-info>
            <text:p text:style-name="Text_20_body"/>
            <text:p text:style-name="Text_20_body"/>
          </text:deletion>
        </text:changed-region>
        <text:changed-region xml:id="ct238820976" text:id="ct238820976">
          <text:deletion>
            <office:change-info>
              <dc:creator>Peter Camilleri</dc:creator>
              <dc:date>2015-04-25T23:24:00</dc:date>
            </office:change-info>
            <text:p text:style-name="Text_20_body">&gt;</text:p>
          </text:deletion>
        </text:changed-region>
        <text:changed-region xml:id="ct238821184" text:id="ct238821184">
          <text:insertion>
            <office:change-info>
              <dc:creator>Peter Camilleri</dc:creator>
              <dc:date>2015-04-25T17:39:00</dc:date>
            </office:change-info>
          </text:insertion>
        </text:changed-region>
        <text:changed-region xml:id="ct238821288" text:id="ct238821288">
          <text:insertion>
            <office:change-info>
              <dc:creator>Peter Camilleri</dc:creator>
              <dc:date>2015-04-25T17:39:00</dc:date>
            </office:change-info>
          </text:insertion>
        </text:changed-region>
        <text:changed-region xml:id="ct238821392" text:id="ct238821392">
          <text:insertion>
            <office:change-info>
              <dc:creator>Peter Camilleri</dc:creator>
              <dc:date>2015-04-25T17:39:00</dc:date>
            </office:change-info>
          </text:insertion>
        </text:changed-region>
        <text:changed-region xml:id="ct238821496" text:id="ct238821496">
          <text:insertion>
            <office:change-info>
              <dc:creator>Peter Camilleri</dc:creator>
              <dc:date>2015-04-25T17:39:00</dc:date>
            </office:change-info>
          </text:insertion>
        </text:changed-region>
        <text:changed-region xml:id="ct238821600" text:id="ct238821600">
          <text:insertion>
            <office:change-info>
              <dc:creator>Peter Camilleri</dc:creator>
              <dc:date>2015-04-25T17:39:00</dc:date>
            </office:change-info>
          </text:insertion>
        </text:changed-region>
        <text:changed-region xml:id="ct238821704" text:id="ct238821704">
          <text:deletion>
            <office:change-info>
              <dc:creator>Peter Camilleri</dc:creator>
              <dc:date>2015-04-25T23:25:00</dc:date>
            </office:change-info>
            <text:p text:style-name="Text_20_body"/>
            <text:p text:style-name="Text_20_body">&gt;=</text:p>
          </text:deletion>
        </text:changed-region>
        <text:changed-region xml:id="ct238821808" text:id="ct238821808">
          <text:insertion>
            <office:change-info>
              <dc:creator>Peter Camilleri</dc:creator>
              <dc:date>2015-04-25T17:39:00</dc:date>
            </office:change-info>
          </text:insertion>
        </text:changed-region>
        <text:changed-region xml:id="ct238821912" text:id="ct238821912">
          <text:insertion>
            <office:change-info>
              <dc:creator>Peter Camilleri</dc:creator>
              <dc:date>2015-04-25T17:39:00</dc:date>
            </office:change-info>
          </text:insertion>
        </text:changed-region>
        <text:changed-region xml:id="ct238822016" text:id="ct238822016">
          <text:insertion>
            <office:change-info>
              <dc:creator>Peter Camilleri</dc:creator>
              <dc:date>2015-04-25T17:39:00</dc:date>
            </office:change-info>
          </text:insertion>
        </text:changed-region>
        <text:changed-region xml:id="ct238822120" text:id="ct238822120">
          <text:insertion>
            <office:change-info>
              <dc:creator>Peter Camilleri</dc:creator>
              <dc:date>2015-04-25T17:39:00</dc:date>
            </office:change-info>
          </text:insertion>
        </text:changed-region>
        <text:changed-region xml:id="ct238822224" text:id="ct238822224">
          <text:insertion>
            <office:change-info>
              <dc:creator>Peter Camilleri</dc:creator>
              <dc:date>2015-04-25T17:39:00</dc:date>
            </office:change-info>
          </text:insertion>
        </text:changed-region>
        <text:changed-region xml:id="ct238822328" text:id="ct238822328">
          <text:deletion>
            <office:change-info>
              <dc:creator>Peter Camilleri</dc:creator>
              <dc:date>2015-04-25T23:25:00</dc:date>
            </office:change-info>
            <text:p text:style-name="Text_20_body"/>
            <text:p text:style-name="Text_20_body">mod</text:p>
          </text:deletion>
        </text:changed-region>
        <text:changed-region xml:id="ct238822432" text:id="ct238822432">
          <text:insertion>
            <office:change-info>
              <dc:creator>Peter Camilleri</dc:creator>
              <dc:date>2015-04-25T17:39:00</dc:date>
            </office:change-info>
          </text:insertion>
        </text:changed-region>
        <text:changed-region xml:id="ct238822536" text:id="ct238822536">
          <text:insertion>
            <office:change-info>
              <dc:creator>Peter Camilleri</dc:creator>
              <dc:date>2015-04-25T17:39:00</dc:date>
            </office:change-info>
          </text:insertion>
        </text:changed-region>
        <text:changed-region xml:id="ct238822720" text:id="ct238822720">
          <text:insertion>
            <office:change-info>
              <dc:creator>Peter Camilleri</dc:creator>
              <dc:date>2015-04-25T17:39:00</dc:date>
            </office:change-info>
          </text:insertion>
        </text:changed-region>
        <text:changed-region xml:id="ct238822824" text:id="ct238822824">
          <text:insertion>
            <office:change-info>
              <dc:creator>Peter Camilleri</dc:creator>
              <dc:date>2015-04-25T17:39:00</dc:date>
            </office:change-info>
          </text:insertion>
        </text:changed-region>
        <text:changed-region xml:id="ct238822928" text:id="ct238822928">
          <text:deletion>
            <office:change-info>
              <dc:creator>Peter Camilleri</dc:creator>
              <dc:date>2015-04-25T23:25:00</dc:date>
            </office:change-info>
            <text:p text:style-name="Text_20_body"/>
            <text:p text:style-name="Text_20_body">neg</text:p>
          </text:deletion>
        </text:changed-region>
        <text:changed-region xml:id="ct238823032" text:id="ct238823032">
          <text:insertion>
            <office:change-info>
              <dc:creator>Peter Camilleri</dc:creator>
              <dc:date>2015-04-25T17:39:00</dc:date>
            </office:change-info>
          </text:insertion>
        </text:changed-region>
        <text:changed-region xml:id="ct238823136" text:id="ct238823136">
          <text:insertion>
            <office:change-info>
              <dc:creator>Peter Camilleri</dc:creator>
              <dc:date>2015-04-25T17:39:00</dc:date>
            </office:change-info>
          </text:insertion>
        </text:changed-region>
        <text:changed-region xml:id="ct238823240" text:id="ct238823240">
          <text:insertion>
            <office:change-info>
              <dc:creator>Peter Camilleri</dc:creator>
              <dc:date>2015-04-25T17:39:00</dc:date>
            </office:change-info>
          </text:insertion>
        </text:changed-region>
        <text:changed-region xml:id="ct238823344" text:id="ct238823344">
          <text:insertion>
            <office:change-info>
              <dc:creator>Peter Camilleri</dc:creator>
              <dc:date>2015-04-25T17:39:00</dc:date>
            </office:change-info>
          </text:insertion>
        </text:changed-region>
        <text:changed-region xml:id="ct238823448" text:id="ct23882344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8,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7">Table of Contents</text:p>
          </text:index-title>
          <text:p text:style-name="P61">The MIT License (MIT).<text:tab/>5</text:p>
          <text:p text:style-name="P61">Introduction<text:tab/>6</text:p>
          <text:p text:style-name="P62">About the name fOOrth<text:tab/>6</text:p>
          <text:p text:style-name="P62">How fOOrth came to be<text:tab/>6</text:p>
          <text:p text:style-name="P62">Goals and Principles<text:tab/>7</text:p>
          <text:p text:style-name="P62">Report Card<text:tab/>8</text:p>
          <text:p text:style-name="P62">Special Note of Thanks<text:tab/>8</text:p>
          <text:p text:style-name="P61">Installation<text:tab/>10</text:p>
          <text:p text:style-name="P62">Ruby<text:tab/>10</text:p>
          <text:p text:style-name="P62">fOOrth<text:tab/>10</text:p>
          <text:p text:style-name="P62">Running fOOrth<text:tab/>11</text:p>
          <text:p text:style-name="P62">Testing<text:tab/>11</text:p>
          <text:p text:style-name="P62">Source Archive<text:tab/>12</text:p>
          <text:p text:style-name="P61">First Steps<text:tab/>13</text:p>
          <text:p text:style-name="P61">The Syntax and Style of fOOrth<text:tab/>15</text:p>
          <text:p text:style-name="P62">Syntax<text:tab/>15</text:p>
          <text:p text:style-name="P62">Spaces<text:tab/>15</text:p>
          <text:p text:style-name="P62">Comments<text:tab/>15</text:p>
          <text:p text:style-name="P62">String Literals<text:tab/>15</text:p>
          <text:p text:style-name="P62">Numeric Literals<text:tab/>16</text:p>
          <text:p text:style-name="P61">A fOOrth Calculator<text:tab/>17</text:p>
          <text:p text:style-name="P62">The Basics<text:tab/>17</text:p>
          <text:p text:style-name="P62">Stack Manipulation<text:tab/>18</text:p>
          <text:p text:style-name="P62">Programming<text:tab/>20</text:p>
          <text:p text:style-name="P62">Control Structures<text:tab/>21</text:p>
          <text:p text:style-name="P62">Data Memory<text:tab/>25</text:p>
          <text:p text:style-name="P61">Data Storage in fOOrth<text:tab/>26</text:p>
          <text:p text:style-name="P62">Typing<text:tab/>26</text:p>
          <text:p text:style-name="P62">Declarations<text:tab/>26</text:p>
          <text:p text:style-name="P62">Scoping<text:tab/>26</text:p>
          <text:p text:style-name="P62">Referencing<text:tab/>27</text:p>
          <text:p text:style-name="P62">Mutation<text:tab/>28</text:p>
          <text:p text:style-name="P61">Cloning Data<text:tab/>30</text:p>
          <text:p text:style-name="P62">Deep vs Shallow Copy<text:tab/>30</text:p>
          <text:p text:style-name="P62">Permissive Copying<text:tab/>32</text:p>
          <text:p text:style-name="P61">Handling Exceptions<text:tab/>34</text:p>
          <text:p text:style-name="P62">The Nature of Exceptions in fOOrth<text:tab/>34</text:p>
          <text:p text:style-name="P62">Handling Errors<text:tab/>34</text:p>
          <text:p text:style-name="P62">Generating Errors<text:tab/>39</text:p>
          <text:p text:style-name="P62">fOOrth Native Exception Codes:<text:tab/>40</text:p>
          <text:p text:style-name="P62">Application Error Codes:<text:tab/>41</text:p>
          <text:p text:style-name="P62">Ruby Mapped Exception Codes:<text:tab/>41</text:p>
          <text:p text:style-name="P61">The Class Tree<text:tab/>47</text:p>
          <text:p text:style-name="P62">A Brief Overview of Key OO Concepts<text:tab/>47</text:p>
          <text:p text:style-name="P62">Classes<text:tab/>47</text:p>
          <text:p text:style-name="P62">Inheritance<text:tab/>48</text:p>
          <text:p text:style-name="P62">Methods<text:tab/>48</text:p>
          <text:p text:style-name="P62">Late Binding and Polymorphism<text:tab/>48</text:p>
          <text:p text:style-name="P62">Prototypes<text:tab/>48</text:p>
          <text:p text:style-name="P61">Method Mapping<text:tab/>49</text:p>
          <text:p text:style-name="P62">Exploring the mapping system<text:tab/>49</text:p>
          <text:p text:style-name="P61">Routing<text:tab/>51</text:p>
          <text:p text:style-name="P62">Virtual Machine Methods<text:tab/>51</text:p>
          <text:p text:style-name="P62">Shared Methods<text:tab/>51</text:p>
          <text:p text:style-name="P62">Exclusive Methods<text:tab/>52</text:p>
          <text:p text:style-name="P62">Shared Stub Methods<text:tab/>52</text:p>
          <text:p text:style-name="P62">Exclusive Stub Methods<text:tab/>53</text:p>
          <text:p text:style-name="P62">Local Methods<text:tab/>53</text:p>
          <text:p text:style-name="P62">Routing Internals<text:tab/>53</text:p>
          <text:p text:style-name="P61">Self<text:tab/>56</text:p>
          <text:p text:style-name="P62">Applying Self<text:tab/>56</text:p>
          <text:p text:style-name="P62">Changing Self<text:tab/>57</text:p>
          <text:p text:style-name="P61">Boolean Data<text:tab/>58</text:p>
          <text:p text:style-name="P62">What values represent true and false<text:tab/>58</text:p>
          <text:p text:style-name="P62">Processing Boolean Data<text:tab/>58</text:p>
          <text:p text:style-name="P62">Boolean Constants<text:tab/>58</text:p>
          <text:p text:style-name="P61">Numeric Data<text:tab/>59</text:p>
          <text:p text:style-name="P61">Array<text:tab/>60</text:p>
          <text:p text:style-name="P62">Array Literals<text:tab/>60</text:p>
          <text:p text:style-name="P62">Class Methods<text:tab/>61</text:p>
          <text:p text:style-name="P62">Instance Methods<text:tab/>62</text:p>
          <text:p text:style-name="P62">See Also<text:tab/>70</text:p>
          <text:p text:style-name="P61">Class<text:tab/>71</text:p>
          <text:p text:style-name="P62">Instance Methods<text:tab/>71</text:p>
          <text:p text:style-name="P62">Commands<text:tab/>72</text:p>
          <text:p text:style-name="P62">See Also<text:tab/>73</text:p>
          <text:p text:style-name="P61">Complex<text:tab/>74</text:p>
          <text:p text:style-name="P62">Complex Literals<text:tab/>74</text:p>
          <text:p text:style-name="P62">Instance Methods<text:tab/>75</text:p>
          <text:p text:style-name="P62">Instance Stubs<text:tab/>75</text:p>
          <text:p text:style-name="P62">See Also<text:tab/>76</text:p>
          <text:p text:style-name="P61">FalseClass<text:tab/>77</text:p>
          <text:p text:style-name="P62">FalseClass Literals<text:tab/>77</text:p>
          <text:p text:style-name="P62">Instance Methods<text:tab/>77</text:p>
          <text:p text:style-name="P62"><text:soft-page-break/>See Also<text:tab/>78</text:p>
          <text:p text:style-name="P61">Float<text:tab/>79</text:p>
          <text:p text:style-name="P62">Float Literals<text:tab/>79</text:p>
          <text:p text:style-name="P62">See Also<text:tab/>79</text:p>
          <text:p text:style-name="P61">Hash<text:tab/>80</text:p>
          <text:p text:style-name="P62">Hash Literals<text:tab/>80</text:p>
          <text:p text:style-name="P62">Instance Methods<text:tab/>80</text:p>
          <text:p text:style-name="P62">See Also<text:tab/>82</text:p>
          <text:p text:style-name="P61">InStream<text:tab/>83</text:p>
          <text:p text:style-name="P62">Class Methods<text:tab/>83</text:p>
          <text:p text:style-name="P62">Instance Methods<text:tab/>84</text:p>
          <text:p text:style-name="P62">Class Stubs<text:tab/>85</text:p>
          <text:p text:style-name="P62">See Also<text:tab/>85</text:p>
          <text:p text:style-name="P61">Integer<text:tab/>86</text:p>
          <text:p text:style-name="P62">Integer Literals<text:tab/>86</text:p>
          <text:p text:style-name="P62">Instance Methods<text:tab/>86</text:p>
          <text:p text:style-name="P62">See Also<text:tab/>90</text:p>
          <text:p text:style-name="P61">NilClass<text:tab/>91</text:p>
          <text:p text:style-name="P62">NilClass Literals<text:tab/>91</text:p>
          <text:p text:style-name="P62">Instance Methods<text:tab/>91</text:p>
          <text:p text:style-name="P62">See Also<text:tab/>92</text:p>
          <text:p text:style-name="P61">Numeric<text:tab/>93</text:p>
          <text:p text:style-name="P62">Special Numeric Values<text:tab/>93</text:p>
          <text:p text:style-name="P62">Instance Methods<text:tab/>94</text:p>
          <text:p text:style-name="P62">See Also<text:tab/>114</text:p>
          <text:p text:style-name="P61">Object<text:tab/>115</text:p>
          <text:p text:style-name="P62">Instance Methods<text:tab/>115</text:p>
          <text:p text:style-name="P62">Commands<text:tab/>126</text:p>
          <text:p text:style-name="P62">See Also<text:tab/>126</text:p>
          <text:p text:style-name="P61">OutStream<text:tab/>127</text:p>
          <text:p text:style-name="P62">Class Methods<text:tab/>127</text:p>
          <text:p text:style-name="P62">Instance Methods<text:tab/>128</text:p>
          <text:p text:style-name="P62">Class Stubs<text:tab/>131</text:p>
          <text:p text:style-name="P62">See Also<text:tab/>131</text:p>
          <text:p text:style-name="P61">Procedure<text:tab/>132</text:p>
          <text:p text:style-name="P62">Procedure Literals<text:tab/>132</text:p>
          <text:p text:style-name="P62">Instance Methods<text:tab/>132</text:p>
          <text:p text:style-name="P62">See Also<text:tab/>132</text:p>
          <text:p text:style-name="P61">Queue<text:tab/>133</text:p>
          <text:p text:style-name="P62">Instance Methods<text:tab/>133</text:p>
          <text:p text:style-name="P62">See Also<text:tab/>133</text:p>
          <text:p text:style-name="P61">Rational<text:tab/>134</text:p>
          <text:p text:style-name="P62">Rational Literals<text:tab/>134</text:p>
          <text:p text:style-name="P62">Instance Methods<text:tab/>134</text:p>
          <text:p text:style-name="P62">See Also<text:tab/>135</text:p>
          <text:p text:style-name="P61">Stack<text:tab/>136</text:p>
          <text:p text:style-name="P62">Instance Methods<text:tab/>136</text:p>
          <text:p text:style-name="P62">See Also<text:tab/>136</text:p>
          <text:p text:style-name="P61">String<text:tab/>137</text:p>
          <text:p text:style-name="P62">String Literals<text:tab/>137</text:p>
          <text:p text:style-name="P62">Instance Methods<text:tab/>137</text:p>
          <text:p text:style-name="P62">See Also<text:tab/>138</text:p>
          <text:p text:style-name="P61">Thread<text:tab/>139</text:p>
          <text:p text:style-name="P62">Class Methods<text:tab/>139</text:p>
          <text:p text:style-name="P62">Instance Methods<text:tab/>139</text:p>
          <text:p text:style-name="P62">See Also<text:tab/>139</text:p>
          <text:p text:style-name="P61">TrueClass<text:tab/>140</text:p>
          <text:p text:style-name="P62">TrueClass Literals<text:tab/>140</text:p>
          <text:p text:style-name="P62">See Also<text:tab/>140</text:p>
          <text:p text:style-name="P61">VirtualMachine<text:tab/>141</text:p>
          <text:p text:style-name="P62">Instance Methods<text:tab/>141</text:p>
          <text:p text:style-name="P62">Commands<text:tab/>146</text:p>
          <text:p text:style-name="P62">See Also<text:tab/>147</text:p>
          <text:p text:style-name="P61">Appendix A – Symbol Glossary<text:tab/>148</text:p>
          <text:p text:style-name="P61">Appendix B – Regular Expressions<text:tab/>150</text:p>
          <text:p text:style-name="P61">Edit History:<text:tab/>153</text:p>
        </text:index-body>
      </text:table-of-content>
      <text:p text:style-name="Text_20_body"/>
      <text:h text:style-name="P66"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5"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179504535860808055" text:style-name="L1">
        <text:list-item>
          <text:p text:style-name="P71">A Simple, Easy-to-Understand syntax that is none the less, Expressive and Compact:</text:p>
        </text:list-item>
      </text:list>
      <text:list xml:id="list3101811324606424945" text:style-name="L2">
        <text:list-item>
          <text:list>
            <text:list-item>
              <text:p text:style-name="P72">Source code in fOOrth is free-form with no line oriented limitations or rules.</text:p>
            </text:list-item>
            <text:list-item>
              <text:p text:style-name="P72">Support is given to the easy representation of common literal data such as strings, integers, floating point numbers, rational numbers, and complex numbers.</text:p>
            </text:list-item>
          </text:list>
        </text:list-item>
      </text:list>
      <text:list xml:id="list39265727" text:continue-list="list1179504535860808055" text:style-name="L1">
        <text:list-item>
          <text:p text:style-name="P71">Safe Data and Data Structures:</text:p>
        </text:list-item>
      </text:list>
      <text:list xml:id="list211423789250210466" text:style-name="L3">
        <text:list-item>
          <text:list>
            <text:list-item>
              <text:p text:style-name="P74">Simple, reliable arithmetic. In fOOrth, integer operations never overflow. Rational values can be represented exactly, complex numbers are supported, and conversions between numeric types are simple.</text:p>
            </text:list-item>
            <text:list-item>
              <text:p text:style-name="P74"><text:soft-page-break/>Strings grow as needed without the need to allocate space or worry about overflow.</text:p>
            </text:list-item>
            <text:list-item>
              <text:p text:style-name="P74">Data containers such as arrays and hashes grow as needed. Out of range subscripts cannot access undefined memory regions. </text:p>
            </text:list-item>
          </text:list>
        </text:list-item>
      </text:list>
      <text:list xml:id="list39272894" text:continue-list="list39265727" text:style-name="L1">
        <text:list-item>
          <text:p text:style-name="P71">Message Passing:</text:p>
        </text:list-item>
      </text:list>
      <text:list xml:id="list559995891619273374" text:style-name="L4">
        <text:list-item>
          <text:list>
            <text:list-item>
              <text:p text:style-name="P91">In fOOrth all actions take the form of messages sent to a receiver.</text:p>
            </text:list-item>
            <text:list-item>
              <text:p text:style-name="P91">The routing of messages is specified by the exact type of the message.</text:p>
            </text:list-item>
            <text:list-item>
              <text:p text:style-name="P91">Message receivers include data items on the stack as well as the virtual machine object associated with the current thread of execution.</text:p>
            </text:list-item>
            <text:list-item>
              <text:p text:style-name="P91">Messages for which no routing specification can be found, generate an error at compile time.</text:p>
            </text:list-item>
          </text:list>
        </text:list-item>
      </text:list>
      <text:list xml:id="list39266726" text:continue-list="list39272894" text:style-name="L1">
        <text:list-item>
          <text:p text:style-name="P71">Object Oriented Design:</text:p>
        </text:list-item>
      </text:list>
      <text:list xml:id="list6449471069363342697" text:style-name="L5">
        <text:list-item>
          <text:list>
            <text:list-item>
              <text:p text:style-name="P75">Support class based inheritance, with a non-cyclic (single inheritance) tree derived from a common base Object class.</text:p>
            </text:list-item>
            <text:list-item>
              <text:p text:style-name="P92">Support late binding and polymorphism through message interface compatibility or “duck” typing.</text:p>
            </text:list-item>
          </text:list>
        </text:list-item>
      </text:list>
      <text:list xml:id="list39286130" text:continue-list="list39266726" text:style-name="L1">
        <text:list-item>
          <text:p text:style-name="P71">Meta programming: </text:p>
        </text:list-item>
      </text:list>
      <text:list xml:id="list3259042717236881888" text:style-name="L6">
        <text:list-item>
          <text:list>
            <text:list-item>
              <text:p text:style-name="P93">Support extensible language constructs by making the compiler an accessible part of the system.</text:p>
            </text:list-item>
          </text:list>
        </text:list-item>
      </text:list>
      <text:list xml:id="list39264755" text:continue-list="list39286130" text:style-name="L1">
        <text:list-item>
          <text:p text:style-name="P71">Reliability:</text:p>
        </text:list-item>
      </text:list>
      <text:list xml:id="list8570876220700118036" text:style-name="L7">
        <text:list-item>
          <text:list>
            <text:list-item>
              <text:p text:style-name="P94">Errors should be detected as soon as possible. </text:p>
            </text:list-item>
            <text:list-item>
              <text:p text:style-name="P94">Language constructs should not be designed in a way that causes simple coding errors to spin off into infinite loops. </text:p>
            </text:list-item>
          </text:list>
        </text:list-item>
      </text:list>
      <text:list xml:id="list39279988" text:continue-list="list39264755" text:style-name="L1">
        <text:list-item>
          <text:p text:style-name="P76">Building on the host language:</text:p>
        </text:list-item>
      </text:list>
      <text:list xml:id="list1781236816728684418" text:style-name="L8">
        <text:list-item>
          <text:list>
            <text:list-item>
              <text:p text:style-name="P77">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61046164"/>Thanks<text:alphabetical-index-mark-end text:id="IMark161046164"/></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519675010347218767" text:style-name="L9">
        <text:list-item>
          <text:p text:style-name="P95">ruby 1.9.3p484 (2013-11-22) [i386-mingw32]</text:p>
        </text:list-item>
        <text:list-item>
          <text:p text:style-name="P95">ruby 2.1.5p273 (2014-11-13 revision 48405) [i386-mingw32]</text:p>
        </text:list-item>
        <text:list-item>
          <text:p text:style-name="P95">Rubinius – to be tested!</text:p>
        </text:list-item>
        <text:list-item>
          <text:p text:style-name="P95">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61046164"/>Rake<text:alphabetical-index-mark-end text:id="IMark161046164"/>:</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1046164"/>Demo.rb<text:alphabetical-index-mark-end text:id="IMark16104616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61046164"/>Testing<text:alphabetical-index-mark-end text:id="IMark16104616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61046164"/>Known Issues<text:alphabetical-index-mark-end text:id="IMark16104616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61046164"/>Archive<text:alphabetical-index-mark-end text:id="IMark16104616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6919048"/>F10:<text:change-end text:change-id="ct236919048"/><text:change-start text:change-id="ct236919152"/> <text:change-end text:change-id="ct23691915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87575956"/>drop<text:alphabetical-index-mark-end text:id="IMark87575956"/>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87575956"/>dup<text:alphabetical-index-mark-end text:id="IMark87575956"/>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87575956"/>nip<text:alphabetical-index-mark-end text:id="IMark87575956"/>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87575956"/>over<text:alphabetical-index-mark-end text:id="IMark87575956"/>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87575956"/>pick<text:alphabetical-index-mark-end text:id="IMark87575956"/>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87575956"/>swap<text:alphabetical-index-mark-end text:id="IMark87575956"/>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87575956"/>tuck<text:alphabetical-index-mark-end text:id="IMark87575956"/>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770346624645830662" text:style-name="L10">
        <text:list-item>
          <text:p text:style-name="P78">To store return addresses for word calls. In fOOrth this is handled by the Ruby virtual machine.</text:p>
        </text:list-item>
        <text:list-item>
          <text:p text:style-name="P78">To store context for control structures. In fOOrth the context mechanism provides for a far richer and more reliable set of control, compile, and data structures.</text:p>
        </text:list-item>
        <text:list-item>
          <text:p text:style-name="P7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0858548"/>if<text:alphabetical-index-mark-end text:id="IMark16085854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60858548"/>else<text:alphabetical-index-mark-end text:id="IMark160858548"/>” and “<text:alphabetical-index-mark-start text:id="IMark160858356"/>then<text:alphabetical-index-mark-end text:id="IMark16085835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0858356"/>switch<text:alphabetical-index-mark-end text:id="IMark160858356"/>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60858356"/>do<text:alphabetical-index-mark-end text:id="IMark160858356"/>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60858356"/>loop<text:alphabetical-index-mark-end text:id="IMark160858356"/>” commands mark the boundaries of the loop; The “<text:alphabetical-index-mark-start text:id="IMark160858548"/>i<text:alphabetical-index-mark-end text:id="IMark160858548"/>” command is used to retrieve the current loop counter value. For nested loops, the “<text:alphabetical-index-mark-start text:id="IMark96601388"/>j<text:alphabetical-index-mark-end text:id="IMark96601388"/>” command retrieves the value of the outer loops counter value. <text:s/>By default, the “loop” command adds one to the loop value. For more flexible looping, the “<text:alphabetical-index-mark-start text:id="IMark161140072"/>+loop<text:alphabetical-index-mark-end text:id="IMark1611400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1140072"/>-i<text:alphabetical-index-mark-end text:id="IMark161140072"/> and <text:alphabetical-index-mark-start text:id="IMark96601388"/>-j<text:alphabetical-index-mark-end text:id="IMark9660138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96601388"/>begin<text:alphabetical-index-mark-end text:id="IMark9660138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979090828046226649" text:style-name="L11">
        <text:list-item>
          <text:p text:style-name="P79">begin … <text:alphabetical-index-mark-start text:id="IMark160858548"/>until<text:alphabetical-index-mark-end text:id="IMark160858548"/> – loops until the top of stack is true.</text:p>
        </text:list-item>
        <text:list-item>
          <text:p text:style-name="P79">begin … <text:alphabetical-index-mark-start text:id="IMark96601388"/>again<text:alphabetical-index-mark-end text:id="IMark96601388"/> – loops indefinitely </text:p>
        </text:list-item>
        <text:list-item>
          <text:p text:style-name="P79">begin … <text:alphabetical-index-mark-start text:id="IMark160858548"/>repeat<text:alphabetical-index-mark-end text:id="IMark16085854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60858548"/>Typing<text:alphabetical-index-mark-end text:id="IMark16085854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60858548"/>Duck Typing<text:alphabetical-index-mark-end text:id="IMark160858548"/><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60858548"/>Declarations<text:alphabetical-index-mark-end text:id="IMark16085854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60858548"/>Scoping<text:alphabetical-index-mark-end text:id="IMark16085854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60858548"/><text:span text:style-name="T7">val:</text:span><text:alphabetical-index-mark-end text:id="IMark160858548"/> and <text:alphabetical-index-mark-start text:id="IMark161140072"/><text:span text:style-name="T7">var:</text:span><text:alphabetical-index-mark-end text:id="IMark161140072"/></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1140072"/><text:span text:style-name="T7">.init</text:span><text:alphabetical-index-mark-end text:id="IMark161140072"/> method being the most popular since it is called to initialize a new instance of the object.</text:p>
      <text:p text:style-name="P1">Methods: <text:alphabetical-index-mark-start text:id="IMark161140072"/><text:span text:style-name="T7">val@:</text:span><text:alphabetical-index-mark-end text:id="IMark161140072"/> and <text:alphabetical-index-mark-start text:id="IMark160858548"/><text:span text:style-name="T7">var@:</text:span><text:alphabetical-index-mark-end text:id="IMark160858548"/></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60858548"/><text:span text:style-name="T7">val#:</text:span><text:alphabetical-index-mark-end text:id="IMark160858548"/> and <text:alphabetical-index-mark-start text:id="IMark161140072"/><text:span text:style-name="T7">var#:</text:span><text:alphabetical-index-mark-end text:id="IMark161140072"/></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1140072"/><text:span text:style-name="T7">val$:</text:span><text:alphabetical-index-mark-end text:id="IMark161140072"/> and <text:alphabetical-index-mark-start text:id="IMark160858548"/><text:span text:style-name="T7">var$:</text:span><text:alphabetical-index-mark-end text:id="IMark160858548"/></text:p>
      <text:p text:style-name="P1">Regex for valid local variable names: <text:span text:style-name="T7">/^\$[a-z][a-z0-9_]*$/</text:span></text:p>
      <text:p text:style-name="Text_20_body">Notes:</text:p>
      <text:p text:style-name="Text_20_body"/>
      <text:h text:style-name="Heading_20_2" text:outline-level="2"><text:alphabetical-index-mark-start text:id="IMark160858548"/>Referencing<text:alphabetical-index-mark-end text:id="IMark16085854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60858548"/>Mutation<text:alphabetical-index-mark-end text:id="IMark16085854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161139592"/>dup<text:alphabetical-index-mark-end text:id="IMark161139592"/></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161139592"/>copy<text:alphabetical-index-mark-end text:id="IMark161139592"/></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161139592"/>.copy<text:alphabetical-index-mark-end text:id="IMark161139592"/></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161139592"/>clone<text:alphabetical-index-mark-end text:id="IMark161139592"/></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161139592"/>.clone<text:alphabetical-index-mark-end text:id="IMark161139592"/></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046365940981774014" text:style-name="L12">
        <text:list-item>
          <text:p text:style-name="P96">No Copying</text:p>
        </text:list-item>
        <text:list-item>
          <text:p text:style-name="P96">Shallow Copying</text:p>
        </text:list-item>
        <text:list-item>
          <text:p text:style-name="P9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0921196"/>.clone_exclude<text:alphabetical-index-mark-end text:id="IMark16092119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0921196"/>try<text:alphabetical-index-mark-end text:id="IMark160921196"/> block</text:h>
      <text:p text:style-name="P1">The bare basics of an exception handled code block is:</text:p>
      <text:p text:style-name="Code"/>
      <text:p text:style-name="Code">try (dangerous code here) <text:alphabetical-index-mark-start text:id="IMark160921196"/>catch<text:alphabetical-index-mark-end text:id="IMark160921196"/>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0921196"/>?"<text:alphabetical-index-mark-end text:id="IMark16092119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0921196"/>bounce<text:alphabetical-index-mark-end text:id="IMark16092119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60921196"/>bounce<text:alphabetical-index-mark-end text:id="IMark16092119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0921196"/>finally<text:alphabetical-index-mark-end text:id="IMark160921196"/>”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0921196"/>try<text:alphabetical-index-mark-end text:id="IMark160921196"/></text:p>
      <text:p text:style-name="Code"><text:s text:c="2"/>(dangerous code)</text:p>
      <text:p text:style-name="Code">(optional) <text:alphabetical-index-mark-start text:id="IMark160921196"/>catch<text:alphabetical-index-mark-end text:id="IMark160921196"/></text:p>
      <text:p text:style-name="Code"><text:s text:c="2"/>(exception handler with optional <text:alphabetical-index-mark-start text:id="IMark160921196"/>?"<text:alphabetical-index-mark-end text:id="IMark160921196"/>Exx" and <text:alphabetical-index-mark-start text:id="IMark161042804"/>bounce<text:alphabetical-index-mark-end text:id="IMark161042804"/>)</text:p>
      <text:p text:style-name="Code">(optional) <text:alphabetical-index-mark-start text:id="IMark161042804"/>finally<text:alphabetical-index-mark-end text:id="IMark161042804"/></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1042804"/>throw"<text:alphabetical-index-mark-end text:id="IMark161042804"/>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61042804"/>.throw<text:alphabetical-index-mark-end text:id="IMark16104280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87628152"/>Classes<text:alphabetical-index-mark-end text:id="IMark87628152"/></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87628152"/>Inheritance<text:alphabetical-index-mark-end text:id="IMark87628152"/></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87628152"/>Methods<text:alphabetical-index-mark-end text:id="IMark87628152"/></text:h>
      <text:p text:style-name="P1">All code in fOOrth is contained in methods. A method is a fragment of code that an object uses to respond to a message that has been sent to that object. In fOOrth there are three sorts of methods:</text:p>
      <text:list xml:id="list1449947665486269495" text:style-name="L13">
        <text:list-item>
          <text:p text:style-name="P80">Shared: Methods that are common to all instances of the class that contains them.</text:p>
        </text:list-item>
        <text:list-item>
          <text:p text:style-name="P80">Exclusive: Methods that are defined for one and only one object (and all of its clones that are created <text:span text:style-name="T2">after</text:span> the exclusive method is defined.).</text:p>
        </text:list-item>
        <text:list-item>
          <text:p text:style-name="P80">Local: Methods that are created in a context and are accessible only in that context. When the context concludes, these methods are no longer accessible.</text:p>
        </text:list-item>
      </text:list>
      <text:h text:style-name="Heading_20_2" text:outline-level="2"><text:alphabetical-index-mark-start text:id="IMark160921196"/>Late Binding<text:alphabetical-index-mark-end text:id="IMark160921196"/> and <text:alphabetical-index-mark-start text:id="IMark161042804"/>Polymorphism<text:alphabetical-index-mark-end text:id="IMark161042804"/></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61042804"/>Prototypes<text:alphabetical-index-mark-end text:id="IMark161042804"/></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61042804"/>Method Mapping<text:alphabetical-index-mark-end text:id="IMark16104280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965635038313609636" text:style-name="L14">
        <text:list-item>
          <text:p text:style-name="P81">The strings used by fOOrth needed to be converted to Ruby symbols to allow code to be executed in Ruby.</text:p>
        </text:list-item>
        <text:list-item>
          <text:p text:style-name="P8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60921196"/>SymbolMap<text:alphabetical-index-mark-end text:id="IMark160921196"/> class. This class creates mappings in one of two ways:</text:p>
      <text:list xml:id="list2416264694865149566" text:style-name="L15">
        <text:list-item>
          <text:p text:style-name="P8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160921196"/>Routing<text:alphabetical-index-mark-end text:id="IMark160921196"/></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3203959485394915026" text:style-name="L16">
        <text:list-item>
          <text:p text:style-name="P83">The defining word used to create the method.</text:p>
        </text:list-item>
        <text:list-item>
          <text:p text:style-name="P83">The receiver of the defining word used to create the method.</text:p>
        </text:list-item>
        <text:list-item>
          <text:p text:style-name="P8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3091975013480638181" text:style-name="L17">
        <text:list-item>
          <text:p text:style-name="P84">“.” - indicates that the message is routed to the top-of-stack element (TOS)</text:p>
        </text:list-item>
        <text:list-item>
          <text:p text:style-name="P84">“~” - indicates that the message is routed to the “self” entity of the method (see the section Self below). Since these messages are only routed to the object itself, they are in effect private methods.</text:p>
        </text:list-item>
        <text:list-item>
          <text:p text:style-name="P8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9278096" text:continue-numbering="true" text:style-name="L17">
        <text:list-item>
          <text:p text:style-name="P84">“.” - indicates that the message is routed to the top-of-stack element (TOS)</text:p>
        </text:list-item>
        <text:list-item>
          <text:p text:style-name="P84">“~” - indicates that the message is routed to the “self” entity of the method (see the section Self below). Since these messages are only routed to the object itself, they are in effect private methods.</text:p>
        </text:list-item>
        <text:list-item>
          <text:p text:style-name="P8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61140504"/>:<text:alphabetical-index-mark-end text:id="IMark161140504"/></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161140504"/>.:<text:alphabetical-index-mark-end text:id="IMark161140504"/></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161140504"/>.::<text:alphabetical-index-mark-end text:id="IMark161140504"/></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60919852"/>do_map_name<text:alphabetical-index-mark-end text:id="IMark160919852"/><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6919360"/>F10: <text:change-end text:change-id="ct236919360"/>?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60919852"/>self<text:alphabetical-index-mark-end text:id="IMark160919852"/>”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030509549385342071" text:style-name="L18">
        <text:list-item>
          <text:p text:style-name="P8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5">For TOS routed methods, access to self is as simple as “self .method_name”. This was done in the MyClass example above. The self value is a free value that does not to be declared.</text:p>
        </text:list-item>
        <text:list-item>
          <text:p text:style-name="P85">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5">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0919852"/>.with{<text:alphabetical-index-mark-end text:id="IMark160919852"/>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909585461885566514" text:style-name="L19">
        <text:list-item>
          <text:p text:style-name="P86">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6">A .with{ … } clause can be used to take a value and give easy access to that value within the executed block without having to create a local value.</text:p>
        </text:list-item>
        <text:list-item>
          <text:p text:style-name="P86">Access to the self value is generally faster than other forms of access. Thus this construct can yield performance enhancements.</text:p>
        </text:list-item>
      </text:list>
      <text:p text:style-name="P1"/>
      <text:h text:style-name="Heading_20_1" text:outline-level="1"><text:alphabetical-index-mark-start text:id="IMark160919852"/>Boolean<text:alphabetical-index-mark-end text:id="IMark16091985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60920428"/>FalseClass<text:alphabetical-index-mark-end text:id="IMark160920428"/></text:p>
            <text:p text:style-name="P13"><text:alphabetical-index-mark-start text:id="IMark160920428"/>NilClass<text:alphabetical-index-mark-end text:id="IMark160920428"/></text:p>
          </table:table-cell>
          <table:table-cell table:style-name="Table118.B2" office:value-type="string">
            <text:p text:style-name="P13"><text:alphabetical-index-mark-start text:id="IMark160920428"/>Object<text:alphabetical-index-mark-end text:id="IMark160920428"/></text:p>
          </table:table-cell>
        </table:table-row>
      </table:table>
      <text:p text:style-name="P10"/>
      <text:p text:style-name="P11">Note that while false processing occurs in FalseClass and NilClass, true processing occurs in Object and not <text:alphabetical-index-mark-start text:id="IMark160919852"/>TrueClass<text:alphabetical-index-mark-end text:id="IMark16091985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60919852"/>Numeric<text:alphabetical-index-mark-end text:id="IMark16091985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251355281774908789" text:style-name="L20">
        <text:list-item>
          <text:p text:style-name="P87">Integer defines a few “bit” oriented operations that are specific to whole numbers.</text:p>
        </text:list-item>
        <text:list-item>
          <text:p text:style-name="P8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60919852"/>Array<text:alphabetical-index-mark-end text:id="IMark16091985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4033705713787923014" text:style-name="L21">
        <text:list-item>
          <text:p text:style-name="P88">The first two examples both create “empty” arrays with zero data elements. </text:p>
        </text:list-item>
        <text:list-item>
          <text:p text:style-name="P88">Array data do NOT need to be the same “type” of data. Mixing is allowed. </text:p>
        </text:list-item>
        <text:list-item>
          <text:p text:style-name="P88">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5840529178549630337" text:style-name="L22">
        <text:list-item>
          <text:p text:style-name="P89">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60920428"/>.new<text:alphabetical-index-mark-end text:id="IMark160920428"/>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60920428"/>.new{<text:alphabetical-index-mark-end text:id="IMark160920428"/>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60920428"/>x<text:alphabetical-index-mark-end text:id="IMark160920428"/>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60920428"/>}<text:alphabetical-index-mark-end text:id="IMark160920428"/>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60920428"/>.new_size<text:alphabetical-index-mark-end text:id="IMark160920428"/>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60920428"/>.new_value<text:alphabetical-index-mark-end text:id="IMark160920428"/>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60920428"/>.new_values<text:alphabetical-index-mark-end text:id="IMark160920428"/>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60920428"/>!<text:alphabetical-index-mark-end text:id="IMark16092042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60920428"/>+<text:alphabetical-index-mark-end text:id="IMark16092042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60920428"/>.+left<text:alphabetical-index-mark-end text:id="IMark16092042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60920428"/>.+mid<text:alphabetical-index-mark-end text:id="IMark16092042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60920428"/>.+midlr<text:alphabetical-index-mark-end text:id="IMark16092042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60920428"/>.+right<text:alphabetical-index-mark-end text:id="IMark16092042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60920428"/>.-left<text:alphabetical-index-mark-end text:id="IMark16092042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60920428"/>.-mid<text:alphabetical-index-mark-end text:id="IMark16092042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60920428"/>.-midlr<text:alphabetical-index-mark-end text:id="IMark16092042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60920428"/>.-right<text:alphabetical-index-mark-end text:id="IMark16092042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60920428"/>.[]!<text:alphabetical-index-mark-end text:id="IMark160920428"/>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60920428"/>.[]@<text:alphabetical-index-mark-end text:id="IMark160920428"/>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60920428"/>.left<text:alphabetical-index-mark-end text:id="IMark16092042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60920428"/>.length<text:alphabetical-index-mark-end text:id="IMark16092042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60920428"/>.max<text:alphabetical-index-mark-end text:id="IMark16092042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60920428"/>.mid<text:alphabetical-index-mark-end text:id="IMark16092042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60920428"/>.midlr<text:alphabetical-index-mark-end text:id="IMark16092042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60920428"/>.min<text:alphabetical-index-mark-end text:id="IMark16092042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60920428"/>.pp<text:alphabetical-index-mark-end text:id="IMark16092042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60920428"/>.reverse<text:alphabetical-index-mark-end text:id="IMark16092042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60920428"/>.right<text:alphabetical-index-mark-end text:id="IMark16092042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60920428"/>.shuffle<text:alphabetical-index-mark-end text:id="IMark16092042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60920428"/>.sort<text:alphabetical-index-mark-end text:id="IMark16092042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60920428"/>.strmax<text:alphabetical-index-mark-end text:id="IMark16092042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60920428"/>&lt;&lt;<text:alphabetical-index-mark-end text:id="IMark16092042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60920428"/>@<text:alphabetical-index-mark-end text:id="IMark16092042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60919852"/>Class<text:alphabetical-index-mark-end text:id="IMark160919852"/></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60920428"/>.is_class?<text:alphabetical-index-mark-end text:id="IMark16092042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60920428"/>.new<text:alphabetical-index-mark-end text:id="IMark16092042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60920428"/>.parent_class<text:alphabetical-index-mark-end text:id="IMark16092042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60920428"/>.subclass:<text:alphabetical-index-mark-end text:id="IMark160920428"/>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60920428"/>.to_s<text:alphabetical-index-mark-end text:id="IMark16092042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60919852"/>Commands<text:alphabetical-index-mark-end text:id="IMark160919852"/></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60920428"/>)methods<text:alphabetical-index-mark-end text:id="IMark160920428"/>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60920428"/>)stubs<text:alphabetical-index-mark-end text:id="IMark160920428"/> []</text:h>
            <text:p text:style-name="Text_20_body">Routing: TOS</text:p>
            <text:p text:style-name="P1">List the stub methods defined for this class. Stubs are place holder methods that serve one of two purposes:</text:p>
            <text:list xml:id="list2646996965098863410" text:style-name="L23">
              <text:list-item>
                <text:p text:style-name="P90">They are abstract methods in a base class that exist so that a sub-class may replace the stub with an actual method. The stub ensures that the compiler uses the correct routing when using the method.</text:p>
              </text:list-item>
              <text:list-item>
                <text:p text:style-name="P90">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60919852"/>Complex<text:alphabetical-index-mark-end text:id="IMark16091985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0920284"/>.cbrt<text:alphabetical-index-mark-end text:id="IMark160920284"/>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0921388"/>.e**<text:alphabetical-index-mark-end text:id="IMark16092138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0920284"/>.split<text:alphabetical-index-mark-end text:id="IMark16092028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0921388"/>.sqrt<text:alphabetical-index-mark-end text:id="IMark16092138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60921244"/>FalseClass<text:alphabetical-index-mark-end text:id="IMark16092124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0921388"/>&amp;&amp;<text:alphabetical-index-mark-end text:id="IMark16092138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60921388"/>^^<text:alphabetical-index-mark-end text:id="IMark16092138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60921388"/>||<text:alphabetical-index-mark-end text:id="IMark16092138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60921244"/>Float<text:alphabetical-index-mark-end text:id="IMark16092124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61045828"/>Hash<text:alphabetical-index-mark-end text:id="IMark16104582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1045828"/><text:span text:style-name="T7">{</text:span><text:alphabetical-index-mark-end text:id="IMark161045828"/>” and the locally defined methods “<text:alphabetical-index-mark-start text:id="IMark161045780"/><text:span text:style-name="T7">-&gt;</text:span><text:alphabetical-index-mark-end text:id="IMark161045780"/>” and “<text:alphabetical-index-mark-start text:id="IMark161045732"/><text:span text:style-name="T7">}</text:span><text:alphabetical-index-mark-end text:id="IMark16104573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9281269" text:continue-list="list4033705713787923014" text:style-name="L21">
        <text:list-item>
          <text:p text:style-name="P88">The first example creates an “empty” hash with zero data elements. </text:p>
        </text:list-item>
        <text:list-item>
          <text:p text:style-name="P88">Hash key and data do NOT need to be the same “type” of data. Mixing is allowed. </text:p>
        </text:list-item>
        <text:list-item>
          <text:p text:style-name="P88">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60920476"/>.[]!<text:alphabetical-index-mark-end text:id="IMark16092047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60920476"/>.[]@<text:alphabetical-index-mark-end text:id="IMark16092047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60920476"/>.keys<text:alphabetical-index-mark-end text:id="IMark160920476"/>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60920476"/>.pp<text:alphabetical-index-mark-end text:id="IMark16092047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60920476"/>.strmax2<text:alphabetical-index-mark-end text:id="IMark16092047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60920476"/>.values<text:alphabetical-index-mark-end text:id="IMark160920476"/>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61045780"/>InStream<text:alphabetical-index-mark-end text:id="IMark16104578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60920476"/>.get_all<text:alphabetical-index-mark-end text:id="IMark16092047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8">"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8">"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60920476"/>.open<text:alphabetical-index-mark-end text:id="IMark16092047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8">"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8">"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60920476"/>.open{<text:alphabetical-index-mark-end text:id="IMark16092047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9"><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60920476"/>.close<text:alphabetical-index-mark-end text:id="IMark16092047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60920476"/>.getc<text:alphabetical-index-mark-end text:id="IMark16092047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60920476"/>.gets<text:alphabetical-index-mark-end text:id="IMark16092047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60920476"/>~getc<text:alphabetical-index-mark-end text:id="IMark16092047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9"><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60920476"/>~gets<text:alphabetical-index-mark-end text:id="IMark16092047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9"><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61045780"/>Integer<text:alphabetical-index-mark-end text:id="IMark16104578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36919464"/></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36919568"/>[an_integer] <text:alphabetical-index-mark-start text:id="IMark161045732"/>.even?<text:alphabetical-index-mark-end text:id="IMark161045732"/> [a_boolean]</text:h>
            <text:p text:style-name="Text_20_body">Routing: TOS</text:p>
            <text:p text:style-name="P1">This method returns true if the integer is even and false if it is odd.<text:change-end text:change-id="ct236919568"/></text:p>
          </table:table-cell>
          <table:covered-table-cell/>
        </table:table-row>
        <table:table-row table:style-name="Table120.1">
          <table:table-cell table:style-name="Table120.A2" office:value-type="string">
            <text:p text:style-name="P15"><text:change-start text:change-id="ct236919672"/>Code<text:change-end text:change-id="ct236919672"/></text:p>
          </table:table-cell>
          <table:table-cell table:style-name="Table120.B2" office:value-type="string">
            <text:p text:style-name="P15"><text:change-start text:change-id="ct236919776"/>Result<text:change-end text:change-id="ct236919776"/></text:p>
          </table:table-cell>
        </table:table-row>
        <table:table-row table:style-name="Table120.1">
          <table:table-cell table:style-name="Table120.A2" office:value-type="string">
            <text:p text:style-name="Snippet"><text:change-start text:change-id="ct236919880"/>2 .even?<text:change-end text:change-id="ct236919880"/></text:p>
          </table:table-cell>
          <table:table-cell table:style-name="Table120.B2" office:value-type="string">
            <text:p text:style-name="P2"><text:change-start text:change-id="ct236919984"/>true<text:change-end text:change-id="ct236919984"/></text:p>
          </table:table-cell>
        </table:table-row>
        <table:table-row table:style-name="Table120.1">
          <table:table-cell table:style-name="Table120.A2" office:value-type="string">
            <text:p text:style-name="Snippet"><text:change-start text:change-id="ct236920088"/>3 .even?<text:change-end text:change-id="ct236920088"/></text:p>
          </table:table-cell>
          <table:table-cell table:style-name="Table120.B2" office:value-type="string">
            <text:p text:style-name="P2"><text:change-start text:change-id="ct236920192"/>false<text:change-end text:change-id="ct236920192"/></text:p>
          </table:table-cell>
        </table:table-row>
      </table:table>
      <text:p text:style-name="Text_20_body"><text:change text:change-id="ct236920296"/><text:change-start text:change-id="ct23692040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61045732"/>.gcd<text:alphabetical-index-mark-end text:id="IMark16104573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6920400"/><text:change text:change-id="ct236920504"/><text:change-start text:change-id="ct2369206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61045732"/>.lcm<text:alphabetical-index-mark-end text:id="IMark16104573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6920608"/><text:change text:change-id="ct236920816"/><text:change text:change-id="ct236920712"/><text:change-start text:change-id="ct23692092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61045732"/>.odd?<text:alphabetical-index-mark-end text:id="IMark16104573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6920920"/></text:p>
      <text:p text:style-name="Text_20_body"><text:change text:change-id="ct236921024"/><text:change-start text:change-id="ct236921128"/></text:p>
      <text:p text:style-name="Text_20_body"><text:change-end text:change-id="ct236921128"/><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6921232"/>[an_integer] <text:alphabetical-index-mark-start text:id="IMark161045732"/>2*<text:alphabetical-index-mark-end text:id="IMark161045732"/> [an_integer]</text:h>
            <text:p text:style-name="Text_20_body">Routing: TOS</text:p>
            <text:p text:style-name="P1"><text:change-end text:change-id="ct236921232"/><text:change-start text:change-id="ct236921336"/>Double the value of the integer.<text:change-end text:change-id="ct236921336"/></text:p>
          </table:table-cell>
          <table:covered-table-cell/>
        </table:table-row>
        <table:table-row table:style-name="Table124.1">
          <table:table-cell table:style-name="Table124.A2" office:value-type="string">
            <text:p text:style-name="P15"><text:change-start text:change-id="ct236921440"/>Code<text:change-end text:change-id="ct236921440"/></text:p>
          </table:table-cell>
          <table:table-cell table:style-name="Table124.B2" office:value-type="string">
            <text:p text:style-name="P15"><text:change-start text:change-id="ct236921544"/>Result<text:change-end text:change-id="ct236921544"/></text:p>
          </table:table-cell>
        </table:table-row>
        <table:table-row table:style-name="Table124.1">
          <table:table-cell table:style-name="Table124.A2" office:value-type="string">
            <text:p text:style-name="Snippet"><text:change-start text:change-id="ct236921648"/>13 2*<text:change-end text:change-id="ct236921648"/></text:p>
          </table:table-cell>
          <table:table-cell table:style-name="Table124.B2" office:value-type="string">
            <text:p text:style-name="P2"><text:change-start text:change-id="ct236921752"/>26<text:change-end text:change-id="ct236921752"/></text:p>
          </table:table-cell>
        </table:table-row>
      </table:table>
      <text:p text:style-name="Standard"/>
      <text:p text:style-name="Text_20_body"><text:change text:change-id="ct236921856"/><text:change-start text:change-id="ct23868772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61045732"/>2/<text:alphabetical-index-mark-end text:id="IMark16104573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8687728"/><text:change text:change-id="ct238687832"/><text:change-start text:change-id="ct23868793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61045732"/>&lt;&lt;<text:alphabetical-index-mark-end text:id="IMark16104573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38687936"/><text:change text:change-id="ct238688040"/><text:change-start text:change-id="ct23868814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61045732"/>&gt;&gt;<text:alphabetical-index-mark-end text:id="IMark16104573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38688144"/><text:change text:change-id="ct238688248"/><text:change-start text:change-id="ct23868835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61045732"/>and<text:alphabetical-index-mark-end text:id="IMark16104573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8688352"/><text:change text:change-id="ct238688456"/><text:change-start text:change-id="ct23868856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61045732"/>com<text:alphabetical-index-mark-end text:id="IMark16104573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8688560"/><text:change text:change-id="ct23868866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8688768"/>[an_integer an_integer] <text:alphabetical-index-mark-start text:id="IMark161045732"/>or<text:alphabetical-index-mark-end text:id="IMark161045732"/> [an_integer]</text:h>
            <text:p text:style-name="Text_20_body">Routing: NOS</text:p>
            <text:p text:style-name="P1"><text:change-end text:change-id="ct238688768"/><text:change-start text:change-id="ct238688872"/>Compute the bit-wise inclusive or function of the two integer values.<text:change-end text:change-id="ct238688872"/></text:p>
          </table:table-cell>
          <table:covered-table-cell/>
        </table:table-row>
        <table:table-row table:style-name="Table130.1">
          <table:table-cell table:style-name="Table130.A2" office:value-type="string">
            <text:p text:style-name="P15"><text:change-start text:change-id="ct238688976"/>Code<text:change-end text:change-id="ct238688976"/></text:p>
          </table:table-cell>
          <table:table-cell table:style-name="Table130.B2" office:value-type="string">
            <text:p text:style-name="P15"><text:change-start text:change-id="ct238689080"/>Result<text:change-end text:change-id="ct238689080"/></text:p>
          </table:table-cell>
        </table:table-row>
        <table:table-row table:style-name="Table130.1">
          <table:table-cell table:style-name="Table130.A2" office:value-type="string">
            <text:p text:style-name="Snippet"><text:change-start text:change-id="ct238689184"/>15 40 or<text:change-end text:change-id="ct238689184"/></text:p>
          </table:table-cell>
          <table:table-cell table:style-name="Table130.B2" office:value-type="string">
            <text:p text:style-name="P2"><text:change-start text:change-id="ct238689288"/>47<text:change-end text:change-id="ct238689288"/></text:p>
          </table:table-cell>
        </table:table-row>
      </table:table>
      <text:p text:style-name="Standard"><text:change text:change-id="ct238689392"/><text:change-start text:change-id="ct23868949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61045732"/>xor<text:alphabetical-index-mark-end text:id="IMark16104573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38689496"/></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61043284"/><text:alphabetical-index-mark-start text:id="IMark161042852"/><text:alphabetical-index-mark-start text:id="IMark161045636"/>NilClass<text:alphabetical-index-mark-end text:id="IMark161045636"/><text:alphabetical-index-mark-end text:id="IMark161042852"/><text:alphabetical-index-mark-end text:id="IMark161043284"/></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8689600"/> </text:p>
      <text:p text:style-name="P1">Note that in Boolean expressions, nil is treated as an alias for false.<text:change-end text:change-id="ct23868960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1045732"/>&amp;&amp;<text:alphabetical-index-mark-end text:id="IMark16104573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38689704"/>nil true &amp;&amp;<text:change-end text:change-id="ct238689704"/></text:p>
          </table:table-cell>
          <table:table-cell table:style-name="Table26.B2" office:value-type="string">
            <text:p text:style-name="P2"><text:change-start text:change-id="ct238689808"/>false<text:change-end text:change-id="ct23868980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1045732"/>^^<text:alphabetical-index-mark-end text:id="IMark16104573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38689912"/>nil <text:change-end text:change-id="ct238689912"/><text:change-start text:change-id="ct238690016"/>false ^^<text:change-end text:change-id="ct238690016"/></text:p>
          </table:table-cell>
          <table:table-cell table:style-name="Table27.B2" office:value-type="string">
            <text:p text:style-name="P2"><text:change-start text:change-id="ct238690120"/>false<text:change-end text:change-id="ct238690120"/></text:p>
          </table:table-cell>
        </table:table-row>
        <table:table-row table:style-name="Table27.2">
          <table:table-cell table:style-name="Table27.A2" office:value-type="string">
            <text:p text:style-name="Snippet"><text:change-start text:change-id="ct238690224"/>nil true ^^<text:change-end text:change-id="ct238690224"/></text:p>
          </table:table-cell>
          <table:table-cell table:style-name="Table27.B2" office:value-type="string">
            <text:p text:style-name="P2"><text:change-start text:change-id="ct238690328"/>true<text:change-end text:change-id="ct23869032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61045732"/>||<text:alphabetical-index-mark-end text:id="IMark16104573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38690432"/>nil false ||<text:change-end text:change-id="ct238690432"/></text:p>
          </table:table-cell>
          <table:table-cell table:style-name="Table28.B2" office:value-type="string">
            <text:p text:style-name="P2"><text:change-start text:change-id="ct238690536"/>false<text:change-end text:change-id="ct238690536"/></text:p>
          </table:table-cell>
        </table:table-row>
        <table:table-row table:style-name="Table28.2">
          <table:table-cell table:style-name="Table28.A2" office:value-type="string">
            <text:p text:style-name="Snippet"><text:change-start text:change-id="ct238690640"/>nil true ||<text:change-end text:change-id="ct238690640"/></text:p>
          </table:table-cell>
          <table:table-cell table:style-name="Table28.B2" office:value-type="string">
            <text:p text:style-name="P2"><text:change-start text:change-id="ct238690744"/>true<text:change-end text:change-id="ct238690744"/></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61043284"/>Numeric<text:alphabetical-index-mark-end text:id="IMark161043284"/></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38690848"/><text:change-start text:change-id="ct238690952"/>The Numeric class is the abstract base class for num<text:change-end text:change-id="ct238690952"/><text:change-start text:change-id="ct238691056"/>eric data. It is the location for the vast majority of methods that act on such data. In use, data will be instances of <text:change-end text:change-id="ct238691056"/><text:change-start text:change-id="ct238691160"/>Complex, Float, Integer (via Bignum and Fixnum), and Rational data.<text:change-end text:change-id="ct238691160"/><text:change-start text:change-id="ct238691264"/></text:p>
      <text:h text:style-name="Heading_20_2" text:outline-level="2">Specia<text:change-end text:change-id="ct238691264"/><text:change-start text:change-id="ct238691368"/>l Numeric Values</text:h>
      <text:p text:style-name="Text_20_body"><text:change-end text:change-id="ct238691368"/><text:change-start text:change-id="ct238691472"/></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61045732"/>dpr<text:alphabetical-index-mark-end text:id="IMark16104573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8691472"/><text:change-start text:change-id="ct238691824"/></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61045732"/>e<text:alphabetical-index-mark-end text:id="IMark16104573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61045732"/>pi<text:alphabetical-index-mark-end text:id="IMark16104573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38691576"/>In 1897, an attempt was made <text:change-end text:change-id="ct238691576"/><text:change-start text:change-id="ct238691680"/>to legislate the value of pi. Fortunately, this effort was unsuccessful.<text:change-end text:change-id="ct238691680"/></text:p></text:note-body></text:note></text:p>
          </table:table-cell>
        </table:table-row>
      </table:table>
      <text:p text:style-name="Text_20_body"><text:change-end text:change-id="ct238691824"/></text:p>
      <text:h text:style-name="Heading_20_2" text:outline-level="2">Instance Methods</text:h>
      <text:p text:style-name="Text_20_body"><text:change text:change-id="ct238691928"/><text:change-start text:change-id="ct23869203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61045732"/>*<text:alphabetical-index-mark-end text:id="IMark16104573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38692032"/><text:change text:change-id="ct23869213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8692240"/>[a_numeric a_numeric] <text:alphabetical-index-mark-start text:id="IMark161045732"/>**<text:alphabetical-index-mark-end text:id="IMark161045732"/> [a_numeric]</text:h>
            <text:p text:style-name="Text_20_body">Routing: NOS</text:p>
            <text:p text:style-name="P1"><text:change-end text:change-id="ct238692240"/><text:change-start text:change-id="ct238692344"/>The exponentiation operator is impleme<text:change-end text:change-id="ct238692344"/><text:change-start text:change-id="ct238692448"/>nted by this method. Note the the second operand, the power, is converted to a Float first.<text:change-end text:change-id="ct238692448"/></text:p>
          </table:table-cell>
          <table:covered-table-cell/>
        </table:table-row>
        <table:table-row table:style-name="Table133.1">
          <table:table-cell table:style-name="Table133.A2" office:value-type="string">
            <text:p text:style-name="P15"><text:change-start text:change-id="ct238692552"/>Code<text:change-end text:change-id="ct238692552"/></text:p>
          </table:table-cell>
          <table:table-cell table:style-name="Table133.B2" office:value-type="string">
            <text:p text:style-name="P15"><text:change-start text:change-id="ct238692656"/>Result<text:change-end text:change-id="ct238692656"/></text:p>
          </table:table-cell>
        </table:table-row>
        <table:table-row table:style-name="Table133.1">
          <table:table-cell table:style-name="Table133.A2" office:value-type="string">
            <text:p text:style-name="Snippet"><text:change-start text:change-id="ct238692760"/>2 10 **<text:change-end text:change-id="ct238692760"/></text:p>
          </table:table-cell>
          <table:table-cell table:style-name="Table133.B2" office:value-type="string">
            <text:p text:style-name="P2"><text:change-start text:change-id="ct238692864"/>1024<text:change-end text:change-id="ct238692864"/></text:p>
          </table:table-cell>
        </table:table-row>
        <table:table-row table:style-name="Table133.1">
          <table:table-cell table:style-name="Table133.A2" office:value-type="string">
            <text:p text:style-name="Snippet"><text:change-start text:change-id="ct238692968"/>3 4 **<text:change-end text:change-id="ct238692968"/></text:p>
          </table:table-cell>
          <table:table-cell table:style-name="Table133.B2" office:value-type="string">
            <text:p text:style-name="P2"><text:change-start text:change-id="ct238693072"/>81<text:change-end text:change-id="ct238693072"/></text:p>
          </table:table-cell>
        </table:table-row>
        <table:table-row table:style-name="Table133.1">
          <table:table-cell table:style-name="Table133.A2" office:value-type="string">
            <text:p text:style-name="Snippet"><text:change-start text:change-id="ct238693176"/>2 1/2 <text:change-end text:change-id="ct238693176"/><text:change-start text:change-id="ct238693280"/>**<text:change-end text:change-id="ct238693280"/></text:p>
          </table:table-cell>
          <table:table-cell table:style-name="Table133.B2" office:value-type="string">
            <text:p text:style-name="P2"><text:change-start text:change-id="ct238693384"/>1.4142135623730951<text:change-end text:change-id="ct238693384"/></text:p>
          </table:table-cell>
        </table:table-row>
      </table:table>
      <text:p text:style-name="Text_20_body"/>
      <text:p text:style-name="Text_20_body"><text:change text:change-id="ct238693488"/></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38693592"/>[a_numeric a_numeric] <text:alphabetical-index-mark-start text:id="IMark161045732"/>+<text:alphabetical-index-mark-end text:id="IMark161045732"/> [a_numeric]</text:h>
            <text:p text:style-name="Text_20_body">Routing: NOS</text:p>
            <text:p text:style-name="P1">The addition operator is implemented by this method.<text:change-end text:change-id="ct238693592"/></text:p>
          </table:table-cell>
          <table:covered-table-cell/>
        </table:table-row>
        <table:table-row table:style-name="Table134.1">
          <table:table-cell table:style-name="Table134.A2" office:value-type="string">
            <text:p text:style-name="P15"><text:change-start text:change-id="ct238693696"/>Code<text:change-end text:change-id="ct238693696"/></text:p>
          </table:table-cell>
          <table:table-cell table:style-name="Table134.B2" office:value-type="string">
            <text:p text:style-name="P15"><text:change-start text:change-id="ct238693800"/>Result<text:change-end text:change-id="ct238693800"/></text:p>
          </table:table-cell>
        </table:table-row>
        <table:table-row table:style-name="Table134.1">
          <table:table-cell table:style-name="Table134.A2" office:value-type="string">
            <text:p text:style-name="Snippet"><text:change-start text:change-id="ct238693904"/>1 1 +<text:change-end text:change-id="ct238693904"/></text:p>
          </table:table-cell>
          <table:table-cell table:style-name="Table134.B2" office:value-type="string">
            <text:p text:style-name="P2"><text:change-start text:change-id="ct238694008"/>2<text:change-end text:change-id="ct238694008"/></text:p>
          </table:table-cell>
        </table:table-row>
        <table:table-row table:style-name="Table134.1">
          <table:table-cell table:style-name="Table134.A2" office:value-type="string">
            <text:p text:style-name="Snippet"><text:change-start text:change-id="ct238694112"/>1.0 7.2 +<text:change-end text:change-id="ct238694112"/></text:p>
          </table:table-cell>
          <table:table-cell table:style-name="Table134.B2" office:value-type="string">
            <text:p text:style-name="P2"><text:change-start text:change-id="ct238694216"/>8.2<text:change-end text:change-id="ct238694216"/></text:p>
          </table:table-cell>
        </table:table-row>
        <table:table-row table:style-name="Table134.1">
          <table:table-cell table:style-name="Table134.A2" office:value-type="string">
            <text:p text:style-name="Snippet"><text:change-start text:change-id="ct238694320"/>1/2<text:change-end text:change-id="ct238694320"/><text:change-start text:change-id="ct238694424"/> 1/3 +<text:change-end text:change-id="ct238694424"/></text:p>
          </table:table-cell>
          <table:table-cell table:style-name="Table134.B2" office:value-type="string">
            <text:p text:style-name="P2"><text:change-start text:change-id="ct238694528"/>5/6<text:change-end text:change-id="ct238694528"/></text:p>
          </table:table-cell>
        </table:table-row>
        <table:table-row table:style-name="Table134.1">
          <table:table-cell table:style-name="Table134.A2" office:value-type="string">
            <text:p text:style-name="Snippet"><text:change-start text:change-id="ct238694632"/>1+2i 1+3i<text:change-end text:change-id="ct238694632"/><text:change-start text:change-id="ct238694736"/> +<text:change-end text:change-id="ct238694736"/></text:p>
          </table:table-cell>
          <table:table-cell table:style-name="Table134.B2" office:value-type="string">
            <text:p text:style-name="P2"><text:change-start text:change-id="ct238694840"/>2+5i<text:change-end text:change-id="ct238694840"/></text:p>
          </table:table-cell>
        </table:table-row>
      </table:table>
      <text:p text:style-name="Text_20_body"><text:change text:change-id="ct238694944"/><text:change-start text:change-id="ct23869504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61045732"/>-<text:alphabetical-index-mark-end text:id="IMark16104573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8695048"/><text:change text:change-id="ct238695256"/><text:change text:change-id="ct238695152"/><text:change-start text:change-id="ct23869536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61045732"/>.1/x<text:alphabetical-index-mark-end text:id="IMark16104573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8695360"/><text:change text:change-id="ct238695464"/><text:change-start text:change-id="ct238695568"/></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61045732"/>.10**<text:alphabetical-index-mark-end text:id="IMark161045732"/>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8695568"/><text:change text:change-id="ct238695672"/><text:change-start text:change-id="ct23869577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61045732"/>.2**<text:alphabetical-index-mark-end text:id="IMark161045732"/>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8695776"/><text:change text:change-id="ct238700032"/><text:change text:change-id="ct238699928"/><text:change-start text:change-id="ct23870013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61045732"/>.abs<text:alphabetical-index-mark-end text:id="IMark16104573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8700136"/><text:change text:change-id="ct238700240"/></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38700344"/>[a_numeric] <text:alphabetical-index-mark-start text:id="IMark161045732"/>.acos<text:alphabetical-index-mark-end text:id="IMark161045732"/> [a_float]</text:h>
            <text:p text:style-name="Text_20_body">Routing: TOS</text:p>
            <text:p text:style-name="P1">This method computes the arc-cosine (cos(x)<text:span text:style-name="T10">-1</text:span>) of the value. That is it computes the angle in radians <text:change-end text:change-id="ct238700344"/><text:change-start text:change-id="ct238700760"/>whose cosine is the argument<text:note text:id="ftn65" text:note-class="footnote"><text:note-citation>65</text:note-citation><text:note-body><text:p text:style-name="Footnote"><text:change-start text:change-id="ct238700448"/>Please s<text:change-end text:change-id="ct238700448"/><text:change-start text:change-id="ct238700552"/>ee <text:a xlink:type="simple" xlink:href="http://en.wikipedia.org/wiki/Inverse_trigonometric_functions" text:style-name="Internet_20_link" text:visited-style-name="Visited_20_Internet_20_Link">http://en.wikipedia.org/wiki/Inverse_trigonometric_functions</text:a> for m<text:change-end text:change-id="ct238700552"/><text:change-start text:change-id="ct238700656"/>ore details on inverse trigonometric functions.<text:change-end text:change-id="ct238700656"/></text:p></text:note-body></text:note>.<text:change-end text:change-id="ct238700760"/><text:change-start text:change-id="ct238700864"/> <text:span text:style-name="T10"><text:s text:c="11"/></text:span><text:change-end text:change-id="ct238700864"/></text:p>
          </table:table-cell>
          <table:covered-table-cell/>
        </table:table-row>
        <table:table-row table:style-name="Table140.1">
          <table:table-cell table:style-name="Table140.A2" office:value-type="string">
            <text:p text:style-name="P15"><text:change-start text:change-id="ct238700968"/>Code<text:change-end text:change-id="ct238700968"/></text:p>
          </table:table-cell>
          <table:table-cell table:style-name="Table140.B2" office:value-type="string">
            <text:p text:style-name="P15"><text:change-start text:change-id="ct238701072"/>Result<text:change-end text:change-id="ct238701072"/></text:p>
          </table:table-cell>
        </table:table-row>
        <table:table-row table:style-name="Table140.1">
          <table:table-cell table:style-name="Table140.A2" office:value-type="string">
            <text:p text:style-name="Snippet"><text:change-start text:change-id="ct238701176"/>1 .acos<text:change-end text:change-id="ct238701176"/></text:p>
          </table:table-cell>
          <table:table-cell table:style-name="Table140.B2" office:value-type="string">
            <text:p text:style-name="P2"><text:change-start text:change-id="ct238701280"/>0.0<text:change-end text:change-id="ct238701280"/></text:p>
          </table:table-cell>
        </table:table-row>
        <table:table-row table:style-name="Table140.1">
          <table:table-cell table:style-name="Table140.A2" office:value-type="string">
            <text:p text:style-name="Snippet"><text:change-start text:change-id="ct238701384"/>0 .acos<text:change-end text:change-id="ct238701384"/></text:p>
          </table:table-cell>
          <table:table-cell table:style-name="Table140.B2" office:value-type="string">
            <text:p text:style-name="P2"><text:change-start text:change-id="ct238701488"/>1.5707963267948966<text:change-end text:change-id="ct238701488"/></text:p>
          </table:table-cell>
        </table:table-row>
      </table:table>
      <text:p text:style-name="Text_20_body"><text:change text:change-id="ct238701592"/></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38701904"/>[a_numeric] <text:alphabetical-index-mark-start text:id="IMark161045732"/>.acosh<text:alphabetical-index-mark-end text:id="IMark161045732"/>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3870169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8701696"/><text:change-start text:change-id="ct238701800"/>bolic trigonometric functions.<text:change-end text:change-id="ct238701800"/></text:p></text:note-body></text:note>.<text:change-end text:change-id="ct238701904"/></text:p>
          </table:table-cell>
          <table:covered-table-cell/>
        </table:table-row>
        <table:table-row table:style-name="Table141.1">
          <table:table-cell table:style-name="Table141.A2" office:value-type="string">
            <text:p text:style-name="P15"><text:change-start text:change-id="ct238702008"/>Code<text:change-end text:change-id="ct238702008"/></text:p>
          </table:table-cell>
          <table:table-cell table:style-name="Table141.B2" office:value-type="string">
            <text:p text:style-name="P15"><text:change-start text:change-id="ct238702112"/>Result<text:change-end text:change-id="ct23870211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870221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8702320"/>[a_numeric] <text:alphabetical-index-mark-start text:id="IMark161045732"/>.angle<text:alphabetical-index-mark-end text:id="IMark161045732"/> [a_float]</text:h>
            <text:p text:style-name="Text_20_body">Routing:<text:change-end text:change-id="ct238702320"/> TOS<text:change-start text:change-id="ct238702424"/></text:p>
            <text:p text:style-name="P1"><text:change-end text:change-id="ct23870242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38702528"/>Code<text:change-end text:change-id="ct238702528"/></text:p>
          </table:table-cell>
          <table:table-cell table:style-name="Table142.B2" office:value-type="string">
            <text:p text:style-name="P15"><text:change-start text:change-id="ct238702632"/>Result<text:change-end text:change-id="ct23870263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8702736"/></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38702840"/>[a_numeric] <text:alphabetical-index-mark-start text:id="IMark161045732"/>.asin<text:alphabetical-index-mark-end text:id="IMark161045732"/> [a_<text:change-end text:change-id="ct238702840"/>float<text:change-start text:change-id="ct238702944"/>]</text:h>
            <text:p text:style-name="Text_20_body">Routing:<text:change-end text:change-id="ct238702944"/> TOS<text:change-start text:change-id="ct238703048"/></text:p>
            <text:p text:style-name="P1"><text:change-end text:change-id="ct238703048"/>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38703152"/>Code<text:change-end text:change-id="ct238703152"/></text:p>
          </table:table-cell>
          <table:table-cell table:style-name="Table143.B2" office:value-type="string">
            <text:p text:style-name="P15"><text:change-start text:change-id="ct238703256"/>Result<text:change-end text:change-id="ct23870325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8703360"/></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38703464"/>[a_numeric] <text:alphabetical-index-mark-start text:id="IMark161045732"/>.asinh<text:alphabetical-index-mark-end text:id="IMark161045732"/> [a_<text:change-end text:change-id="ct238703464"/>float<text:change-start text:change-id="ct238703568"/>]</text:h>
            <text:p text:style-name="Text_20_body">Routing:<text:change-end text:change-id="ct238703568"/> TOS<text:change-start text:change-id="ct238703672"/></text:p>
            <text:p text:style-name="P1"><text:change-end text:change-id="ct238703672"/>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38703776"/>Code<text:change-end text:change-id="ct238703776"/></text:p>
          </table:table-cell>
          <table:table-cell table:style-name="Table144.B2" office:value-type="string">
            <text:p text:style-name="P15"><text:change-start text:change-id="ct238703880"/>Result<text:change-end text:change-id="ct23870388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876956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8769664"/>[a_numeric] <text:alphabetical-index-mark-start text:id="IMark161045732"/>.atan<text:alphabetical-index-mark-end text:id="IMark161045732"/> [a_<text:change-end text:change-id="ct238769664"/>float<text:change-start text:change-id="ct238769768"/>]</text:h>
            <text:p text:style-name="Text_20_body">Routing:<text:change-end text:change-id="ct238769768"/> TOS<text:change-start text:change-id="ct238769872"/></text:p>
            <text:p text:style-name="P1"><text:change-end text:change-id="ct238769872"/>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38769976"/>Code<text:change-end text:change-id="ct238769976"/></text:p>
          </table:table-cell>
          <table:table-cell table:style-name="Table145.B2" office:value-type="string">
            <text:p text:style-name="P15"><text:change-start text:change-id="ct238770080"/>Result<text:change-end text:change-id="ct23877008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877018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38770288"/>[a_numeric a_numeric] <text:alphabetical-index-mark-start text:id="IMark161045732"/>.atan2<text:alphabetical-index-mark-end text:id="IMark161045732"/> [a_<text:change-end text:change-id="ct238770288"/>float<text:change-start text:change-id="ct238770392"/>]</text:h>
            <text:p text:style-name="Text_20_body">Routing:<text:change-end text:change-id="ct238770392"/> TOS<text:change-start text:change-id="ct238770496"/></text:p>
            <text:p text:style-name="P1"><text:change-end text:change-id="ct23877049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38770600"/>Code<text:change-end text:change-id="ct238770600"/></text:p>
          </table:table-cell>
          <table:table-cell table:style-name="Table146.B2" office:value-type="string">
            <text:p text:style-name="P15"><text:change-start text:change-id="ct238770704"/>Result<text:change-end text:change-id="ct23877070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8770912"/><text:change text:change-id="ct23877080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38771016"/>[a_numeric] <text:alphabetical-index-mark-start text:id="IMark161045732"/>.atanh<text:alphabetical-index-mark-end text:id="IMark161045732"/> [a_<text:change-end text:change-id="ct238771016"/>float<text:change-start text:change-id="ct238771120"/>]</text:h>
            <text:p text:style-name="Text_20_body">Routing:<text:change-end text:change-id="ct238771120"/> TOS<text:change-start text:change-id="ct238771224"/></text:p>
            <text:p text:style-name="P1"><text:change-end text:change-id="ct238771224"/>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38771328"/>Code<text:change-end text:change-id="ct238771328"/></text:p>
          </table:table-cell>
          <table:table-cell table:style-name="Table147.B2" office:value-type="string">
            <text:p text:style-name="P15"><text:change-start text:change-id="ct238771432"/>Result<text:change-end text:change-id="ct23877143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877153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8771640"/>[a_numeric a_numeric] <text:alphabetical-index-mark-start text:id="IMark161045732"/>.c2p<text:alphabetical-index-mark-end text:id="IMark161045732"/> [a_<text:change-end text:change-id="ct238771640"/>float<text:change-start text:change-id="ct238771744"/> a_<text:change-end text:change-id="ct238771744"/>float<text:change-start text:change-id="ct238771848"/>]</text:h>
            <text:p text:style-name="Text_20_body">Routing: TOS</text:p>
            <text:p text:style-name="P1"><text:change-end text:change-id="ct23877184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38771952"/>Code<text:change-end text:change-id="ct238771952"/></text:p>
          </table:table-cell>
          <table:table-cell table:style-name="Table148.B2" office:value-type="string">
            <text:p text:style-name="P15"><text:change-start text:change-id="ct238772056"/>Result<text:change-end text:change-id="ct23877205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8772264"/><text:change text:change-id="ct238772160"/></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38772368"/>[a_numeric] <text:alphabetical-index-mark-start text:id="IMark161045732"/>.cbrt<text:alphabetical-index-mark-end text:id="IMark161045732"/> [a_<text:change-end text:change-id="ct238772368"/>float<text:change-start text:change-id="ct238772472"/>]</text:h>
            <text:p text:style-name="Text_20_body">Routing:<text:change-end text:change-id="ct238772472"/> TOS<text:change-start text:change-id="ct238772576"/></text:p>
            <text:p text:style-name="P1"><text:change-end text:change-id="ct238772576"/>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38772680"/>Code<text:change-end text:change-id="ct238772680"/></text:p>
          </table:table-cell>
          <table:table-cell table:style-name="Table149.B2" office:value-type="string">
            <text:p text:style-name="P15"><text:change-start text:change-id="ct238772784"/>Result<text:change-end text:change-id="ct23877278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877288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8772992"/>[a_numeric] <text:alphabetical-index-mark-start text:id="IMark161045732"/>.ceil<text:alphabetical-index-mark-end text:id="IMark161045732"/> [a<text:change-end text:change-id="ct238772992"/>n<text:change-start text:change-id="ct238773096"/>_<text:change-end text:change-id="ct238773096"/>integer<text:change-start text:change-id="ct238773200"/>]</text:h>
            <text:p text:style-name="Text_20_body">Routing:<text:change-end text:change-id="ct238773200"/> TOS<text:change-start text:change-id="ct238773304"/></text:p>
            <text:p text:style-name="P1"><text:change-end text:change-id="ct238773304"/>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38773408"/>Code<text:change-end text:change-id="ct238773408"/></text:p>
          </table:table-cell>
          <table:table-cell table:style-name="Table150.B2" office:value-type="string">
            <text:p text:style-name="P15"><text:change-start text:change-id="ct238773512"/>Result<text:change-end text:change-id="ct23877351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877365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38773760"/>[a_numeric] <text:alphabetical-index-mark-start text:id="IMark161045732"/>.conjugate<text:alphabetical-index-mark-end text:id="IMark161045732"/> [a_numeric]</text:h>
            <text:p text:style-name="Text_20_body">Routing:<text:change-end text:change-id="ct238773760"/> TOS<text:change-start text:change-id="ct238773864"/></text:p>
            <text:p text:style-name="P1"><text:change-end text:change-id="ct238773864"/>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38773968"/>Code<text:change-end text:change-id="ct238773968"/></text:p>
          </table:table-cell>
          <table:table-cell table:style-name="Table151.B2" office:value-type="string">
            <text:p text:style-name="P15"><text:change-start text:change-id="ct238774072"/>Result<text:change-end text:change-id="ct23877407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877417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8774280"/>[a_numeric] <text:alphabetical-index-mark-start text:id="IMark161045732"/>.cos<text:alphabetical-index-mark-end text:id="IMark161045732"/> [a_<text:change-end text:change-id="ct238774280"/>float<text:change-start text:change-id="ct238774384"/>]</text:h>
            <text:p text:style-name="Text_20_body">Routing:<text:change-end text:change-id="ct238774384"/> TOS<text:change-start text:change-id="ct238774488"/></text:p>
            <text:p text:style-name="P1"><text:change-end text:change-id="ct238774488"/>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38774592"/>Code<text:change-end text:change-id="ct238774592"/></text:p>
          </table:table-cell>
          <table:table-cell table:style-name="Table152.B2" office:value-type="string">
            <text:p text:style-name="P15"><text:change-start text:change-id="ct238774696"/>Result<text:change-end text:change-id="ct23877469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8774904"/><text:change text:change-id="ct238774800"/></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38775008"/>[a_numeric] <text:alphabetical-index-mark-start text:id="IMark161045732"/>.cosh<text:alphabetical-index-mark-end text:id="IMark161045732"/> [a_<text:change-end text:change-id="ct238775008"/>float<text:change-start text:change-id="ct238775112"/>]</text:h>
            <text:p text:style-name="Text_20_body">Routing:<text:change-end text:change-id="ct238775112"/> TOS<text:change-start text:change-id="ct238775216"/></text:p>
            <text:p text:style-name="P1"><text:change-end text:change-id="ct238775216"/>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38775320"/>Code<text:change-end text:change-id="ct238775320"/></text:p>
          </table:table-cell>
          <table:table-cell table:style-name="Table153.B2" office:value-type="string">
            <text:p text:style-name="P15"><text:change-start text:change-id="ct238775424"/>Result<text:change-end text:change-id="ct23877542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877552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8775632"/>[a_numeric] <text:alphabetical-index-mark-start text:id="IMark161045732"/>.cube<text:alphabetical-index-mark-end text:id="IMark161045732"/> [a_numeric]</text:h>
            <text:p text:style-name="Text_20_body">Routing:<text:change-end text:change-id="ct238775632"/> TOS<text:change-start text:change-id="ct238775736"/></text:p>
            <text:p text:style-name="P1"><text:change-end text:change-id="ct238775736"/>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38775840"/>Code<text:change-end text:change-id="ct238775840"/></text:p>
          </table:table-cell>
          <table:table-cell table:style-name="Table154.B2" office:value-type="string">
            <text:p text:style-name="P15"><text:change-start text:change-id="ct238775944"/>Result<text:change-end text:change-id="ct23877594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877604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38776152"/>[a_numeric] <text:alphabetical-index-mark-start text:id="IMark161045732"/>.d2r<text:alphabetical-index-mark-end text:id="IMark161045732"/> [a_<text:change-end text:change-id="ct238776152"/>float<text:change-start text:change-id="ct238776256"/>]</text:h>
            <text:p text:style-name="Text_20_body">Routing:<text:change-end text:change-id="ct238776256"/> TOS<text:change-start text:change-id="ct238776360"/></text:p>
            <text:p text:style-name="P1"><text:change-end text:change-id="ct238776360"/>This method converts the argument number from degrees to radians.</text:p>
          </table:table-cell>
          <table:covered-table-cell/>
        </table:table-row>
        <table:table-row table:style-name="Table155.1">
          <table:table-cell table:style-name="Table155.A2" office:value-type="string">
            <text:p text:style-name="P15"><text:change-start text:change-id="ct238776464"/>Code<text:change-end text:change-id="ct238776464"/></text:p>
          </table:table-cell>
          <table:table-cell table:style-name="Table155.B2" office:value-type="string">
            <text:p text:style-name="P15"><text:change-start text:change-id="ct238776568"/>Result<text:change-end text:change-id="ct23877656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8776672"/></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38776776"/>[a_numeric] <text:alphabetical-index-mark-start text:id="IMark161045732"/>.denominator<text:alphabetical-index-mark-end text:id="IMark161045732"/> [a<text:change-end text:change-id="ct238776776"/>n<text:change-start text:change-id="ct238776880"/>_<text:change-end text:change-id="ct238776880"/>integer<text:change-start text:change-id="ct238776984"/>]</text:h>
            <text:p text:style-name="Text_20_body">Routing:<text:change-end text:change-id="ct238776984"/> TOS<text:change-start text:change-id="ct238777088"/></text:p>
            <text:p text:style-name="P1"><text:change-end text:change-id="ct23877708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38777192"/>Code<text:change-end text:change-id="ct238777192"/></text:p>
          </table:table-cell>
          <table:table-cell table:style-name="Table156.B2" office:value-type="string">
            <text:p text:style-name="P15"><text:change-start text:change-id="ct238777296"/>Result<text:change-end text:change-id="ct23877729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8777400"/><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8777504"/>[a_numeric] <text:alphabetical-index-mark-start text:id="IMark161045732"/>.e**<text:alphabetical-index-mark-end text:id="IMark161045732"/> [a_<text:change-end text:change-id="ct238777504"/>float<text:change-start text:change-id="ct238777608"/>]</text:h>
            <text:p text:style-name="Text_20_body">Routing:<text:change-end text:change-id="ct238777608"/> TOS<text:change-start text:change-id="ct238777752"/></text:p>
            <text:p text:style-name="P1"><text:change-end text:change-id="ct238777752"/>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38777856"/>Code<text:change-end text:change-id="ct238777856"/></text:p>
          </table:table-cell>
          <table:table-cell table:style-name="Table157.B2" office:value-type="string">
            <text:p text:style-name="P15"><text:change-start text:change-id="ct238777960"/>Result<text:change-end text:change-id="ct23877796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877806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8778168"/>[a_numeric] <text:alphabetical-index-mark-start text:id="IMark161045732"/>.emit<text:alphabetical-index-mark-end text:id="IMark161045732"/> []</text:h>
            <text:p text:style-name="Text_20_body">Routing:<text:change-end text:change-id="ct238778168"/> TOS<text:change-start text:change-id="ct238778272"/></text:p>
            <text:p text:style-name="P1"><text:change-end text:change-id="ct238778272"/>This method emits a character with the code of numeric argument.</text:p>
          </table:table-cell>
          <table:covered-table-cell/>
        </table:table-row>
        <table:table-row table:style-name="Table158.1">
          <table:table-cell table:style-name="Table158.A2" office:value-type="string">
            <text:p text:style-name="P15"><text:change-start text:change-id="ct238778376"/>Code<text:change-end text:change-id="ct238778376"/></text:p>
          </table:table-cell>
          <table:table-cell table:style-name="Table158.B2" office:value-type="string">
            <text:p text:style-name="P15"><text:change-start text:change-id="ct238778480"/>Result<text:change-end text:change-id="ct23877848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8778688"/><text:change text:change-id="ct23877858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38778792"/>[a_numeric] <text:alphabetical-index-mark-start text:id="IMark161045732"/>.floor<text:alphabetical-index-mark-end text:id="IMark161045732"/> [a<text:change-end text:change-id="ct238778792"/>n<text:change-start text:change-id="ct238778896"/>_<text:change-end text:change-id="ct238778896"/>integer<text:change-start text:change-id="ct238779000"/>]</text:h>
            <text:p text:style-name="Text_20_body">Routing:<text:change-end text:change-id="ct238779000"/> TOS<text:change-start text:change-id="ct238779104"/></text:p>
            <text:p text:style-name="P1"><text:change-end text:change-id="ct238779104"/>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38779208"/>Code<text:change-end text:change-id="ct238779208"/></text:p>
          </table:table-cell>
          <table:table-cell table:style-name="Table159.B2" office:value-type="string">
            <text:p text:style-name="P15"><text:change-start text:change-id="ct238779312"/>Result<text:change-end text:change-id="ct23877931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877941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8779520"/>[a_numeric a_numeric] <text:alphabetical-index-mark-start text:id="IMark161045732"/>.hypot<text:alphabetical-index-mark-end text:id="IMark161045732"/> [a_<text:change-end text:change-id="ct238779520"/>float<text:change-start text:change-id="ct238779624"/>]</text:h>
            <text:p text:style-name="Text_20_body">Routing:<text:change-end text:change-id="ct238779624"/> TOS<text:change-start text:change-id="ct238779728"/></text:p>
            <text:p text:style-name="P1"><text:change-end text:change-id="ct238779728"/>Given two lengths, this method computes the length of the hypotenuse. </text:p>
          </table:table-cell>
          <table:covered-table-cell/>
        </table:table-row>
        <table:table-row table:style-name="Table160.1">
          <table:table-cell table:style-name="Table160.A2" office:value-type="string">
            <text:p text:style-name="P15"><text:change-start text:change-id="ct238779832"/>Code<text:change-end text:change-id="ct238779832"/></text:p>
          </table:table-cell>
          <table:table-cell table:style-name="Table160.B2" office:value-type="string">
            <text:p text:style-name="P15"><text:change-start text:change-id="ct238779936"/>Result<text:change-end text:change-id="ct23877993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8780040"/></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38780144"/>[a_numeric] <text:alphabetical-index-mark-start text:id="IMark161045732"/>.imaginary<text:alphabetical-index-mark-end text:id="IMark161045732"/> [a_numeric]</text:h>
            <text:p text:style-name="Text_20_body">Routing:<text:change-end text:change-id="ct238780144"/> TOS<text:change-start text:change-id="ct238780248"/></text:p>
            <text:p text:style-name="P1"><text:change-end text:change-id="ct23878024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38780352"/>Code<text:change-end text:change-id="ct238780352"/></text:p>
          </table:table-cell>
          <table:table-cell table:style-name="Table161.B2" office:value-type="string">
            <text:p text:style-name="P15"><text:change-start text:change-id="ct238780456"/>Result<text:change-end text:change-id="ct23878045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878056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8780664"/>[a_numeric] <text:alphabetical-index-mark-start text:id="IMark161045732"/>.ln<text:alphabetical-index-mark-end text:id="IMark161045732"/> [a_<text:change-end text:change-id="ct238780664"/>float<text:change-start text:change-id="ct238780768"/>]</text:h>
            <text:p text:style-name="Text_20_body">Routing:<text:change-end text:change-id="ct238780768"/> TOS<text:change-start text:change-id="ct238780872"/></text:p>
            <text:p text:style-name="P1"><text:change-end text:change-id="ct238780872"/>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38780976"/>Code<text:change-end text:change-id="ct238780976"/></text:p>
          </table:table-cell>
          <table:table-cell table:style-name="Table162.B2" office:value-type="string">
            <text:p text:style-name="P15"><text:change-start text:change-id="ct238781080"/>Result<text:change-end text:change-id="ct23878108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878118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38781288"/>[a_numeric] <text:alphabetical-index-mark-start text:id="IMark161045732"/>.log10<text:alphabetical-index-mark-end text:id="IMark161045732"/> [a_<text:change-end text:change-id="ct238781288"/>float<text:change-start text:change-id="ct238781392"/>]</text:h>
            <text:p text:style-name="Text_20_body">Routing:<text:change-end text:change-id="ct238781392"/> TOS<text:change-start text:change-id="ct238781496"/></text:p>
            <text:p text:style-name="P1"><text:change-end text:change-id="ct238781496"/>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38781600"/>Code<text:change-end text:change-id="ct238781600"/></text:p>
          </table:table-cell>
          <table:table-cell table:style-name="Table163.B2" office:value-type="string">
            <text:p text:style-name="P15"><text:change-start text:change-id="ct238781704"/>Result<text:change-end text:change-id="ct23878170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8781848"/></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38781952"/>[a_numeric] <text:alphabetical-index-mark-start text:id="IMark161045732"/>.log2<text:alphabetical-index-mark-end text:id="IMark161045732"/> [a_<text:change-end text:change-id="ct238781952"/>float<text:change-start text:change-id="ct238782056"/>]</text:h>
            <text:p text:style-name="Text_20_body">Routing:<text:change-end text:change-id="ct238782056"/> TOS<text:change-start text:change-id="ct238782160"/></text:p>
            <text:p text:style-name="P1"><text:change-end text:change-id="ct238782160"/>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38782264"/>Code<text:change-end text:change-id="ct238782264"/></text:p>
          </table:table-cell>
          <table:table-cell table:style-name="Table164.B2" office:value-type="string">
            <text:p text:style-name="P15"><text:change-start text:change-id="ct238782368"/>Result<text:change-end text:change-id="ct238782368"/></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878247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8782576"/>[a_numeric] <text:alphabetical-index-mark-start text:id="IMark161045732"/>.magnitude<text:alphabetical-index-mark-end text:id="IMark161045732"/> [a_numeric]</text:h>
            <text:p text:style-name="Text_20_body">Routing:<text:change-end text:change-id="ct238782576"/> TOS<text:change-start text:change-id="ct238782680"/></text:p>
            <text:p text:style-name="P1"><text:change-end text:change-id="ct23878268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38782784"/>Code<text:change-end text:change-id="ct238782784"/></text:p>
          </table:table-cell>
          <table:table-cell table:style-name="Table165.B2" office:value-type="string">
            <text:p text:style-name="P15"><text:change-start text:change-id="ct238782888"/>Result<text:change-end text:change-id="ct23878288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8782992"/></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38783096"/>[a_numeric] <text:alphabetical-index-mark-start text:id="IMark161045732"/>.numerator<text:alphabetical-index-mark-end text:id="IMark161045732"/> [a_numeric]</text:h>
            <text:p text:style-name="Text_20_body">Routing:<text:change-end text:change-id="ct238783096"/> TOS<text:change-start text:change-id="ct238783200"/></text:p>
            <text:p text:style-name="P1"><text:change-end text:change-id="ct23878320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38783304"/>Code<text:change-end text:change-id="ct238783304"/></text:p>
          </table:table-cell>
          <table:table-cell table:style-name="Table166.B2" office:value-type="string">
            <text:p text:style-name="P15"><text:change-start text:change-id="ct238783408"/>Result<text:change-end text:change-id="ct23878340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8783616"/><text:change text:change-id="ct238783512"/></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38783720"/>[a_numeric a_numeric] <text:alphabetical-index-mark-start text:id="IMark161045732"/>.p2c<text:alphabetical-index-mark-end text:id="IMark161045732"/> [a_<text:change-end text:change-id="ct238783720"/>float<text:change-start text:change-id="ct238783824"/> a_<text:change-end text:change-id="ct238783824"/>float<text:change-start text:change-id="ct238783928"/>]</text:h>
            <text:p text:style-name="Text_20_body">Routing:<text:change-end text:change-id="ct238783928"/> TOS<text:change-start text:change-id="ct238784032"/></text:p>
            <text:p text:style-name="P1"><text:change-end text:change-id="ct23878403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38784136"/>Code<text:change-end text:change-id="ct238784136"/></text:p>
          </table:table-cell>
          <table:table-cell table:style-name="Table167.B2" office:value-type="string">
            <text:p text:style-name="P15"><text:change-start text:change-id="ct238784240"/>Result<text:change-end text:change-id="ct23878424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878434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8784448"/>[a_numeric] <text:alphabetical-index-mark-start text:id="IMark161045732"/>.polar<text:alphabetical-index-mark-end text:id="IMark161045732"/> [a_<text:change-end text:change-id="ct238784448"/>float<text:change-start text:change-id="ct238784552"/> a_<text:change-end text:change-id="ct238784552"/>float<text:change-start text:change-id="ct238784656"/>]</text:h>
            <text:p text:style-name="Text_20_body">Routing:<text:change-end text:change-id="ct238784656"/> TOS<text:change-start text:change-id="ct238784760"/></text:p>
            <text:p text:style-name="P1"><text:change-end text:change-id="ct23878476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38784864"/>Code<text:change-end text:change-id="ct238784864"/></text:p>
          </table:table-cell>
          <table:table-cell table:style-name="Table168.B2" office:value-type="string">
            <text:p text:style-name="P15"><text:change-start text:change-id="ct238784968"/>Result<text:change-end text:change-id="ct23878496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878507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38785176"/>[a_numeric] <text:alphabetical-index-mark-start text:id="IMark161045732"/>.r2d<text:alphabetical-index-mark-end text:id="IMark161045732"/> [a_<text:change-end text:change-id="ct238785176"/>float<text:change-start text:change-id="ct238785280"/>]</text:h>
            <text:p text:style-name="Text_20_body">Routing:<text:change-end text:change-id="ct238785280"/> TOS<text:change-start text:change-id="ct238785384"/></text:p>
            <text:p text:style-name="P1"><text:change-end text:change-id="ct238785384"/>Convert a angle value from radians to degrees.</text:p>
          </table:table-cell>
          <table:covered-table-cell/>
        </table:table-row>
        <table:table-row table:style-name="Table169.1">
          <table:table-cell table:style-name="Table169.A2" office:value-type="string">
            <text:p text:style-name="P15"><text:change-start text:change-id="ct238785488"/>Code<text:change-end text:change-id="ct238785488"/></text:p>
          </table:table-cell>
          <table:table-cell table:style-name="Table169.B2" office:value-type="string">
            <text:p text:style-name="P15"><text:change-start text:change-id="ct238785592"/>Result<text:change-end text:change-id="ct23878559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878569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8785800"/>[a_numeric] <text:alphabetical-index-mark-start text:id="IMark161045732"/>.real<text:alphabetical-index-mark-end text:id="IMark161045732"/> [a_numeric]</text:h>
            <text:p text:style-name="Text_20_body">Routing:<text:change-end text:change-id="ct238785800"/> TOS<text:change-start text:change-id="ct238785944"/></text:p>
            <text:p text:style-name="P1"><text:change-end text:change-id="ct23878594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38786048"/>Code<text:change-end text:change-id="ct238786048"/></text:p>
          </table:table-cell>
          <table:table-cell table:style-name="Table170.B2" office:value-type="string">
            <text:p text:style-name="P15"><text:change-start text:change-id="ct238786152"/>Result<text:change-end text:change-id="ct23878615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8786256"/><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8786360"/>[a_numeric] <text:alphabetical-index-mark-start text:id="IMark161045732"/>.round<text:alphabetical-index-mark-end text:id="IMark161045732"/> [a<text:change-end text:change-id="ct238786360"/>n<text:change-start text:change-id="ct238786464"/>_<text:change-end text:change-id="ct238786464"/>integer<text:change-start text:change-id="ct238786568"/>]</text:h>
            <text:p text:style-name="Text_20_body">Routing:<text:change-end text:change-id="ct238786568"/> TOS<text:change-start text:change-id="ct238786672"/></text:p>
            <text:p text:style-name="P1"><text:change-end text:change-id="ct238786672"/>This method rounds the argument number to the nearest integer.</text:p>
          </table:table-cell>
          <table:covered-table-cell/>
        </table:table-row>
        <table:table-row table:style-name="Table171.1">
          <table:table-cell table:style-name="Table171.A2" office:value-type="string">
            <text:p text:style-name="P15"><text:change-start text:change-id="ct238786776"/>Code<text:change-end text:change-id="ct238786776"/></text:p>
          </table:table-cell>
          <table:table-cell table:style-name="Table171.B2" office:value-type="string">
            <text:p text:style-name="P15"><text:change-start text:change-id="ct238786880"/>Result<text:change-end text:change-id="ct23878688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878698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8787088"/>[a_numeric] <text:alphabetical-index-mark-start text:id="IMark161045732"/>.sin<text:alphabetical-index-mark-end text:id="IMark161045732"/> [a_<text:change-end text:change-id="ct238787088"/>float<text:change-start text:change-id="ct238787192"/>]</text:h>
            <text:p text:style-name="Text_20_body">Routing:<text:change-end text:change-id="ct238787192"/> TOS<text:change-start text:change-id="ct238787296"/></text:p>
            <text:p text:style-name="P1"><text:change-end text:change-id="ct238787296"/>This method computes the sine of the argument angle in radians.</text:p>
          </table:table-cell>
          <table:covered-table-cell/>
        </table:table-row>
        <table:table-row table:style-name="Table172.1">
          <table:table-cell table:style-name="Table172.A2" office:value-type="string">
            <text:p text:style-name="P15"><text:change-start text:change-id="ct238787400"/>Code<text:change-end text:change-id="ct238787400"/></text:p>
          </table:table-cell>
          <table:table-cell table:style-name="Table172.B2" office:value-type="string">
            <text:p text:style-name="P15"><text:change-start text:change-id="ct238787504"/>Result<text:change-end text:change-id="ct23878750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878760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8787712"/>[a_numeric] <text:alphabetical-index-mark-start text:id="IMark161045732"/>.sinh<text:alphabetical-index-mark-end text:id="IMark161045732"/> [a_<text:change-end text:change-id="ct238787712"/>float<text:change-start text:change-id="ct238787816"/>]</text:h>
            <text:p text:style-name="Text_20_body">Routing:<text:change-end text:change-id="ct238787816"/> TOS<text:change-start text:change-id="ct238787920"/></text:p>
            <text:p text:style-name="P1"><text:change-end text:change-id="ct238787920"/>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38788024"/>Code<text:change-end text:change-id="ct238788024"/></text:p>
          </table:table-cell>
          <table:table-cell table:style-name="Table173.B2" office:value-type="string">
            <text:p text:style-name="P15"><text:change-start text:change-id="ct238788128"/>Result<text:change-end text:change-id="ct23878812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8788232"/></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38788336"/>[a_numeric] <text:alphabetical-index-mark-start text:id="IMark161045732"/>.sleep<text:alphabetical-index-mark-end text:id="IMark161045732"/> []</text:h>
            <text:p text:style-name="Text_20_body">Routing:<text:change-end text:change-id="ct238788336"/> TOS<text:change-start text:change-id="ct238788440"/></text:p>
            <text:p text:style-name="P1"><text:change-end text:change-id="ct238788440"/>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38788544"/>Code<text:change-end text:change-id="ct238788544"/></text:p>
          </table:table-cell>
          <table:table-cell table:style-name="Table174.B2" office:value-type="string">
            <text:p text:style-name="P15"><text:change-start text:change-id="ct238788648"/>Result<text:change-end text:change-id="ct238788648"/></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38788752"/></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8788856"/>[a_numeric] <text:alphabetical-index-mark-start text:id="IMark161045732"/>.sqr<text:alphabetical-index-mark-end text:id="IMark161045732"/> [a_numeric]</text:h>
            <text:p text:style-name="Text_20_body">Routing:<text:change-end text:change-id="ct238788856"/> TOS<text:change-start text:change-id="ct238788960"/></text:p>
            <text:p text:style-name="P1"><text:change-end text:change-id="ct238788960"/>This method computes the square of the argument value.</text:p>
          </table:table-cell>
          <table:covered-table-cell/>
        </table:table-row>
        <table:table-row table:style-name="Table175.1">
          <table:table-cell table:style-name="Table175.A2" office:value-type="string">
            <text:p text:style-name="P15"><text:change-start text:change-id="ct238789064"/>Code<text:change-end text:change-id="ct238789064"/></text:p>
          </table:table-cell>
          <table:table-cell table:style-name="Table175.B2" office:value-type="string">
            <text:p text:style-name="P15"><text:change-start text:change-id="ct238789168"/>Result<text:change-end text:change-id="ct23878916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878927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8789376"/>[a_numeric] <text:alphabetical-index-mark-start text:id="IMark161045732"/>.sqrt<text:alphabetical-index-mark-end text:id="IMark161045732"/> [a_<text:change-end text:change-id="ct238789376"/>float<text:change-start text:change-id="ct238789480"/>]</text:h>
            <text:p text:style-name="Text_20_body">Routing:<text:change-end text:change-id="ct238789480"/> TOS<text:change-start text:change-id="ct238789584"/></text:p>
            <text:p text:style-name="P1"><text:change-end text:change-id="ct238789584"/>This method computes the square root of the argument value.</text:p>
          </table:table-cell>
          <table:covered-table-cell/>
        </table:table-row>
        <table:table-row table:style-name="Table176.1">
          <table:table-cell table:style-name="Table176.A2" office:value-type="string">
            <text:p text:style-name="P15"><text:change-start text:change-id="ct238789688"/>Code<text:change-end text:change-id="ct238789688"/></text:p>
          </table:table-cell>
          <table:table-cell table:style-name="Table176.B2" office:value-type="string">
            <text:p text:style-name="P15"><text:change-start text:change-id="ct238789792"/>Result<text:change-end text:change-id="ct23878979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878989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8794048"/>[a_numeric] <text:alphabetical-index-mark-start text:id="IMark161045732"/>.tan<text:alphabetical-index-mark-end text:id="IMark161045732"/> [a_<text:change-end text:change-id="ct238794048"/>float<text:change-start text:change-id="ct238794152"/>]</text:h>
            <text:p text:style-name="Text_20_body">Routing:<text:change-end text:change-id="ct238794152"/> TOS<text:change-start text:change-id="ct238794256"/></text:p>
            <text:p text:style-name="P1"><text:change-end text:change-id="ct238794256"/>This method computes the tangent of the argument angle in radians.</text:p>
          </table:table-cell>
          <table:covered-table-cell/>
        </table:table-row>
        <table:table-row table:style-name="Table177.1">
          <table:table-cell table:style-name="Table177.A2" office:value-type="string">
            <text:p text:style-name="P15"><text:change-start text:change-id="ct238794360"/>Code<text:change-end text:change-id="ct238794360"/></text:p>
          </table:table-cell>
          <table:table-cell table:style-name="Table177.B2" office:value-type="string">
            <text:p text:style-name="P15"><text:change-start text:change-id="ct238794464"/>Result<text:change-end text:change-id="ct23879446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8794568"/></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38794672"/>[a_numeric] <text:alphabetical-index-mark-start text:id="IMark161045732"/>.tanh<text:alphabetical-index-mark-end text:id="IMark161045732"/> [a_<text:change-end text:change-id="ct238794672"/>float<text:change-start text:change-id="ct238794776"/>]</text:h>
            <text:p text:style-name="Text_20_body">Routing:<text:change-end text:change-id="ct238794776"/> TOS<text:change-start text:change-id="ct238794880"/></text:p>
            <text:p text:style-name="P1"><text:change-end text:change-id="ct238794880"/>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38794984"/>Code<text:change-end text:change-id="ct238794984"/></text:p>
          </table:table-cell>
          <table:table-cell table:style-name="Table178.B2" office:value-type="string">
            <text:p text:style-name="P15"><text:change-start text:change-id="ct238795088"/>Result<text:change-end text:change-id="ct23879508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38795192"/></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8795296"/>[a_numeric a_numeric] <text:alphabetical-index-mark-start text:id="IMark161045732"/>/<text:alphabetical-index-mark-end text:id="IMark161045732"/> [a_numeric]</text:h>
            <text:p text:style-name="Text_20_body">Routing:<text:change-end text:change-id="ct238795296"/> NOS<text:change-start text:change-id="ct238795400"/></text:p>
            <text:p text:style-name="P1"><text:change-end text:change-id="ct238795400"/>This method implements the division operator.</text:p>
          </table:table-cell>
          <table:covered-table-cell/>
        </table:table-row>
        <table:table-row table:style-name="Table179.1">
          <table:table-cell table:style-name="Table179.A2" office:value-type="string">
            <text:p text:style-name="P15"><text:change-start text:change-id="ct238795504"/>Code<text:change-end text:change-id="ct238795504"/></text:p>
          </table:table-cell>
          <table:table-cell table:style-name="Table179.B2" office:value-type="string">
            <text:p text:style-name="P15"><text:change-start text:change-id="ct238795608"/>Result<text:change-end text:change-id="ct23879560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879571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8795816"/>[a_numeric] <text:alphabetical-index-mark-start text:id="IMark161045732"/>0&lt;<text:alphabetical-index-mark-end text:id="IMark161045732"/> [a_boolean]</text:h>
            <text:p text:style-name="Text_20_body">Routing:<text:change-end text:change-id="ct238795816"/> TOS<text:change-start text:change-id="ct238795920"/></text:p>
            <text:p text:style-name="P1"><text:change-end text:change-id="ct238795920"/>Is this number less than zero?</text:p>
          </table:table-cell>
          <table:covered-table-cell/>
        </table:table-row>
        <table:table-row table:style-name="Table180.1">
          <table:table-cell table:style-name="Table180.A2" office:value-type="string">
            <text:p text:style-name="P15"><text:change-start text:change-id="ct238796024"/>Code<text:change-end text:change-id="ct238796024"/></text:p>
          </table:table-cell>
          <table:table-cell table:style-name="Table180.B2" office:value-type="string">
            <text:p text:style-name="P15"><text:change-start text:change-id="ct238796128"/>Result<text:change-end text:change-id="ct23879612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879623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8796336"/>[a_numeric] <text:alphabetical-index-mark-start text:id="IMark161045732"/>0&lt;=<text:alphabetical-index-mark-end text:id="IMark161045732"/> [a_boolean]</text:h>
            <text:p text:style-name="Text_20_body">Routing:<text:change-end text:change-id="ct238796336"/> TOS<text:change-start text:change-id="ct238796440"/></text:p>
            <text:p text:style-name="P1"><text:change-end text:change-id="ct238796440"/>Is this number less than or equal to zero?</text:p>
          </table:table-cell>
          <table:covered-table-cell/>
        </table:table-row>
        <table:table-row table:style-name="Table181.1">
          <table:table-cell table:style-name="Table181.A2" office:value-type="string">
            <text:p text:style-name="P15"><text:change-start text:change-id="ct238796544"/>Code<text:change-end text:change-id="ct238796544"/></text:p>
          </table:table-cell>
          <table:table-cell table:style-name="Table181.B2" office:value-type="string">
            <text:p text:style-name="P15"><text:change-start text:change-id="ct238796648"/>Result<text:change-end text:change-id="ct23879664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879675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8796856"/>[a_numeric] <text:alphabetical-index-mark-start text:id="IMark161045732"/>0&lt;=&gt;<text:alphabetical-index-mark-end text:id="IMark161045732"/> [<text:change-end text:change-id="ct238796856"/>1, 0, or -1<text:change-start text:change-id="ct238796960"/>]</text:h>
            <text:p text:style-name="Text_20_body">Routing:<text:change-end text:change-id="ct238796960"/> TOS<text:change-start text:change-id="ct238797064"/></text:p>
            <text:p text:style-name="P1"><text:change-end text:change-id="ct238797064"/>Perform a “three outcome” comparison of the value with zero.</text:p>
          </table:table-cell>
          <table:covered-table-cell/>
        </table:table-row>
        <table:table-row table:style-name="Table182.1">
          <table:table-cell table:style-name="Table182.A2" office:value-type="string">
            <text:p text:style-name="P15"><text:change-start text:change-id="ct238797168"/>Code<text:change-end text:change-id="ct238797168"/></text:p>
          </table:table-cell>
          <table:table-cell table:style-name="Table182.B2" office:value-type="string">
            <text:p text:style-name="P15"><text:change-start text:change-id="ct238797272"/>Result<text:change-end text:change-id="ct23879727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8797480"/><text:change text:change-id="ct23879737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8797584"/>[a_numeric] <text:alphabetical-index-mark-start text:id="IMark161045732"/>0&lt;&gt; <text:alphabetical-index-mark-end text:id="IMark161045732"/>[a_boolean]</text:h>
            <text:p text:style-name="Text_20_body">Routing:<text:change-end text:change-id="ct238797584"/> TOS<text:change-start text:change-id="ct238797688"/></text:p>
            <text:p text:style-name="P1"><text:change-end text:change-id="ct238797688"/>Is the number not equal to zero?</text:p>
          </table:table-cell>
          <table:covered-table-cell/>
        </table:table-row>
        <table:table-row table:style-name="Table183.1">
          <table:table-cell table:style-name="Table183.A2" office:value-type="string">
            <text:p text:style-name="P15"><text:change-start text:change-id="ct238797792"/>Code<text:change-end text:change-id="ct238797792"/></text:p>
          </table:table-cell>
          <table:table-cell table:style-name="Table183.B2" office:value-type="string">
            <text:p text:style-name="P15"><text:change-start text:change-id="ct238797896"/>Result<text:change-end text:change-id="ct23879789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879800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8814528"/>[a_numeric] <text:alphabetical-index-mark-start text:id="IMark161045732"/>0=<text:alphabetical-index-mark-end text:id="IMark161045732"/> [a_boolean]</text:h>
            <text:p text:style-name="Text_20_body">Routing:<text:change-end text:change-id="ct238814528"/> TOS<text:change-start text:change-id="ct238814632"/></text:p>
            <text:p text:style-name="P1"><text:change-end text:change-id="ct238814632"/>Is the number equal to zero?</text:p>
          </table:table-cell>
          <table:covered-table-cell/>
        </table:table-row>
        <table:table-row table:style-name="Table184.1">
          <table:table-cell table:style-name="Table184.A2" office:value-type="string">
            <text:p text:style-name="P15"><text:change-start text:change-id="ct238814736"/>Code<text:change-end text:change-id="ct238814736"/></text:p>
          </table:table-cell>
          <table:table-cell table:style-name="Table184.B2" office:value-type="string">
            <text:p text:style-name="P15"><text:change-start text:change-id="ct238814840"/>Result<text:change-end text:change-id="ct23881484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881494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8815048"/>[a_numeric] <text:alphabetical-index-mark-start text:id="IMark161045732"/>0&gt;<text:alphabetical-index-mark-end text:id="IMark161045732"/> [a_boolean]</text:h>
            <text:p text:style-name="Text_20_body">Routing:<text:change-end text:change-id="ct238815048"/> TOS<text:change-start text:change-id="ct238815152"/></text:p>
            <text:p text:style-name="P1"><text:change-end text:change-id="ct238815152"/>Is the number greater than zero?</text:p>
          </table:table-cell>
          <table:covered-table-cell/>
        </table:table-row>
        <table:table-row table:style-name="Table185.1">
          <table:table-cell table:style-name="Table185.A2" office:value-type="string">
            <text:p text:style-name="P15"><text:change-start text:change-id="ct238815256"/>Code<text:change-end text:change-id="ct238815256"/></text:p>
          </table:table-cell>
          <table:table-cell table:style-name="Table185.B2" office:value-type="string">
            <text:p text:style-name="P15"><text:change-start text:change-id="ct238815360"/>Result<text:change-end text:change-id="ct23881536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881546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8815568"/>[a_numeric] <text:alphabetical-index-mark-start text:id="IMark161141532"/>0&gt;=<text:alphabetical-index-mark-end text:id="IMark161141532"/> [a_boolean]</text:h>
            <text:p text:style-name="Text_20_body">Routing:<text:change-end text:change-id="ct238815568"/> TOS<text:change-start text:change-id="ct238815672"/></text:p>
            <text:p text:style-name="P1"><text:change-end text:change-id="ct238815672"/>Is the number greater than or equal to zero?</text:p>
          </table:table-cell>
          <table:covered-table-cell/>
        </table:table-row>
        <table:table-row table:style-name="Table186.1">
          <table:table-cell table:style-name="Table186.A2" office:value-type="string">
            <text:p text:style-name="P15"><text:change-start text:change-id="ct238815776"/>Code<text:change-end text:change-id="ct238815776"/></text:p>
          </table:table-cell>
          <table:table-cell table:style-name="Table186.B2" office:value-type="string">
            <text:p text:style-name="P15"><text:change-start text:change-id="ct238815880"/>Result<text:change-end text:change-id="ct23881588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8815984"/></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8816088"/>[a_numeric] <text:alphabetical-index-mark-start text:id="IMark161141532"/>1+<text:alphabetical-index-mark-end text:id="IMark161141532"/> [a_numeric]</text:h>
            <text:p text:style-name="Text_20_body">Routing:<text:change-end text:change-id="ct238816088"/> TOS<text:change-start text:change-id="ct238816192"/></text:p>
            <text:p text:style-name="P1"><text:change-end text:change-id="ct238816192"/>Add one to the number</text:p>
          </table:table-cell>
          <table:covered-table-cell/>
        </table:table-row>
        <table:table-row table:style-name="Table187.1">
          <table:table-cell table:style-name="Table187.A2" office:value-type="string">
            <text:p text:style-name="P15"><text:change-start text:change-id="ct238816296"/>Code<text:change-end text:change-id="ct238816296"/></text:p>
          </table:table-cell>
          <table:table-cell table:style-name="Table187.B2" office:value-type="string">
            <text:p text:style-name="P15"><text:change-start text:change-id="ct238816400"/>Result<text:change-end text:change-id="ct23881640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881650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8816608"/>[a_numeric] <text:alphabetical-index-mark-start text:id="IMark161141532"/>1-<text:alphabetical-index-mark-end text:id="IMark161141532"/> [a_numeric]</text:h>
            <text:p text:style-name="Text_20_body">Routing:<text:change-end text:change-id="ct238816608"/> TOS<text:change-start text:change-id="ct238816712"/></text:p>
            <text:p text:style-name="P1"><text:change-end text:change-id="ct238816712"/>Subtract ond from the number</text:p>
          </table:table-cell>
          <table:covered-table-cell/>
        </table:table-row>
        <table:table-row table:style-name="Table188.1">
          <table:table-cell table:style-name="Table188.A2" office:value-type="string">
            <text:p text:style-name="P15"><text:change-start text:change-id="ct238816816"/>Code<text:change-end text:change-id="ct238816816"/></text:p>
          </table:table-cell>
          <table:table-cell table:style-name="Table188.B2" office:value-type="string">
            <text:p text:style-name="P15"><text:change-start text:change-id="ct238816920"/>Result<text:change-end text:change-id="ct23881692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881702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8817128"/>[a_numeric] <text:alphabetical-index-mark-start text:id="IMark161141532"/>2*<text:alphabetical-index-mark-end text:id="IMark161141532"/> [a_numeric]</text:h>
            <text:p text:style-name="Text_20_body">Routing:<text:change-end text:change-id="ct238817128"/> TOS<text:change-start text:change-id="ct238817232"/></text:p>
            <text:p text:style-name="P1"><text:change-end text:change-id="ct238817232"/>Multiply the number by two.</text:p>
          </table:table-cell>
          <table:covered-table-cell/>
        </table:table-row>
        <table:table-row table:style-name="Table189.1">
          <table:table-cell table:style-name="Table189.A2" office:value-type="string">
            <text:p text:style-name="P15"><text:change-start text:change-id="ct238817336"/>Code<text:change-end text:change-id="ct238817336"/></text:p>
          </table:table-cell>
          <table:table-cell table:style-name="Table189.B2" office:value-type="string">
            <text:p text:style-name="P15"><text:change-start text:change-id="ct238817440"/>Result<text:change-end text:change-id="ct23881744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881754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8817648"/>[a_numeric] <text:alphabetical-index-mark-start text:id="IMark161141532"/>2+<text:alphabetical-index-mark-end text:id="IMark161141532"/> [a_numeric]</text:h>
            <text:p text:style-name="Text_20_body">Routing:<text:change-end text:change-id="ct238817648"/> TOS<text:change-start text:change-id="ct238817752"/></text:p>
            <text:p text:style-name="P1"><text:change-end text:change-id="ct238817752"/>Add two to the number</text:p>
          </table:table-cell>
          <table:covered-table-cell/>
        </table:table-row>
        <table:table-row table:style-name="Table190.1">
          <table:table-cell table:style-name="Table190.A2" office:value-type="string">
            <text:p text:style-name="P15"><text:change-start text:change-id="ct238817856"/>Code<text:change-end text:change-id="ct238817856"/></text:p>
          </table:table-cell>
          <table:table-cell table:style-name="Table190.B2" office:value-type="string">
            <text:p text:style-name="P15"><text:change-start text:change-id="ct238817960"/>Result<text:change-end text:change-id="ct23881796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8818064"/></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8818168"/>[a_numeric] <text:alphabetical-index-mark-start text:id="IMark161141532"/>2-<text:alphabetical-index-mark-end text:id="IMark161141532"/> [a_numeric]</text:h>
            <text:p text:style-name="Text_20_body">Routing:<text:change-end text:change-id="ct238818168"/> TOS<text:change-start text:change-id="ct238818272"/></text:p>
            <text:p text:style-name="P1"><text:change-end text:change-id="ct238818272"/>Subtract two from the number</text:p>
          </table:table-cell>
          <table:covered-table-cell/>
        </table:table-row>
        <table:table-row table:style-name="Table191.1">
          <table:table-cell table:style-name="Table191.A2" office:value-type="string">
            <text:p text:style-name="P15"><text:change-start text:change-id="ct238818376"/>Code<text:change-end text:change-id="ct238818376"/></text:p>
          </table:table-cell>
          <table:table-cell table:style-name="Table191.B2" office:value-type="string">
            <text:p text:style-name="P15"><text:change-start text:change-id="ct238818480"/>Result<text:change-end text:change-id="ct23881848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881858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8818688"/>[a_numeric] <text:alphabetical-index-mark-start text:id="IMark161141532"/>2/<text:alphabetical-index-mark-end text:id="IMark161141532"/> [a_numeric]</text:h>
            <text:p text:style-name="Text_20_body">Routing:<text:change-end text:change-id="ct238818688"/> TOS<text:change-start text:change-id="ct238818792"/></text:p>
            <text:p text:style-name="P1"><text:change-end text:change-id="ct238818792"/>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38818896"/>Code<text:change-end text:change-id="ct238818896"/></text:p>
          </table:table-cell>
          <table:table-cell table:style-name="Table192.B2" office:value-type="string">
            <text:p text:style-name="P15"><text:change-start text:change-id="ct238819000"/>Result<text:change-end text:change-id="ct23881900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881910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8819208"/>[a_numeric<text:change-end text:change-id="ct238819208"/> a_numeric<text:change-start text:change-id="ct238819312"/>] <text:alphabetical-index-mark-start text:id="IMark161141532"/>&lt;<text:alphabetical-index-mark-end text:id="IMark161141532"/> [a_boolean]</text:h>
            <text:p text:style-name="Text_20_body">Routing:<text:change-end text:change-id="ct238819312"/> NOS<text:change-start text:change-id="ct238819416"/></text:p>
            <text:p text:style-name="P1"><text:change-end text:change-id="ct238819416"/>Is the first number less than the second?</text:p>
          </table:table-cell>
          <table:covered-table-cell/>
        </table:table-row>
        <table:table-row table:style-name="Table193.1">
          <table:table-cell table:style-name="Table193.A2" office:value-type="string">
            <text:p text:style-name="P15"><text:change-start text:change-id="ct238819520"/>Code<text:change-end text:change-id="ct238819520"/></text:p>
          </table:table-cell>
          <table:table-cell table:style-name="Table193.B2" office:value-type="string">
            <text:p text:style-name="P15"><text:change-start text:change-id="ct238819624"/>Result<text:change-end text:change-id="ct23881962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8819728"/></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8819832"/>[a_numeric<text:change-end text:change-id="ct238819832"/> a_numeric<text:change-start text:change-id="ct238819936"/>] <text:alphabetical-index-mark-start text:id="IMark161141532"/>&lt;=<text:alphabetical-index-mark-end text:id="IMark161141532"/> [a_boolean]</text:h>
            <text:p text:style-name="Text_20_body">Routing:<text:change-end text:change-id="ct238819936"/> NOS<text:change-start text:change-id="ct238820040"/></text:p>
            <text:p text:style-name="P1"><text:change-end text:change-id="ct238820040"/>Is the first number less than or equal to the second?</text:p>
          </table:table-cell>
          <table:covered-table-cell/>
        </table:table-row>
        <table:table-row table:style-name="Table194.1">
          <table:table-cell table:style-name="Table194.A2" office:value-type="string">
            <text:p text:style-name="P15"><text:change-start text:change-id="ct238820144"/>Code<text:change-end text:change-id="ct238820144"/></text:p>
          </table:table-cell>
          <table:table-cell table:style-name="Table194.B2" office:value-type="string">
            <text:p text:style-name="P15"><text:change-start text:change-id="ct238820248"/>Result<text:change-end text:change-id="ct23882024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882035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60" text:outline-level="3"><text:change-start text:change-id="ct238820456"/>[a_numeric<text:change-end text:change-id="ct238820456"/> a_numeric<text:change-start text:change-id="ct238820560"/>] <text:alphabetical-index-mark-start text:id="IMark161141532"/>&lt;=&gt;<text:alphabetical-index-mark-end text:id="IMark161141532"/> [-1, 0, or 1]</text:h>
            <text:p text:style-name="Text_20_body">Routing:<text:change-end text:change-id="ct238820560"/> NOS<text:change-start text:change-id="ct238820664"/></text:p>
            <text:p text:style-name="P1"><text:change-end text:change-id="ct238820664"/>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38820768"/>Code<text:change-end text:change-id="ct238820768"/></text:p>
          </table:table-cell>
          <table:table-cell table:style-name="Table195.B2" office:value-type="string">
            <text:p text:style-name="P15"><text:change-start text:change-id="ct238820872"/>Result<text:change-end text:change-id="ct23882087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8821080"/><text:change text:change-id="ct23882097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8821184"/>[a_numeric<text:change-end text:change-id="ct238821184"/> a_numeric<text:change-start text:change-id="ct238821288"/>] <text:alphabetical-index-mark-start text:id="IMark161141532"/>&gt;<text:alphabetical-index-mark-end text:id="IMark161141532"/> [a_boolean]</text:h>
            <text:p text:style-name="Text_20_body">Routing:<text:change-end text:change-id="ct238821288"/> NOS<text:change-start text:change-id="ct238821392"/></text:p>
            <text:p text:style-name="P1"><text:change-end text:change-id="ct238821392"/>Is the first number greater than the second number.</text:p>
          </table:table-cell>
          <table:covered-table-cell/>
        </table:table-row>
        <table:table-row table:style-name="Table196.1">
          <table:table-cell table:style-name="Table196.A2" office:value-type="string">
            <text:p text:style-name="P15"><text:change-start text:change-id="ct238821496"/>Code<text:change-end text:change-id="ct238821496"/></text:p>
          </table:table-cell>
          <table:table-cell table:style-name="Table196.B2" office:value-type="string">
            <text:p text:style-name="P15"><text:change-start text:change-id="ct238821600"/>Result<text:change-end text:change-id="ct23882160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882170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8821808"/>[a_numeric<text:change-end text:change-id="ct238821808"/> a_numeric<text:change-start text:change-id="ct238821912"/>] <text:alphabetical-index-mark-start text:id="IMark161141532"/>&gt;=<text:alphabetical-index-mark-end text:id="IMark161141532"/> [a_boolean]</text:h>
            <text:p text:style-name="Text_20_body">Routing:<text:change-end text:change-id="ct238821912"/> NOS<text:change-start text:change-id="ct238822016"/></text:p>
            <text:p text:style-name="P1"><text:change-end text:change-id="ct238822016"/>Is the first number greater than or equal to the second number.</text:p>
          </table:table-cell>
          <table:covered-table-cell/>
        </table:table-row>
        <table:table-row table:style-name="Table197.1">
          <table:table-cell table:style-name="Table197.A2" office:value-type="string">
            <text:p text:style-name="P15"><text:change-start text:change-id="ct238822120"/>Code<text:change-end text:change-id="ct238822120"/></text:p>
          </table:table-cell>
          <table:table-cell table:style-name="Table197.B2" office:value-type="string">
            <text:p text:style-name="P15"><text:change-start text:change-id="ct238822224"/>Result<text:change-end text:change-id="ct23882222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882232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8822432"/>[a_numeric a_numeric] <text:alphabetical-index-mark-start text:id="IMark161141532"/>mod<text:alphabetical-index-mark-end text:id="IMark161141532"/> [a_numeric]</text:h>
            <text:p text:style-name="Text_20_body">Routing:<text:change-end text:change-id="ct238822432"/> NOS<text:change-start text:change-id="ct238822536"/></text:p>
            <text:p text:style-name="P1"><text:change-end text:change-id="ct238822536"/>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38822720"/>Code<text:change-end text:change-id="ct238822720"/></text:p>
          </table:table-cell>
          <table:table-cell table:style-name="Table198.B2" office:value-type="string">
            <text:p text:style-name="P15"><text:change-start text:change-id="ct238822824"/>Result<text:change-end text:change-id="ct23882282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882292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8823032"/>[a_numeric] <text:alphabetical-index-mark-start text:id="IMark161141532"/>neg<text:alphabetical-index-mark-end text:id="IMark161141532"/> [a_numeric]</text:h>
            <text:p text:style-name="Text_20_body">Routing:<text:change-end text:change-id="ct238823032"/> TOS<text:change-start text:change-id="ct238823136"/></text:p>
            <text:p text:style-name="P1"><text:change-end text:change-id="ct238823136"/>Compute zero minus the number.</text:p>
          </table:table-cell>
          <table:covered-table-cell/>
        </table:table-row>
        <table:table-row table:style-name="Table199.1">
          <table:table-cell table:style-name="Table199.A2" office:value-type="string">
            <text:p text:style-name="P15"><text:change-start text:change-id="ct238823240"/>Code<text:change-end text:change-id="ct238823240"/></text:p>
          </table:table-cell>
          <table:table-cell table:style-name="Table199.B2" office:value-type="string">
            <text:p text:style-name="P15"><text:change-start text:change-id="ct238823344"/>Result<text:change-end text:change-id="ct23882334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61043284"/>Object<text:alphabetical-index-mark-end text:id="IMark161043284"/></text:h>
      <text:p text:style-name="Text_20_body"/>
      <text:p text:style-name="Text_20_body">Inheritance: Object <text:span text:style-name="T9">←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61141532"/>&amp;&amp;<text:alphabetical-index-mark-end text:id="IMark16114153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61141532"/>.<text:alphabetical-index-mark-end text:id="IMark1611415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61141532"/>.class<text:alphabetical-index-mark-end text:id="IMark16114153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8">"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61141532"/>.clone<text:alphabetical-index-mark-end text:id="IMark16114153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3">": "</text:span> <text:s/>@name <text:span text:style-name="T13">&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61141532"/>.clone_exclude<text:alphabetical-index-mark-end text:id="IMark16114153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3">"</text:span><text:span text:style-name="T13">@foo</text:span><text:span text:style-name="T13">"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61141532"/>.copy<text:alphabetical-index-mark-end text:id="IMark16114153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3">": "</text:span> <text:s/>@name <text:span text:style-name="T13">&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61141532"/>.init<text:alphabetical-index-mark-end text:id="IMark16114153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P58">"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61141532"/>.is_class?<text:alphabetical-index-mark-end text:id="IMark1611415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61141532"/>.name<text:alphabetical-index-mark-end text:id="IMark16114153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61141532"/>.strlen<text:alphabetical-index-mark-end text:id="IMark1611415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61141532"/>.to_f<text:alphabetical-index-mark-end text:id="IMark16114153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61141532"/>.to_f!<text:alphabetical-index-mark-end text:id="IMark16114153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61141532"/>.to_i<text:alphabetical-index-mark-end text:id="IMark161141532"/>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61141532"/>.to_i!<text:alphabetical-index-mark-end text:id="IMark16114153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61141532"/>.to_n<text:alphabetical-index-mark-end text:id="IMark16114153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61141532"/>.to_n!<text:alphabetical-index-mark-end text:id="IMark16114153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61141532"/>.to_r<text:alphabetical-index-mark-end text:id="IMark16114153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61141532"/>.to_r!<text:alphabetical-index-mark-end text:id="IMark16114153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61141532"/>.to_s<text:alphabetical-index-mark-end text:id="IMark161141532"/>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61141532"/>.to_x<text:alphabetical-index-mark-end text:id="IMark16114153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61141532"/>.to_x!<text:alphabetical-index-mark-end text:id="IMark16114153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61141532"/>&lt;&gt;<text:alphabetical-index-mark-end text:id="IMark16114153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61141532"/>=<text:alphabetical-index-mark-end text:id="IMark16114153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61141532"/>^^<text:alphabetical-index-mark-end text:id="IMark16114153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61141532"/>distinct?<text:alphabetical-index-mark-end text:id="IMark1611415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61141532"/>identical?<text:alphabetical-index-mark-end text:id="IMark1611415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61141532"/>max<text:alphabetical-index-mark-end text:id="IMark1611415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61141532"/>min<text:alphabetical-index-mark-end text:id="IMark1611415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61141532"/>nil&lt;&gt;<text:alphabetical-index-mark-end text:id="IMark16114153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61141532"/>nil=<text:alphabetical-index-mark-end text:id="IMark1611415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61141532"/>not<text:alphabetical-index-mark-end text:id="IMark1611415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61141532"/>||<text:alphabetical-index-mark-end text:id="IMark161141532"/>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61141532"/>)methods<text:alphabetical-index-mark-end text:id="IMark1611415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61043284"/>OutStream<text:alphabetical-index-mark-end text:id="IMark16104328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61141532"/>.append<text:alphabetical-index-mark-end text:id="IMark16114153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5">Code</text:p>
          </table:table-cell>
          <table:table-cell table:style-name="Table204.B2" office:value-type="string">
            <text:p text:style-name="P15">Result</text:p>
          </table:table-cell>
        </table:table-row>
        <table:table-row table:style-name="Table204.1">
          <table:table-cell table:style-name="Table204.A2" office:value-type="string">
            <text:p text:style-name="P58">"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61141532"/>.append{<text:alphabetical-index-mark-end text:id="IMark16114153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5">Code</text:p>
          </table:table-cell>
          <table:table-cell table:style-name="Table218.B2" office:value-type="string">
            <text:p text:style-name="P15">Result</text:p>
          </table:table-cell>
        </table:table-row>
        <table:table-row table:style-name="Table218.1">
          <table:table-cell table:style-name="Table218.A2" office:value-type="string">
            <text:p text:style-name="P58">"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61141532"/>.create<text:alphabetical-index-mark-end text:id="IMark16114153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5">Code</text:p>
          </table:table-cell>
          <table:table-cell table:style-name="Table205.B2" office:value-type="string">
            <text:p text:style-name="P15">Result</text:p>
          </table:table-cell>
        </table:table-row>
        <table:table-row table:style-name="Table205.1">
          <table:table-cell table:style-name="Table205.A2" office:value-type="string">
            <text:p text:style-name="P58">"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5">Code</text:p>
          </table:table-cell>
          <table:table-cell table:style-name="Table219.B2" office:value-type="string">
            <text:p text:style-name="P15">Result</text:p>
          </table:table-cell>
        </table:table-row>
        <table:table-row table:style-name="Table219.1">
          <table:table-cell table:style-name="Table219.A2" office:value-type="string">
            <text:p text:style-name="P58">"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61141532"/><text:alphabetical-index-mark-start text:id="IMark161045732"/>.<text:alphabetical-index-mark-end text:id="IMark161045732"/><text:alphabetical-index-mark-end text:id="IMark16114153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5">Code</text:p>
          </table:table-cell>
          <table:table-cell table:style-name="Table206.B2" office:value-type="string">
            <text:p text:style-name="P1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161141532"/>.close<text:alphabetical-index-mark-end text:id="IMark16114153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5">Code</text:p>
          </table:table-cell>
          <table:table-cell table:style-name="Table207.B2" office:value-type="string">
            <text:p text:style-name="P1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61141532"/>.cr<text:alphabetical-index-mark-end text:id="IMark16114153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5">Code</text:p>
          </table:table-cell>
          <table:table-cell table:style-name="Table208.B2" office:value-type="string">
            <text:p text:style-name="P1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61141532"/>.emit<text:alphabetical-index-mark-end text:id="IMark16114153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5">Code</text:p>
          </table:table-cell>
          <table:table-cell table:style-name="Table209.B2" office:value-type="string">
            <text:p text:style-name="P1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61141532"/>.space<text:alphabetical-index-mark-end text:id="IMark16114153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5">Code</text:p>
          </table:table-cell>
          <table:table-cell table:style-name="Table210.B2" office:value-type="string">
            <text:p text:style-name="P1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161141532"/>.spaces<text:alphabetical-index-mark-end text:id="IMark16114153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5">Code</text:p>
          </table:table-cell>
          <table:table-cell table:style-name="Table211.B2" office:value-type="string">
            <text:p text:style-name="P1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61141532"/>~<text:alphabetical-index-mark-end text:id="IMark16114153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5">Code</text:p>
          </table:table-cell>
          <table:table-cell table:style-name="Table212.B2" office:value-type="string">
            <text:p text:style-name="P1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61141532"/>~"<text:alphabetical-index-mark-end text:id="IMark16114153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5">Code</text:p>
          </table:table-cell>
          <table:table-cell table:style-name="Table213.B2" office:value-type="string">
            <text:p text:style-name="P1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61141532"/>~cr<text:alphabetical-index-mark-end text:id="IMark16114153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5">Code</text:p>
          </table:table-cell>
          <table:table-cell table:style-name="Table214.B2" office:value-type="string">
            <text:p text:style-name="P1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161141532"/>~emit<text:alphabetical-index-mark-end text:id="IMark16114153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5">Code</text:p>
          </table:table-cell>
          <table:table-cell table:style-name="Table215.B2" office:value-type="string">
            <text:p text:style-name="P1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61141532"/>~space<text:alphabetical-index-mark-end text:id="IMark16114153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5">Code</text:p>
          </table:table-cell>
          <table:table-cell table:style-name="Table216.B2" office:value-type="string">
            <text:p text:style-name="P1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61141532"/>~spaces<text:alphabetical-index-mark-end text:id="IMark16114153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5">Code</text:p>
          </table:table-cell>
          <table:table-cell table:style-name="Table217.B2" office:value-type="string">
            <text:p text:style-name="P1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61043284"/>Procedure<text:alphabetical-index-mark-end text:id="IMark161043284"/></text:h>
      <text:p text:style-name="Text_20_body"/>
      <text:p text:style-name="Text_20_body">Inheritance: Procedure <text:span text:style-name="T9">←</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61141532"/>.call<text:alphabetical-index-mark-end text:id="IMark16114153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5">Code</text:p>
          </table:table-cell>
          <table:table-cell table:style-name="Table220.B2" office:value-type="string">
            <text:p text:style-name="P15">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61141532"/>.start<text:alphabetical-index-mark-end text:id="IMark16114153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5">Code</text:p>
          </table:table-cell>
          <table:table-cell table:style-name="Table221.B2" office:value-type="string">
            <text:p text:style-name="P1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61043284"/>Queue<text:alphabetical-index-mark-end text:id="IMark161043284"/></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61043284"/>Rational<text:alphabetical-index-mark-end text:id="IMark16104328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0858548"/>.split<text:alphabetical-index-mark-end text:id="IMark16085854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61043188"/>Stack<text:alphabetical-index-mark-end text:id="IMark16104318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61043188"/>String<text:alphabetical-index-mark-end text:id="IMark16104318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61043188"/>Thread<text:alphabetical-index-mark-end text:id="IMark16104318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61043188"/><text:alphabetical-index-mark-start text:id="IMark161044436"/><text:alphabetical-index-mark-start text:id="IMark161045444"/>TrueClass<text:alphabetical-index-mark-end text:id="IMark161045444"/><text:alphabetical-index-mark-end text:id="IMark161044436"/><text:alphabetical-index-mark-end text:id="IMark161043188"/></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61043188"/>VirtualMachine<text:alphabetical-index-mark-end text:id="IMark161043188"/></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60858548"/>.:<text:alphabetical-index-mark-end text:id="IMark160858548"/>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60858548"/>super<text:alphabetical-index-mark-end text:id="IMark160858548"/>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60858548"/>val:<text:alphabetical-index-mark-end text:id="IMark160858548"/>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0858548"/>var:<text:alphabetical-index-mark-end text:id="IMark160858548"/>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0858548"/>val@:<text:alphabetical-index-mark-end text:id="IMark160858548"/>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60858548"/>var@:<text:alphabetical-index-mark-end text:id="IMark160858548"/>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60858548"/>;<text:alphabetical-index-mark-end text:id="IMark160858548"/>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60858548"/>.::<text:alphabetical-index-mark-end text:id="IMark160858548"/>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60858548"/>inst:<text:alphabetical-index-mark-end text:id="IMark160858548"/>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60858548"/>local:<text:alphabetical-index-mark-end text:id="IMark160858548"/>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60858548"/>super<text:alphabetical-index-mark-end text:id="IMark160858548"/>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60858548"/>;<text:alphabetical-index-mark-end text:id="IMark160858548"/>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61043188"/>Commands<text:alphabetical-index-mark-end text:id="IMark16104318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61043188"/>)entries<text:alphabetical-index-mark-end text:id="IMark161043188"/>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3" text:note-class="footnote"><text:note-citation>7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64">0</text:p>
          <text:p text:style-name="P63">0&lt;<text:tab/>108</text:p>
          <text:p text:style-name="P63">0&lt;=<text:tab/>109</text:p>
          <text:p text:style-name="P63">0&lt;=&gt;<text:tab/>109</text:p>
          <text:p text:style-name="P63">0&lt;&gt; <text:tab/>109</text:p>
          <text:p text:style-name="P63">0=<text:tab/>110</text:p>
          <text:p text:style-name="P63">0&gt;<text:tab/>110</text:p>
          <text:p text:style-name="P63">0&gt;=<text:tab/>110</text:p>
          <text:p text:style-name="P64">1</text:p>
          <text:p text:style-name="P63">1-<text:tab/>111</text:p>
          <text:p text:style-name="P63">1+<text:tab/>111</text:p>
          <text:p text:style-name="P64">2</text:p>
          <text:p text:style-name="P63">2-<text:tab/>112</text:p>
          <text:p text:style-name="P63">2*<text:tab/>88, 111</text:p>
          <text:p text:style-name="P63">2/<text:tab/>88, 112</text:p>
          <text:p text:style-name="P63">2+<text:tab/>111</text:p>
          <text:p text:style-name="P64">A</text:p>
          <text:p text:style-name="P63">again<text:tab/>25</text:p>
          <text:p text:style-name="P63">and<text:tab/>89</text:p>
          <text:p text:style-name="P63">Archive<text:tab/>12</text:p>
          <text:p text:style-name="P63">Array<text:tab/>60</text:p>
          <text:p text:style-name="P64">B</text:p>
          <text:p text:style-name="P63">begin<text:tab/>25</text:p>
          <text:p text:style-name="P63">Boolean<text:tab/>58</text:p>
          <text:p text:style-name="P63">bounce<text:tab/>36, 38</text:p>
          <text:p text:style-name="P64">C</text:p>
          <text:p text:style-name="P63">catch<text:tab/>35, 38</text:p>
          <text:p text:style-name="P63">Class<text:tab/>71</text:p>
          <text:p text:style-name="P63">Classes<text:tab/>47</text:p>
          <text:p text:style-name="P63">clone<text:tab/>30</text:p>
          <text:p text:style-name="P63">com<text:tab/>89</text:p>
          <text:p text:style-name="P63">Commands<text:tab/>72, 146</text:p>
          <text:p text:style-name="P63">Complex<text:tab/>74</text:p>
          <text:p text:style-name="P63">copy<text:tab/>30</text:p>
          <text:p text:style-name="P64">D</text:p>
          <text:p text:style-name="P63">Declarations<text:tab/>26</text:p>
          <text:p text:style-name="P63">Demo.rb<text:tab/>11</text:p>
          <text:p text:style-name="P63">distinct?<text:tab/>123</text:p>
          <text:p text:style-name="P63">do<text:tab/>23</text:p>
          <text:p text:style-name="P63">do_map_name<text:tab/>54</text:p>
          <text:p text:style-name="P63">dpr<text:tab/>93</text:p>
          <text:p text:style-name="P63">drop<text:tab/>19</text:p>
          <text:p text:style-name="P63">Duck Typing<text:tab/>26</text:p>
          <text:p text:style-name="P63">dup<text:tab/>19, 30</text:p>
          <text:p text:style-name="P64">E</text:p>
          <text:p text:style-name="P63">e<text:tab/>93</text:p>
          <text:p text:style-name="P63">else<text:tab/>21</text:p>
          <text:p text:style-name="P64">F</text:p>
          <text:p text:style-name="P63">FalseClass<text:tab/>58, 77</text:p>
          <text:p text:style-name="P63">finally<text:tab/>37p.</text:p>
          <text:p text:style-name="P63">Float<text:tab/>79</text:p>
          <text:p text:style-name="P64">H</text:p>
          <text:p text:style-name="P63">Hash<text:tab/>80</text:p>
          <text:p text:style-name="P64">I</text:p>
          <text:p text:style-name="P63">i<text:tab/>23</text:p>
          <text:p text:style-name="P63">identical?<text:tab/>124</text:p>
          <text:p text:style-name="P63">if<text:tab/>21</text:p>
          <text:p text:style-name="P63">Inheritance<text:tab/>48</text:p>
          <text:p text:style-name="P63">inst:<text:tab/>144</text:p>
          <text:p text:style-name="P63">InStream<text:tab/>83</text:p>
          <text:p text:style-name="P63">Integer<text:tab/>86</text:p>
          <text:p text:style-name="P64">J</text:p>
          <text:p text:style-name="P63">j<text:tab/>23</text:p>
          <text:p text:style-name="P64">K</text:p>
          <text:p text:style-name="P63">Known Issues<text:tab/>11</text:p>
          <text:p text:style-name="P64">L</text:p>
          <text:p text:style-name="P63">Late Binding<text:tab/>48</text:p>
          <text:p text:style-name="P63">local:<text:tab/>144</text:p>
          <text:p text:style-name="P63">loop<text:tab/>23</text:p>
          <text:p text:style-name="P64">M</text:p>
          <text:p text:style-name="P63">max<text:tab/>124</text:p>
          <text:p text:style-name="P63">Method Mapping<text:tab/>49</text:p>
          <text:p text:style-name="P63">Methods<text:tab/>48</text:p>
          <text:p text:style-name="P63">min<text:tab/>124</text:p>
          <text:p text:style-name="P63">mod<text:tab/>114</text:p>
          <text:p text:style-name="P63">Mutation<text:tab/>28</text:p>
          <text:p text:style-name="P64">N</text:p>
          <text:p text:style-name="P63">neg<text:tab/>114</text:p>
          <text:p text:style-name="P63">nil&lt;&gt;<text:tab/>125</text:p>
          <text:p text:style-name="P63">nil=<text:tab/>125</text:p>
          <text:p text:style-name="P63">NilClass<text:tab/>58, 91</text:p>
          <text:p text:style-name="P63">nip<text:tab/>19</text:p>
          <text:p text:style-name="P63">not<text:tab/>125</text:p>
          <text:p text:style-name="P63">Numeric<text:tab/>59, 93</text:p>
          <text:p text:style-name="P64">O</text:p>
          <text:p text:style-name="P63">Object<text:tab/>58, 115</text:p>
          <text:p text:style-name="P63">or<text:tab/>90</text:p>
          <text:p text:style-name="P63">OutStream<text:tab/>127</text:p>
          <text:p text:style-name="P63">over<text:tab/>19</text:p>
          <text:p text:style-name="P64">P</text:p>
          <text:p text:style-name="P63">pi<text:tab/>94</text:p>
          <text:p text:style-name="P63">pick<text:tab/>19</text:p>
          <text:p text:style-name="P63">Polymorphism<text:tab/>48</text:p>
          <text:p text:style-name="P63">Procedure<text:tab/>132</text:p>
          <text:p text:style-name="P63">Prototypes<text:tab/>48</text:p>
          <text:p text:style-name="P64">Q</text:p>
          <text:p text:style-name="P63">Queue<text:tab/>133</text:p>
          <text:p text:style-name="P64">R</text:p>
          <text:p text:style-name="P63">Rake<text:tab/>11</text:p>
          <text:p text:style-name="P63">Rational<text:tab/>134</text:p>
          <text:p text:style-name="P63">Referencing<text:tab/>27</text:p>
          <text:p text:style-name="P63">repeat<text:tab/>25</text:p>
          <text:p text:style-name="P63">Routing<text:tab/>51</text:p>
          <text:p text:style-name="P64">S</text:p>
          <text:p text:style-name="P63">Scoping<text:tab/>26</text:p>
          <text:p text:style-name="P63">self<text:tab/>56</text:p>
          <text:p text:style-name="P63">Stack<text:tab/>136</text:p>
          <text:p text:style-name="P63">String<text:tab/>137</text:p>
          <text:p text:style-name="P63">super<text:tab/>142, 144</text:p>
          <text:p text:style-name="P63">swap<text:tab/>20</text:p>
          <text:p text:style-name="P63">switch<text:tab/>21</text:p>
          <text:p text:style-name="P63">SymbolMap<text:tab/>49</text:p>
          <text:p text:style-name="P64">T</text:p>
          <text:p text:style-name="P63">Testing<text:tab/>11</text:p>
          <text:p text:style-name="P63">Thanks<text:tab/>8</text:p>
          <text:p text:style-name="P63">then<text:tab/>21</text:p>
          <text:p text:style-name="P63">Thread<text:tab/>139</text:p>
          <text:p text:style-name="P63">throw"<text:tab/>39</text:p>
          <text:p text:style-name="P63">TrueClass<text:tab/>58, 140</text:p>
          <text:p text:style-name="P63">try<text:tab/>35, 38</text:p>
          <text:p text:style-name="P63">tuck<text:tab/>20</text:p>
          <text:p text:style-name="P63">Typing<text:tab/>26</text:p>
          <text:p text:style-name="P64">U</text:p>
          <text:p text:style-name="P63">until<text:tab/>25</text:p>
          <text:p text:style-name="P64">V</text:p>
          <text:p text:style-name="P63">val:<text:tab/>26, 142</text:p>
          <text:p text:style-name="P63">val@:<text:tab/>27, 143</text:p>
          <text:p text:style-name="P63">val#:<text:tab/>27</text:p>
          <text:p text:style-name="P63">val$:<text:tab/>27</text:p>
          <text:p text:style-name="P63">var:<text:tab/>26, 143</text:p>
          <text:p text:style-name="P63">var@:<text:tab/>27, 143</text:p>
          <text:p text:style-name="P63">var#:<text:tab/>27</text:p>
          <text:p text:style-name="P63">var$:<text:tab/>27</text:p>
          <text:p text:style-name="P63">VirtualMachine<text:tab/>141</text:p>
          <text:p text:style-name="P64">X</text:p>
          <text:p text:style-name="P63">x<text:tab/>61</text:p>
          <text:p text:style-name="P63">xor<text:tab/>90</text:p>
          <text:p text:style-name="P64">^</text:p>
          <text:p text:style-name="P63">^^<text:tab/>78, 91, 123</text:p>
          <text:p text:style-name="P64">-</text:p>
          <text:p text:style-name="P63">-<text:tab/>95</text:p>
          <text:p text:style-name="P63">-&gt;<text:tab/>80</text:p>
          <text:p text:style-name="P63">-i<text:tab/>23</text:p>
          <text:p text:style-name="P63">-j<text:tab/>23</text:p>
          <text:p text:style-name="P64">;</text:p>
          <text:p text:style-name="P63">;<text:tab/>143p.</text:p>
          <text:p text:style-name="P64">:</text:p>
          <text:p text:style-name="P63">:<text:tab/>53</text:p>
          <text:p text:style-name="P64">!</text:p>
          <text:p text:style-name="P63">!<text:tab/>63</text:p>
          <text:p text:style-name="P64">?</text:p>
          <text:p text:style-name="P63">?"<text:tab/>36, 38</text:p>
          <text:p text:style-name="P64">.</text:p>
          <text:p text:style-name="P63">.<text:tab/>115, 128</text:p>
          <text:p text:style-name="P63">.-left<text:tab/>64</text:p>
          <text:p text:style-name="P63">.-mid<text:tab/>65</text:p>
          <text:p text:style-name="P63">.-midlr<text:tab/>65</text:p>
          <text:p text:style-name="P63">.-right<text:tab/>65</text:p>
          <text:p text:style-name="P63">.:<text:tab/>53, 142</text:p>
          <text:p text:style-name="P63"><text:soft-page-break/>.::<text:tab/>53, 143</text:p>
          <text:p text:style-name="P63">.[]!<text:tab/>65, 81</text:p>
          <text:p text:style-name="P63">.[]@<text:tab/>66, 81</text:p>
          <text:p text:style-name="P63">.+left<text:tab/>63</text:p>
          <text:p text:style-name="P63">.+mid<text:tab/>64</text:p>
          <text:p text:style-name="P63">.+midlr<text:tab/>64</text:p>
          <text:p text:style-name="P63">.+right<text:tab/>64</text:p>
          <text:p text:style-name="P63">.1/x<text:tab/>95</text:p>
          <text:p text:style-name="P63">.10**<text:tab/>96</text:p>
          <text:p text:style-name="P63">.2**<text:tab/>96</text:p>
          <text:p text:style-name="P63">.abs<text:tab/>96</text:p>
          <text:p text:style-name="P63">.acos<text:tab/>97</text:p>
          <text:p text:style-name="P63">.acosh<text:tab/>97</text:p>
          <text:p text:style-name="P63">.angle<text:tab/>97</text:p>
          <text:p text:style-name="P63">.append<text:tab/>127</text:p>
          <text:p text:style-name="P63">.append{<text:tab/>127</text:p>
          <text:p text:style-name="P63">.asin<text:tab/>98</text:p>
          <text:p text:style-name="P63">.asinh<text:tab/>98</text:p>
          <text:p text:style-name="P63">.atan<text:tab/>98</text:p>
          <text:p text:style-name="P63">.atan2<text:tab/>99</text:p>
          <text:p text:style-name="P63">.atanh<text:tab/>99</text:p>
          <text:p text:style-name="P63">.c2p<text:tab/>99</text:p>
          <text:p text:style-name="P63">.cbrt<text:tab/>75, 100</text:p>
          <text:p text:style-name="P63">.ceil<text:tab/>100</text:p>
          <text:p text:style-name="P63">.class<text:tab/>116</text:p>
          <text:p text:style-name="P63">.clone<text:tab/>30, 116</text:p>
          <text:p text:style-name="P63">.clone_exclude<text:tab/>32, 116</text:p>
          <text:p text:style-name="P63">.close<text:tab/>84, 129</text:p>
          <text:p text:style-name="P63">.conjugate<text:tab/>100</text:p>
          <text:p text:style-name="P63">.copy<text:tab/>30, 117</text:p>
          <text:p text:style-name="P63">.cos<text:tab/>100</text:p>
          <text:p text:style-name="P63">.cosh<text:tab/>101</text:p>
          <text:p text:style-name="P63">.cr<text:tab/>129</text:p>
          <text:p text:style-name="P63">.create<text:tab/>128</text:p>
          <text:p text:style-name="P63">.cube<text:tab/>101</text:p>
          <text:p text:style-name="P63">.d2r<text:tab/>101</text:p>
          <text:p text:style-name="P63">.denominator<text:tab/>101</text:p>
          <text:p text:style-name="P63">.e**<text:tab/>75, 102</text:p>
          <text:p text:style-name="P63">.emit<text:tab/>102, 129</text:p>
          <text:p text:style-name="P63">.even?<text:tab/>87</text:p>
          <text:p text:style-name="P63">.floor<text:tab/>102</text:p>
          <text:p text:style-name="P63">.gcd<text:tab/>87</text:p>
          <text:p text:style-name="P63">.get_all<text:tab/>83</text:p>
          <text:p text:style-name="P63">.getc<text:tab/>84</text:p>
          <text:p text:style-name="P63">.gets<text:tab/>84</text:p>
          <text:p text:style-name="P63">.hypot<text:tab/>102</text:p>
          <text:p text:style-name="P63">.imaginary<text:tab/>103</text:p>
          <text:p text:style-name="P63">.init<text:tab/>27, 117</text:p>
          <text:p text:style-name="P63">.is_class?<text:tab/>71, 117</text:p>
          <text:p text:style-name="P63">.keys<text:tab/>81</text:p>
          <text:p text:style-name="P63">.lcm<text:tab/>87</text:p>
          <text:p text:style-name="P63">.left<text:tab/>66</text:p>
          <text:p text:style-name="P63">.length<text:tab/>66</text:p>
          <text:p text:style-name="P63">.ln<text:tab/>103</text:p>
          <text:p text:style-name="P63">.log10<text:tab/>103</text:p>
          <text:p text:style-name="P63">.log2<text:tab/>104</text:p>
          <text:p text:style-name="P63">.magnitude<text:tab/>104</text:p>
          <text:p text:style-name="P63">.max<text:tab/>67</text:p>
          <text:p text:style-name="P63">.mid<text:tab/>67</text:p>
          <text:p text:style-name="P63">.midlr<text:tab/>67</text:p>
          <text:p text:style-name="P63">.min<text:tab/>68</text:p>
          <text:p text:style-name="P63">.name<text:tab/>118</text:p>
          <text:p text:style-name="P63">.new<text:tab/>61, 71</text:p>
          <text:p text:style-name="P63">.new_size<text:tab/>62</text:p>
          <text:p text:style-name="P63">.new_value<text:tab/>62</text:p>
          <text:p text:style-name="P63">.new_values<text:tab/>62</text:p>
          <text:p text:style-name="P63">.new{<text:tab/>61</text:p>
          <text:p text:style-name="P63">.numerator<text:tab/>104</text:p>
          <text:p text:style-name="P63">.odd?<text:tab/>87</text:p>
          <text:p text:style-name="P63">.open<text:tab/>83</text:p>
          <text:p text:style-name="P63">.open{<text:tab/>84</text:p>
          <text:p text:style-name="P63">.p2c<text:tab/>105</text:p>
          <text:p text:style-name="P63">.parent_class<text:tab/>72</text:p>
          <text:p text:style-name="P63">.polar<text:tab/>105</text:p>
          <text:p text:style-name="P63">.pp<text:tab/>68, 81</text:p>
          <text:p text:style-name="P63">.r2d<text:tab/>105</text:p>
          <text:p text:style-name="P63">.real<text:tab/>105</text:p>
          <text:p text:style-name="P63">.reverse<text:tab/>68</text:p>
          <text:p text:style-name="P63">.right<text:tab/>68</text:p>
          <text:p text:style-name="P63">.round<text:tab/>106</text:p>
          <text:p text:style-name="P63">.shuffle<text:tab/>69</text:p>
          <text:p text:style-name="P63">.sin<text:tab/>106</text:p>
          <text:p text:style-name="P63">.sinh<text:tab/>106</text:p>
          <text:p text:style-name="P63">.sleep<text:tab/>107</text:p>
          <text:p text:style-name="P63">.sort<text:tab/>69</text:p>
          <text:p text:style-name="P63">.space<text:tab/>129</text:p>
          <text:p text:style-name="P63">.spaces<text:tab/>130</text:p>
          <text:p text:style-name="P63">.split<text:tab/>75, 134</text:p>
          <text:p text:style-name="P63">.sqr<text:tab/>107</text:p>
          <text:p text:style-name="P63">.sqrt<text:tab/>75, 107</text:p>
          <text:p text:style-name="P63">.strlen<text:tab/>118</text:p>
          <text:p text:style-name="P63">.strmax<text:tab/>69</text:p>
          <text:p text:style-name="P63">.strmax2<text:tab/>82</text:p>
          <text:p text:style-name="P63">.subclass:<text:tab/>72</text:p>
          <text:p text:style-name="P63">.tan<text:tab/>107</text:p>
          <text:p text:style-name="P63">.tanh<text:tab/>108</text:p>
          <text:p text:style-name="P63">.throw<text:tab/>39</text:p>
          <text:p text:style-name="P63">.to_f<text:tab/>118</text:p>
          <text:p text:style-name="P63">.to_f!<text:tab/>119</text:p>
          <text:p text:style-name="P63">.to_i<text:tab/>119</text:p>
          <text:p text:style-name="P63">.to_i!<text:tab/>119</text:p>
          <text:p text:style-name="P63">.to_n<text:tab/>120</text:p>
          <text:p text:style-name="P63">.to_n!<text:tab/>120</text:p>
          <text:p text:style-name="P63">.to_r<text:tab/>121</text:p>
          <text:p text:style-name="P63">.to_r!<text:tab/>121</text:p>
          <text:p text:style-name="P63">.to_s<text:tab/>72, 121</text:p>
          <text:p text:style-name="P63">.to_x<text:tab/>122</text:p>
          <text:p text:style-name="P63">.to_x!<text:tab/>122</text:p>
          <text:p text:style-name="P63">.values<text:tab/>82</text:p>
          <text:p text:style-name="P63">.with{<text:tab/>57</text:p>
          <text:p text:style-name="P64">)</text:p>
          <text:p text:style-name="P63">)entries<text:tab/>148</text:p>
          <text:p text:style-name="P63">)methods<text:tab/>73, 126</text:p>
          <text:p text:style-name="P63">)stubs<text:tab/>73</text:p>
          <text:p text:style-name="P64">{</text:p>
          <text:p text:style-name="P63">{<text:tab/>80</text:p>
          <text:p text:style-name="P64">}</text:p>
          <text:p text:style-name="P63">}<text:tab/>61, 80</text:p>
          <text:p text:style-name="P64">@</text:p>
          <text:p text:style-name="P63">@<text:tab/>70</text:p>
          <text:p text:style-name="P64">*</text:p>
          <text:p text:style-name="P63">*<text:tab/>94</text:p>
          <text:p text:style-name="P63">**<text:tab/>94</text:p>
          <text:p text:style-name="P64">/</text:p>
          <text:p text:style-name="P63">/<text:tab/>108</text:p>
          <text:p text:style-name="P64">&amp;</text:p>
          <text:p text:style-name="P63">&amp;&amp;<text:tab/>77, 91, 115</text:p>
          <text:p text:style-name="P64">+</text:p>
          <text:p text:style-name="P63">+<text:tab/>63, 95</text:p>
          <text:p text:style-name="P63">+loop<text:tab/>23</text:p>
          <text:p text:style-name="P64">&lt;</text:p>
          <text:p text:style-name="P63">&lt;<text:tab/>112</text:p>
          <text:p text:style-name="P63">&lt;&lt;<text:tab/>70, 88</text:p>
          <text:p text:style-name="P63">&lt;=<text:tab/>113</text:p>
          <text:p text:style-name="P63">&lt;=&gt;<text:tab/>113</text:p>
          <text:p text:style-name="P63">&lt;&gt;<text:tab/>122</text:p>
          <text:p text:style-name="P64">=</text:p>
          <text:p text:style-name="P63">=<text:tab/>123</text:p>
          <text:p text:style-name="P64">&gt;</text:p>
          <text:p text:style-name="P63">&gt;<text:tab/>113</text:p>
          <text:p text:style-name="P63">&gt;=<text:tab/>114</text:p>
          <text:p text:style-name="P63">&gt;&gt;<text:tab/>89</text:p>
          <text:p text:style-name="P64">|</text:p>
          <text:p text:style-name="P63">||<text:tab/>78, 92, 126</text:p>
          <text:p text:style-name="P64">~</text:p>
          <text:p text:style-name="P63">~<text:tab/>130</text:p>
          <text:p text:style-name="P63">~"<text:tab/>130</text:p>
          <text:p text:style-name="P63">~cr<text:tab/>130</text:p>
          <text:p text:style-name="P63">~emit<text:tab/>131</text:p>
          <text:p text:style-name="P63">~getc<text:tab/>85</text:p>
          <text:p text:style-name="P63">~gets<text:tab/>85</text:p>
          <text:p text:style-name="P63">~space<text:tab/>131</text:p>
          <text:p text:style-name="P63">~spaces<text:tab/>131</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8823448"/></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54</text:page-number> of <text:page-count>15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23H40M37S</meta:editing-duration>
    <meta:editing-cycles>2174</meta:editing-cycles>
    <meta:generator>OpenOffice/4.1.1$Win32 OpenOffice.org_project/411m6$Build-9775</meta:generator>
    <dc:date>2015-04-28T19:10:35.04</dc:date>
    <dc:creator>Peter Camilleri</dc:creator>
    <meta:printed-by>Peter Camilleri</meta:printed-by>
    <meta:print-date>2015-02-10T10:49:15.76</meta:print-date>
    <meta:document-statistic meta:table-count="221" meta:image-count="0" meta:object-count="0" meta:page-count="154" meta:paragraph-count="5114" meta:word-count="28303" meta:character-count="162481"/>
    <meta:template xlink:type="simple" xlink:actuate="onRequest" xlink:title="MyDefault" xlink:href="../../../../OpenOffice.org/3/user/template/MyDefault.ott" meta:date="2014-06-26T22:09:00.24"/>
  </office:meta>
</office:document-meta>
</file>